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Default" style:data-style-name="N107"/>
    <style:style style:name="ce3" style:family="table-cell" style:parent-style-name="Default" style:data-style-name="N100"/>
    <style:style style:name="ce4" style:family="table-cell" style:parent-style-name="Default" style:data-style-name="N111"/>
    <style:style style:name="ce5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9mm" svg:height="89.99mm" svg:x="186.08mm" svg:y="4.75mm">
            <loext:p draw:notify-on-update-of-ranges="Foglio1.F1:Foglio1.F1 Foglio1.F2:Foglio1.F83 Foglio1.G1:Foglio1.G1 Foglio1.G2:Foglio1.G83 Foglio1.H1:Foglio1.H1 Foglio1.H2:Foglio1.H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prezzo</text:p>
          </table:table-cell>
          <table:table-cell office:value-type="string" calcext:value-type="string">
            <text:p>ultimate slow</text:p>
          </table:table-cell>
          <table:table-cell office:value-type="string" calcext:value-type="string">
            <text:p>ultimate fast</text:p>
          </table:table-cell>
          <table:table-cell/>
          <table:table-cell office:value-type="string" calcext:value-type="string">
            <text:p>prezzo true</text:p>
          </table:table-cell>
          <table:table-cell office:value-type="string" calcext:value-type="string">
            <text:p>ultimate slow</text:p>
          </table:table-cell>
          <table:table-cell office:value-type="string" calcext:value-type="string">
            <text:p>ultimate f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840" calcext:value-type="float">
            <text:p>8.840,00</text:p>
          </table:table-cell>
          <table:table-cell table:style-name="ce1" office:value-type="float" office:value="37.8947493347819" calcext:value-type="float">
            <text:p>37,89</text:p>
          </table:table-cell>
          <table:table-cell table:style-name="ce1" office:value-type="float" office:value="48.6685708605848" calcext:value-type="float">
            <text:p>48,67</text:p>
          </table:table-cell>
          <table:table-cell/>
          <table:table-cell table:formula="of:=([.B2]-[.$B$85])/([.$B$86]-[.$B$85])*5" office:value-type="float" office:value="3.44610444597469" calcext:value-type="float">
            <text:p>3,446104446</text:p>
          </table:table-cell>
          <table:table-cell table:style-name="ce4" table:formula="of:=[.C2]/100*5" office:value-type="float" office:value="1.89473746673909" calcext:value-type="float">
            <text:p>1,895</text:p>
          </table:table-cell>
          <table:table-cell table:style-name="ce4" table:formula="of:=[.D2]/100*5" office:value-type="float" office:value="2.43342854302924" calcext:value-type="float">
            <text:p>2,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8788.15045207" calcext:value-type="float">
            <text:p>8.788,15</text:p>
          </table:table-cell>
          <table:table-cell table:style-name="ce1" office:value-type="float" office:value="39.6777436020725" calcext:value-type="float">
            <text:p>39,68</text:p>
          </table:table-cell>
          <table:table-cell table:style-name="ce1" office:value-type="float" office:value="36.0832686972268" calcext:value-type="float">
            <text:p>36,08</text:p>
          </table:table-cell>
          <table:table-cell/>
          <table:table-cell table:formula="of:=([.B3]-[.$B$85])/([.$B$86]-[.$B$85])*5" office:value-type="float" office:value="3.30200851239134" calcext:value-type="float">
            <text:p>3,3020085124</text:p>
          </table:table-cell>
          <table:table-cell table:style-name="ce4" table:formula="of:=[.C3]/100*5" office:value-type="float" office:value="1.98388718010363" calcext:value-type="float">
            <text:p>1,984</text:p>
          </table:table-cell>
          <table:table-cell table:style-name="ce4" table:formula="of:=[.D3]/100*5" office:value-type="float" office:value="1.80416343486134" calcext:value-type="float">
            <text:p>1,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8779.18854666" calcext:value-type="float">
            <text:p>8.779,19</text:p>
          </table:table-cell>
          <table:table-cell table:style-name="ce1" office:value-type="float" office:value="46.1513227853336" calcext:value-type="float">
            <text:p>46,15</text:p>
          </table:table-cell>
          <table:table-cell table:style-name="ce1" office:value-type="float" office:value="55.1243999962246" calcext:value-type="float">
            <text:p>55,12</text:p>
          </table:table-cell>
          <table:table-cell/>
          <table:table-cell table:formula="of:=([.B4]-[.$B$85])/([.$B$86]-[.$B$85])*5" office:value-type="float" office:value="3.27710233329633" calcext:value-type="float">
            <text:p>3,2771023333</text:p>
          </table:table-cell>
          <table:table-cell table:style-name="ce4" table:formula="of:=[.C4]/100*5" office:value-type="float" office:value="2.30756613926668" calcext:value-type="float">
            <text:p>2,308</text:p>
          </table:table-cell>
          <table:table-cell table:style-name="ce4" table:formula="of:=[.D4]/100*5" office:value-type="float" office:value="2.75621999981123" calcext:value-type="float">
            <text:p>2,7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8660.14763425" calcext:value-type="float">
            <text:p>8.660,15</text:p>
          </table:table-cell>
          <table:table-cell table:style-name="ce1" office:value-type="float" office:value="45.7301026836255" calcext:value-type="float">
            <text:p>45,73</text:p>
          </table:table-cell>
          <table:table-cell table:style-name="ce1" office:value-type="float" office:value="45.4916830581551" calcext:value-type="float">
            <text:p>45,49</text:p>
          </table:table-cell>
          <table:table-cell/>
          <table:table-cell table:formula="of:=([.B5]-[.$B$85])/([.$B$86]-[.$B$85])*5" office:value-type="float" office:value="2.94627377078909" calcext:value-type="float">
            <text:p>2,9462737708</text:p>
          </table:table-cell>
          <table:table-cell table:style-name="ce4" table:formula="of:=[.C5]/100*5" office:value-type="float" office:value="2.28650513418127" calcext:value-type="float">
            <text:p>2,287</text:p>
          </table:table-cell>
          <table:table-cell table:style-name="ce4" table:formula="of:=[.D5]/100*5" office:value-type="float" office:value="2.27458415290775" calcext:value-type="float">
            <text:p>2,2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8443.83213" calcext:value-type="float">
            <text:p>8.443,83</text:p>
          </table:table-cell>
          <table:table-cell table:style-name="ce1" office:value-type="float" office:value="43.4195441223515" calcext:value-type="float">
            <text:p>43,42</text:p>
          </table:table-cell>
          <table:table-cell table:style-name="ce1" office:value-type="float" office:value="39.9971447861916" calcext:value-type="float">
            <text:p>40,00</text:p>
          </table:table-cell>
          <table:table-cell/>
          <table:table-cell table:formula="of:=([.B6]-[.$B$85])/([.$B$86]-[.$B$85])*5" office:value-type="float" office:value="2.34510778616878" calcext:value-type="float">
            <text:p>2,3451077862</text:p>
          </table:table-cell>
          <table:table-cell table:style-name="ce4" table:formula="of:=[.C6]/100*5" office:value-type="float" office:value="2.17097720611758" calcext:value-type="float">
            <text:p>2,171</text:p>
          </table:table-cell>
          <table:table-cell table:style-name="ce4" table:formula="of:=[.D6]/100*5" office:value-type="float" office:value="1.99985723930958" calcext:value-type="float">
            <text:p>2,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8501" calcext:value-type="float">
            <text:p>8.501,00</text:p>
          </table:table-cell>
          <table:table-cell table:style-name="ce1" office:value-type="float" office:value="41.4678336658113" calcext:value-type="float">
            <text:p>41,47</text:p>
          </table:table-cell>
          <table:table-cell table:style-name="ce1" office:value-type="float" office:value="34.2126438006406" calcext:value-type="float">
            <text:p>34,21</text:p>
          </table:table-cell>
          <table:table-cell/>
          <table:table-cell table:formula="of:=([.B7]-[.$B$85])/([.$B$86]-[.$B$85])*5" office:value-type="float" office:value="2.50398395630903" calcext:value-type="float">
            <text:p>2,5039839563</text:p>
          </table:table-cell>
          <table:table-cell table:style-name="ce4" table:formula="of:=[.C7]/100*5" office:value-type="float" office:value="2.07339168329056" calcext:value-type="float">
            <text:p>2,073</text:p>
          </table:table-cell>
          <table:table-cell table:style-name="ce4" table:formula="of:=[.D7]/100*5" office:value-type="float" office:value="1.71063219003203" calcext:value-type="float">
            <text:p>1,7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8361.34025993" calcext:value-type="float">
            <text:p>8.361,34</text:p>
          </table:table-cell>
          <table:table-cell table:style-name="ce1" office:value-type="float" office:value="39.5384635697016" calcext:value-type="float">
            <text:p>39,54</text:p>
          </table:table-cell>
          <table:table-cell table:style-name="ce1" office:value-type="float" office:value="38.1054037201623" calcext:value-type="float">
            <text:p>38,11</text:p>
          </table:table-cell>
          <table:table-cell/>
          <table:table-cell table:formula="of:=([.B8]-[.$B$85])/([.$B$86]-[.$B$85])*5" office:value-type="float" office:value="2.11585326987443" calcext:value-type="float">
            <text:p>2,1158532699</text:p>
          </table:table-cell>
          <table:table-cell table:style-name="ce4" table:formula="of:=[.C8]/100*5" office:value-type="float" office:value="1.97692317848508" calcext:value-type="float">
            <text:p>1,977</text:p>
          </table:table-cell>
          <table:table-cell table:style-name="ce4" table:formula="of:=[.D8]/100*5" office:value-type="float" office:value="1.90527018600812" calcext:value-type="float">
            <text:p>1,9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8265.00000316" calcext:value-type="float">
            <text:p>8.265,00</text:p>
          </table:table-cell>
          <table:table-cell table:style-name="ce1" office:value-type="float" office:value="38.6094033479364" calcext:value-type="float">
            <text:p>38,61</text:p>
          </table:table-cell>
          <table:table-cell table:style-name="ce1" office:value-type="float" office:value="41.4116927019554" calcext:value-type="float">
            <text:p>41,41</text:p>
          </table:table-cell>
          <table:table-cell/>
          <table:table-cell table:formula="of:=([.B9]-[.$B$85])/([.$B$86]-[.$B$85])*5" office:value-type="float" office:value="1.84811247376037" calcext:value-type="float">
            <text:p>1,8481124738</text:p>
          </table:table-cell>
          <table:table-cell table:style-name="ce4" table:formula="of:=[.C9]/100*5" office:value-type="float" office:value="1.93047016739682" calcext:value-type="float">
            <text:p>1,930</text:p>
          </table:table-cell>
          <table:table-cell table:style-name="ce4" table:formula="of:=[.D9]/100*5" office:value-type="float" office:value="2.07058463509777" calcext:value-type="float">
            <text:p>2,0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8500.00248554" calcext:value-type="float">
            <text:p>8.500,00</text:p>
          </table:table-cell>
          <table:table-cell table:style-name="ce1" office:value-type="float" office:value="50.3762326653375" calcext:value-type="float">
            <text:p>50,38</text:p>
          </table:table-cell>
          <table:table-cell table:style-name="ce1" office:value-type="float" office:value="59.7752384692128" calcext:value-type="float">
            <text:p>59,78</text:p>
          </table:table-cell>
          <table:table-cell/>
          <table:table-cell table:formula="of:=([.B10]-[.$B$85])/([.$B$86]-[.$B$85])*5" office:value-type="float" office:value="2.50121174742554" calcext:value-type="float">
            <text:p>2,5012117474</text:p>
          </table:table-cell>
          <table:table-cell table:style-name="ce4" table:formula="of:=[.C10]/100*5" office:value-type="float" office:value="2.51881163326687" calcext:value-type="float">
            <text:p>2,519</text:p>
          </table:table-cell>
          <table:table-cell table:style-name="ce4" table:formula="of:=[.D10]/100*5" office:value-type="float" office:value="2.98876192346064" calcext:value-type="float">
            <text:p>2,9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8944.83023112" calcext:value-type="float">
            <text:p>8.944,83</text:p>
          </table:table-cell>
          <table:table-cell table:style-name="ce1" office:value-type="float" office:value="55.1632628661955" calcext:value-type="float">
            <text:p>55,16</text:p>
          </table:table-cell>
          <table:table-cell table:style-name="ce1" office:value-type="float" office:value="70.6870460117082" calcext:value-type="float">
            <text:p>70,69</text:p>
          </table:table-cell>
          <table:table-cell/>
          <table:table-cell table:formula="of:=([.B11]-[.$B$85])/([.$B$86]-[.$B$85])*5" office:value-type="float" office:value="3.73743986979339" calcext:value-type="float">
            <text:p>3,7374398698</text:p>
          </table:table-cell>
          <table:table-cell table:style-name="ce4" table:formula="of:=[.C11]/100*5" office:value-type="float" office:value="2.75816314330978" calcext:value-type="float">
            <text:p>2,758</text:p>
          </table:table-cell>
          <table:table-cell table:style-name="ce4" table:formula="of:=[.D11]/100*5" office:value-type="float" office:value="3.53435230058541" calcext:value-type="float">
            <text:p>3,5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8734.99999987" calcext:value-type="float">
            <text:p>8.735,00</text:p>
          </table:table-cell>
          <table:table-cell table:style-name="ce1" office:value-type="float" office:value="55.9237819050886" calcext:value-type="float">
            <text:p>55,92</text:p>
          </table:table-cell>
          <table:table-cell table:style-name="ce1" office:value-type="float" office:value="65.9836828028159" calcext:value-type="float">
            <text:p>65,98</text:p>
          </table:table-cell>
          <table:table-cell/>
          <table:table-cell table:formula="of:=([.B12]-[.$B$85])/([.$B$86]-[.$B$85])*5" office:value-type="float" office:value="3.15429721430103" calcext:value-type="float">
            <text:p>3,1542972143</text:p>
          </table:table-cell>
          <table:table-cell table:style-name="ce4" table:formula="of:=[.C12]/100*5" office:value-type="float" office:value="2.79618909525443" calcext:value-type="float">
            <text:p>2,796</text:p>
          </table:table-cell>
          <table:table-cell table:style-name="ce4" table:formula="of:=[.D12]/100*5" office:value-type="float" office:value="3.29918414014079" calcext:value-type="float">
            <text:p>3,2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9070.00000012" calcext:value-type="float">
            <text:p>9.070,00</text:p>
          </table:table-cell>
          <table:table-cell table:style-name="ce1" office:value-type="float" office:value="64.0497408748861" calcext:value-type="float">
            <text:p>64,05</text:p>
          </table:table-cell>
          <table:table-cell table:style-name="ce1" office:value-type="float" office:value="70.1137545786827" calcext:value-type="float">
            <text:p>70,11</text:p>
          </table:table-cell>
          <table:table-cell/>
          <table:table-cell table:formula="of:=([.B13]-[.$B$85])/([.$B$86]-[.$B$85])*5" office:value-type="float" office:value="4.08530123870671" calcext:value-type="float">
            <text:p>4,0853012387</text:p>
          </table:table-cell>
          <table:table-cell table:style-name="ce4" table:formula="of:=[.C13]/100*5" office:value-type="float" office:value="3.2024870437443" calcext:value-type="float">
            <text:p>3,202</text:p>
          </table:table-cell>
          <table:table-cell table:style-name="ce4" table:formula="of:=[.D13]/100*5" office:value-type="float" office:value="3.50568772893413" calcext:value-type="float">
            <text:p>3,5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9085.56138955" calcext:value-type="float">
            <text:p>9.085,56</text:p>
          </table:table-cell>
          <table:table-cell table:style-name="ce1" office:value-type="float" office:value="63.6290378056423" calcext:value-type="float">
            <text:p>63,63</text:p>
          </table:table-cell>
          <table:table-cell table:style-name="ce1" office:value-type="float" office:value="64.8255440450909" calcext:value-type="float">
            <text:p>64,83</text:p>
          </table:table-cell>
          <table:table-cell/>
          <table:table-cell table:formula="of:=([.B14]-[.$B$85])/([.$B$86]-[.$B$85])*5" office:value-type="float" office:value="4.12854815265854" calcext:value-type="float">
            <text:p>4,1285481527</text:p>
          </table:table-cell>
          <table:table-cell table:style-name="ce4" table:formula="of:=[.C14]/100*5" office:value-type="float" office:value="3.18145189028212" calcext:value-type="float">
            <text:p>3,181</text:p>
          </table:table-cell>
          <table:table-cell table:style-name="ce4" table:formula="of:=[.D14]/100*5" office:value-type="float" office:value="3.24127720225454" calcext:value-type="float">
            <text:p>3,2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8755.20111578" calcext:value-type="float">
            <text:p>8.755,20</text:p>
          </table:table-cell>
          <table:table-cell table:style-name="ce1" office:value-type="float" office:value="60.1393210507714" calcext:value-type="float">
            <text:p>60,14</text:p>
          </table:table-cell>
          <table:table-cell table:style-name="ce1" office:value-type="float" office:value="59.8388023150042" calcext:value-type="float">
            <text:p>59,84</text:p>
          </table:table-cell>
          <table:table-cell/>
          <table:table-cell table:formula="of:=([.B15]-[.$B$85])/([.$B$86]-[.$B$85])*5" office:value-type="float" office:value="3.21043846861643" calcext:value-type="float">
            <text:p>3,2104384686</text:p>
          </table:table-cell>
          <table:table-cell table:style-name="ce4" table:formula="of:=[.C15]/100*5" office:value-type="float" office:value="3.00696605253857" calcext:value-type="float">
            <text:p>3,007</text:p>
          </table:table-cell>
          <table:table-cell table:style-name="ce4" table:formula="of:=[.D15]/100*5" office:value-type="float" office:value="2.99194011575021" calcext:value-type="float">
            <text:p>2,9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8586.01" calcext:value-type="float">
            <text:p>8.586,01</text:p>
          </table:table-cell>
          <table:table-cell table:style-name="ce1" office:value-type="float" office:value="57.0176125675325" calcext:value-type="float">
            <text:p>57,02</text:p>
          </table:table-cell>
          <table:table-cell table:style-name="ce1" office:value-type="float" office:value="40.5840156638904" calcext:value-type="float">
            <text:p>40,58</text:p>
          </table:table-cell>
          <table:table-cell/>
          <table:table-cell table:formula="of:=([.B16]-[.$B$85])/([.$B$86]-[.$B$85])*5" office:value-type="float" office:value="2.7402366490125" calcext:value-type="float">
            <text:p>2,740236649</text:p>
          </table:table-cell>
          <table:table-cell table:style-name="ce4" table:formula="of:=[.C16]/100*5" office:value-type="float" office:value="2.85088062837663" calcext:value-type="float">
            <text:p>2,851</text:p>
          </table:table-cell>
          <table:table-cell table:style-name="ce4" table:formula="of:=[.D16]/100*5" office:value-type="float" office:value="2.02920078319452" calcext:value-type="float">
            <text:p>2,0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8660.00001343" calcext:value-type="float">
            <text:p>8.660,00</text:p>
          </table:table-cell>
          <table:table-cell table:style-name="ce1" office:value-type="float" office:value="53.2182229224862" calcext:value-type="float">
            <text:p>53,22</text:p>
          </table:table-cell>
          <table:table-cell table:style-name="ce1" office:value-type="float" office:value="36.6996096389869" calcext:value-type="float">
            <text:p>36,70</text:p>
          </table:table-cell>
          <table:table-cell/>
          <table:table-cell table:formula="of:=([.B17]-[.$B$85])/([.$B$86]-[.$B$85])*5" office:value-type="float" office:value="2.94586351533416" calcext:value-type="float">
            <text:p>2,9458635153</text:p>
          </table:table-cell>
          <table:table-cell table:style-name="ce4" table:formula="of:=[.C17]/100*5" office:value-type="float" office:value="2.66091114612431" calcext:value-type="float">
            <text:p>2,661</text:p>
          </table:table-cell>
          <table:table-cell table:style-name="ce4" table:formula="of:=[.D17]/100*5" office:value-type="float" office:value="1.83498048194935" calcext:value-type="float">
            <text:p>1,8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8589.99999997" calcext:value-type="float">
            <text:p>8.590,00</text:p>
          </table:table-cell>
          <table:table-cell table:style-name="ce1" office:value-type="float" office:value="44.0809543274144" calcext:value-type="float">
            <text:p>44,08</text:p>
          </table:table-cell>
          <table:table-cell table:style-name="ce1" office:value-type="float" office:value="29.27131582811" calcext:value-type="float">
            <text:p>29,27</text:p>
          </table:table-cell>
          <table:table-cell/>
          <table:table-cell table:formula="of:=([.B18]-[.$B$85])/([.$B$86]-[.$B$85])*5" office:value-type="float" office:value="2.751325323719" calcext:value-type="float">
            <text:p>2,7513253237</text:p>
          </table:table-cell>
          <table:table-cell table:style-name="ce4" table:formula="of:=[.C18]/100*5" office:value-type="float" office:value="2.20404771637072" calcext:value-type="float">
            <text:p>2,204</text:p>
          </table:table-cell>
          <table:table-cell table:style-name="ce4" table:formula="of:=[.D18]/100*5" office:value-type="float" office:value="1.4635657914055" calcext:value-type="float">
            <text:p>1,4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8614.57116264" calcext:value-type="float">
            <text:p>8.614,57</text:p>
          </table:table-cell>
          <table:table-cell table:style-name="ce1" office:value-type="float" office:value="45.8292301792199" calcext:value-type="float">
            <text:p>45,83</text:p>
          </table:table-cell>
          <table:table-cell table:style-name="ce1" office:value-type="float" office:value="37.1252793342278" calcext:value-type="float">
            <text:p>37,13</text:p>
          </table:table-cell>
          <table:table-cell/>
          <table:table-cell table:formula="of:=([.B19]-[.$B$85])/([.$B$86]-[.$B$85])*5" office:value-type="float" office:value="2.81961144704146" calcext:value-type="float">
            <text:p>2,819611447</text:p>
          </table:table-cell>
          <table:table-cell table:style-name="ce4" table:formula="of:=[.C19]/100*5" office:value-type="float" office:value="2.291461508961" calcext:value-type="float">
            <text:p>2,291</text:p>
          </table:table-cell>
          <table:table-cell table:style-name="ce4" table:formula="of:=[.D19]/100*5" office:value-type="float" office:value="1.85626396671139" calcext:value-type="float">
            <text:p>1,8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8831.72082934" calcext:value-type="float">
            <text:p>8.831,72</text:p>
          </table:table-cell>
          <table:table-cell table:style-name="ce1" office:value-type="float" office:value="44.9396375783687" calcext:value-type="float">
            <text:p>44,94</text:p>
          </table:table-cell>
          <table:table-cell table:style-name="ce1" office:value-type="float" office:value="45.938676214483" calcext:value-type="float">
            <text:p>45,94</text:p>
          </table:table-cell>
          <table:table-cell/>
          <table:table-cell table:formula="of:=([.B20]-[.$B$85])/([.$B$86]-[.$B$85])*5" office:value-type="float" office:value="3.42309566628081" calcext:value-type="float">
            <text:p>3,4230956663</text:p>
          </table:table-cell>
          <table:table-cell table:style-name="ce4" table:formula="of:=[.C20]/100*5" office:value-type="float" office:value="2.24698187891844" calcext:value-type="float">
            <text:p>2,247</text:p>
          </table:table-cell>
          <table:table-cell table:style-name="ce4" table:formula="of:=[.D20]/100*5" office:value-type="float" office:value="2.29693381072415" calcext:value-type="float">
            <text:p>2,2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8901.70669743" calcext:value-type="float">
            <text:p>8.901,71</text:p>
          </table:table-cell>
          <table:table-cell table:style-name="ce1" office:value-type="float" office:value="43.8041044228357" calcext:value-type="float">
            <text:p>43,80</text:p>
          </table:table-cell>
          <table:table-cell table:style-name="ce1" office:value-type="float" office:value="56.5709055207717" calcext:value-type="float">
            <text:p>56,57</text:p>
          </table:table-cell>
          <table:table-cell/>
          <table:table-cell table:formula="of:=([.B21]-[.$B$85])/([.$B$86]-[.$B$85])*5" office:value-type="float" office:value="3.61759454626496" calcext:value-type="float">
            <text:p>3,6175945463</text:p>
          </table:table-cell>
          <table:table-cell table:style-name="ce4" table:formula="of:=[.C21]/100*5" office:value-type="float" office:value="2.19020522114179" calcext:value-type="float">
            <text:p>2,190</text:p>
          </table:table-cell>
          <table:table-cell table:style-name="ce4" table:formula="of:=[.D21]/100*5" office:value-type="float" office:value="2.82854527603859" calcext:value-type="float">
            <text:p>2,8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8771.21999975" calcext:value-type="float">
            <text:p>8.771,22</text:p>
          </table:table-cell>
          <table:table-cell table:style-name="ce1" office:value-type="float" office:value="44.602512849961" calcext:value-type="float">
            <text:p>44,60</text:p>
          </table:table-cell>
          <table:table-cell table:style-name="ce1" office:value-type="float" office:value="52.9003665180184" calcext:value-type="float">
            <text:p>52,90</text:p>
          </table:table-cell>
          <table:table-cell/>
          <table:table-cell table:formula="of:=([.B22]-[.$B$85])/([.$B$86]-[.$B$85])*5" office:value-type="float" office:value="3.25495681318786" calcext:value-type="float">
            <text:p>3,2549568132</text:p>
          </table:table-cell>
          <table:table-cell table:style-name="ce4" table:formula="of:=[.C22]/100*5" office:value-type="float" office:value="2.23012564249805" calcext:value-type="float">
            <text:p>2,230</text:p>
          </table:table-cell>
          <table:table-cell table:style-name="ce4" table:formula="of:=[.D22]/100*5" office:value-type="float" office:value="2.64501832590092" calcext:value-type="float">
            <text:p>2,6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8630.80723845" calcext:value-type="float">
            <text:p>8.630,81</text:p>
          </table:table-cell>
          <table:table-cell table:style-name="ce1" office:value-type="float" office:value="47.9348682871268" calcext:value-type="float">
            <text:p>47,93</text:p>
          </table:table-cell>
          <table:table-cell table:style-name="ce1" office:value-type="float" office:value="41.5212073119003" calcext:value-type="float">
            <text:p>41,52</text:p>
          </table:table-cell>
          <table:table-cell/>
          <table:table-cell table:formula="of:=([.B23]-[.$B$85])/([.$B$86]-[.$B$85])*5" office:value-type="float" office:value="2.86473339303664" calcext:value-type="float">
            <text:p>2,864733393</text:p>
          </table:table-cell>
          <table:table-cell table:style-name="ce4" table:formula="of:=[.C23]/100*5" office:value-type="float" office:value="2.39674341435634" calcext:value-type="float">
            <text:p>2,397</text:p>
          </table:table-cell>
          <table:table-cell table:style-name="ce4" table:formula="of:=[.D23]/100*5" office:value-type="float" office:value="2.07606036559502" calcext:value-type="float">
            <text:p>2,0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8537" calcext:value-type="float">
            <text:p>8.537,00</text:p>
          </table:table-cell>
          <table:table-cell table:style-name="ce1" office:value-type="float" office:value="42.5873152001134" calcext:value-type="float">
            <text:p>42,59</text:p>
          </table:table-cell>
          <table:table-cell table:style-name="ce1" office:value-type="float" office:value="30.1727185718859" calcext:value-type="float">
            <text:p>30,17</text:p>
          </table:table-cell>
          <table:table-cell/>
          <table:table-cell table:formula="of:=([.B24]-[.$B$85])/([.$B$86]-[.$B$85])*5" office:value-type="float" office:value="2.60403214990184" calcext:value-type="float">
            <text:p>2,6040321499</text:p>
          </table:table-cell>
          <table:table-cell table:style-name="ce4" table:formula="of:=[.C24]/100*5" office:value-type="float" office:value="2.12936576000567" calcext:value-type="float">
            <text:p>2,129</text:p>
          </table:table-cell>
          <table:table-cell table:style-name="ce4" table:formula="of:=[.D24]/100*5" office:value-type="float" office:value="1.5086359285943" calcext:value-type="float">
            <text:p>1,5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8342.80717458" calcext:value-type="float">
            <text:p>8.342,81</text:p>
          </table:table-cell>
          <table:table-cell table:style-name="ce1" office:value-type="float" office:value="44.267910599505" calcext:value-type="float">
            <text:p>44,27</text:p>
          </table:table-cell>
          <table:table-cell table:style-name="ce1" office:value-type="float" office:value="36.0887139937636" calcext:value-type="float">
            <text:p>36,09</text:p>
          </table:table-cell>
          <table:table-cell/>
          <table:table-cell table:formula="of:=([.B25]-[.$B$85])/([.$B$86]-[.$B$85])*5" office:value-type="float" office:value="2.06434766679196" calcext:value-type="float">
            <text:p>2,0643476668</text:p>
          </table:table-cell>
          <table:table-cell table:style-name="ce4" table:formula="of:=[.C25]/100*5" office:value-type="float" office:value="2.21339552997525" calcext:value-type="float">
            <text:p>2,213</text:p>
          </table:table-cell>
          <table:table-cell table:style-name="ce4" table:formula="of:=[.D25]/100*5" office:value-type="float" office:value="1.80443569968818" calcext:value-type="float">
            <text:p>1,8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8446.04392083" calcext:value-type="float">
            <text:p>8.446,04</text:p>
          </table:table-cell>
          <table:table-cell table:style-name="ce1" office:value-type="float" office:value="48.4469235411047" calcext:value-type="float">
            <text:p>48,45</text:p>
          </table:table-cell>
          <table:table-cell table:style-name="ce1" office:value-type="float" office:value="45.7236791046176" calcext:value-type="float">
            <text:p>45,72</text:p>
          </table:table-cell>
          <table:table-cell/>
          <table:table-cell table:formula="of:=([.B26]-[.$B$85])/([.$B$86]-[.$B$85])*5" office:value-type="float" office:value="2.35125461053397" calcext:value-type="float">
            <text:p>2,3512546105</text:p>
          </table:table-cell>
          <table:table-cell table:style-name="ce4" table:formula="of:=[.C26]/100*5" office:value-type="float" office:value="2.42234617705523" calcext:value-type="float">
            <text:p>2,422</text:p>
          </table:table-cell>
          <table:table-cell table:style-name="ce4" table:formula="of:=[.D26]/100*5" office:value-type="float" office:value="2.28618395523088" calcext:value-type="float">
            <text:p>2,2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8475.47608106" calcext:value-type="float">
            <text:p>8.475,48</text:p>
          </table:table-cell>
          <table:table-cell table:style-name="ce1" office:value-type="float" office:value="44.7773611418391" calcext:value-type="float">
            <text:p>44,78</text:p>
          </table:table-cell>
          <table:table-cell table:style-name="ce1" office:value-type="float" office:value="53.3885046239144" calcext:value-type="float">
            <text:p>53,39</text:p>
          </table:table-cell>
          <table:table-cell/>
          <table:table-cell table:formula="of:=([.B27]-[.$B$85])/([.$B$86]-[.$B$85])*5" office:value-type="float" office:value="2.4330500123269" calcext:value-type="float">
            <text:p>2,4330500123</text:p>
          </table:table-cell>
          <table:table-cell table:style-name="ce4" table:formula="of:=[.C27]/100*5" office:value-type="float" office:value="2.23886805709196" calcext:value-type="float">
            <text:p>2,239</text:p>
          </table:table-cell>
          <table:table-cell table:style-name="ce4" table:formula="of:=[.D27]/100*5" office:value-type="float" office:value="2.66942523119572" calcext:value-type="float">
            <text:p>2,6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8719.92000063" calcext:value-type="float">
            <text:p>8.719,92</text:p>
          </table:table-cell>
          <table:table-cell table:style-name="ce1" office:value-type="float" office:value="49.6561935541196" calcext:value-type="float">
            <text:p>49,66</text:p>
          </table:table-cell>
          <table:table-cell table:style-name="ce1" office:value-type="float" office:value="66.6585488653082" calcext:value-type="float">
            <text:p>66,66</text:p>
          </table:table-cell>
          <table:table-cell/>
          <table:table-cell table:formula="of:=([.B28]-[.$B$85])/([.$B$86]-[.$B$85])*5" office:value-type="float" office:value="3.11238813976372" calcext:value-type="float">
            <text:p>3,1123881398</text:p>
          </table:table-cell>
          <table:table-cell table:style-name="ce4" table:formula="of:=[.C28]/100*5" office:value-type="float" office:value="2.48280967770598" calcext:value-type="float">
            <text:p>2,483</text:p>
          </table:table-cell>
          <table:table-cell table:style-name="ce4" table:formula="of:=[.D28]/100*5" office:value-type="float" office:value="3.33292744326541" calcext:value-type="float">
            <text:p>3,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8696.29719454" calcext:value-type="float">
            <text:p>8.696,30</text:p>
          </table:table-cell>
          <table:table-cell table:style-name="ce1" office:value-type="float" office:value="51.7271275096221" calcext:value-type="float">
            <text:p>51,73</text:p>
          </table:table-cell>
          <table:table-cell table:style-name="ce1" office:value-type="float" office:value="62.8926378818422" calcext:value-type="float">
            <text:p>62,89</text:p>
          </table:table-cell>
          <table:table-cell/>
          <table:table-cell table:formula="of:=([.B29]-[.$B$85])/([.$B$86]-[.$B$85])*5" office:value-type="float" office:value="3.0467376098499" calcext:value-type="float">
            <text:p>3,0467376098</text:p>
          </table:table-cell>
          <table:table-cell table:style-name="ce4" table:formula="of:=[.C29]/100*5" office:value-type="float" office:value="2.58635637548111" calcext:value-type="float">
            <text:p>2,586</text:p>
          </table:table-cell>
          <table:table-cell table:style-name="ce4" table:formula="of:=[.D29]/100*5" office:value-type="float" office:value="3.14463189409211" calcext:value-type="float">
            <text:p>3,1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8998.00000017" calcext:value-type="float">
            <text:p>8.998,00</text:p>
          </table:table-cell>
          <table:table-cell table:style-name="ce1" office:value-type="float" office:value="60.9768252045816" calcext:value-type="float">
            <text:p>60,98</text:p>
          </table:table-cell>
          <table:table-cell table:style-name="ce1" office:value-type="float" office:value="74.0077168171887" calcext:value-type="float">
            <text:p>74,01</text:p>
          </table:table-cell>
          <table:table-cell/>
          <table:table-cell table:formula="of:=([.B30]-[.$B$85])/([.$B$86]-[.$B$85])*5" office:value-type="float" office:value="3.88520485166004" calcext:value-type="float">
            <text:p>3,8852048517</text:p>
          </table:table-cell>
          <table:table-cell table:style-name="ce4" table:formula="of:=[.C30]/100*5" office:value-type="float" office:value="3.04884126022908" calcext:value-type="float">
            <text:p>3,049</text:p>
          </table:table-cell>
          <table:table-cell table:style-name="ce4" table:formula="of:=[.D30]/100*5" office:value-type="float" office:value="3.70038584085944" calcext:value-type="float">
            <text:p>3,7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8903.21" calcext:value-type="float">
            <text:p>8.903,21</text:p>
          </table:table-cell>
          <table:table-cell table:style-name="ce1" office:value-type="float" office:value="60.1600297164155" calcext:value-type="float">
            <text:p>60,16</text:p>
          </table:table-cell>
          <table:table-cell table:style-name="ce1" office:value-type="float" office:value="61.2839969727137" calcext:value-type="float">
            <text:p>61,28</text:p>
          </table:table-cell>
          <table:table-cell/>
          <table:table-cell table:formula="of:=([.B31]-[.$B$85])/([.$B$86]-[.$B$85])*5" office:value-type="float" office:value="3.62177239922473" calcext:value-type="float">
            <text:p>3,6217723992</text:p>
          </table:table-cell>
          <table:table-cell table:style-name="ce4" table:formula="of:=[.C31]/100*5" office:value-type="float" office:value="3.00800148582077" calcext:value-type="float">
            <text:p>3,008</text:p>
          </table:table-cell>
          <table:table-cell table:style-name="ce4" table:formula="of:=[.D31]/100*5" office:value-type="float" office:value="3.06419984863568" calcext:value-type="float">
            <text:p>3,0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8775.56138957" calcext:value-type="float">
            <text:p>8.775,56</text:p>
          </table:table-cell>
          <table:table-cell table:style-name="ce1" office:value-type="float" office:value="60.8193427114306" calcext:value-type="float">
            <text:p>60,82</text:p>
          </table:table-cell>
          <table:table-cell table:style-name="ce1" office:value-type="float" office:value="58.130143885889" calcext:value-type="float">
            <text:p>58,13</text:p>
          </table:table-cell>
          <table:table-cell/>
          <table:table-cell table:formula="of:=([.B32]-[.$B$85])/([.$B$86]-[.$B$85])*5" office:value-type="float" office:value="3.26702204122045" calcext:value-type="float">
            <text:p>3,2670220412</text:p>
          </table:table-cell>
          <table:table-cell table:style-name="ce4" table:formula="of:=[.C32]/100*5" office:value-type="float" office:value="3.04096713557153" calcext:value-type="float">
            <text:p>3,041</text:p>
          </table:table-cell>
          <table:table-cell table:style-name="ce4" table:formula="of:=[.D32]/100*5" office:value-type="float" office:value="2.90650719429445" calcext:value-type="float">
            <text:p>2,9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9100.5613898" calcext:value-type="float">
            <text:p>9.100,56</text:p>
          </table:table-cell>
          <table:table-cell table:style-name="ce1" office:value-type="float" office:value="65.6362505290814" calcext:value-type="float">
            <text:p>65,64</text:p>
          </table:table-cell>
          <table:table-cell table:style-name="ce1" office:value-type="float" office:value="59.3748422641962" calcext:value-type="float">
            <text:p>59,37</text:p>
          </table:table-cell>
          <table:table-cell/>
          <table:table-cell table:formula="of:=([.B33]-[.$B$85])/([.$B$86]-[.$B$85])*5" office:value-type="float" office:value="4.17023490068365" calcext:value-type="float">
            <text:p>4,1702349007</text:p>
          </table:table-cell>
          <table:table-cell table:style-name="ce4" table:formula="of:=[.C33]/100*5" office:value-type="float" office:value="3.28181252645407" calcext:value-type="float">
            <text:p>3,282</text:p>
          </table:table-cell>
          <table:table-cell table:style-name="ce4" table:formula="of:=[.D33]/100*5" office:value-type="float" office:value="2.96874211320981" calcext:value-type="float">
            <text:p>2,9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float" office:value="9047.00000044" calcext:value-type="float">
            <text:p>9.047,00</text:p>
          </table:table-cell>
          <table:table-cell table:style-name="ce1" office:value-type="float" office:value="62.8287682889033" calcext:value-type="float">
            <text:p>62,83</text:p>
          </table:table-cell>
          <table:table-cell table:style-name="ce1" office:value-type="float" office:value="64.1043435934602" calcext:value-type="float">
            <text:p>64,10</text:p>
          </table:table-cell>
          <table:table-cell/>
          <table:table-cell table:formula="of:=([.B34]-[.$B$85])/([.$B$86]-[.$B$85])*5" office:value-type="float" office:value="4.02138156035618" calcext:value-type="float">
            <text:p>4,0213815604</text:p>
          </table:table-cell>
          <table:table-cell table:style-name="ce4" table:formula="of:=[.C34]/100*5" office:value-type="float" office:value="3.14143841444517" calcext:value-type="float">
            <text:p>3,141</text:p>
          </table:table-cell>
          <table:table-cell table:style-name="ce4" table:formula="of:=[.D34]/100*5" office:value-type="float" office:value="3.20521717967301" calcext:value-type="float">
            <text:p>3,2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float" office:value="9268.84155168" calcext:value-type="float">
            <text:p>9.268,84</text:p>
          </table:table-cell>
          <table:table-cell table:style-name="ce1" office:value-type="float" office:value="63.2964030129855" calcext:value-type="float">
            <text:p>63,30</text:p>
          </table:table-cell>
          <table:table-cell table:style-name="ce1" office:value-type="float" office:value="74.5452198659023" calcext:value-type="float">
            <text:p>74,55</text:p>
          </table:table-cell>
          <table:table-cell/>
          <table:table-cell table:formula="of:=([.B35]-[.$B$85])/([.$B$86]-[.$B$85])*5" office:value-type="float" office:value="4.63790507328366" calcext:value-type="float">
            <text:p>4,6379050733</text:p>
          </table:table-cell>
          <table:table-cell table:style-name="ce4" table:formula="of:=[.C35]/100*5" office:value-type="float" office:value="3.16482015064928" calcext:value-type="float">
            <text:p>3,165</text:p>
          </table:table-cell>
          <table:table-cell table:style-name="ce4" table:formula="of:=[.D35]/100*5" office:value-type="float" office:value="3.72726099329512" calcext:value-type="float">
            <text:p>3,7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9392.58569543" calcext:value-type="float">
            <text:p>9.392,59</text:p>
          </table:table-cell>
          <table:table-cell table:style-name="ce1" office:value-type="float" office:value="66.8637784964172" calcext:value-type="float">
            <text:p>66,86</text:p>
          </table:table-cell>
          <table:table-cell table:style-name="ce1" office:value-type="float" office:value="70.1868903732439" calcext:value-type="float">
            <text:p>70,19</text:p>
          </table:table-cell>
          <table:table-cell/>
          <table:table-cell table:formula="of:=([.B36]-[.$B$85])/([.$B$86]-[.$B$85])*5" office:value-type="float" office:value="4.98180446355802" calcext:value-type="float">
            <text:p>4,9818044636</text:p>
          </table:table-cell>
          <table:table-cell table:style-name="ce4" table:formula="of:=[.C36]/100*5" office:value-type="float" office:value="3.34318892482086" calcext:value-type="float">
            <text:p>3,343</text:p>
          </table:table-cell>
          <table:table-cell table:style-name="ce4" table:formula="of:=[.D36]/100*5" office:value-type="float" office:value="3.5093445186622" calcext:value-type="float">
            <text:p>3,5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float" office:value="9226.00409454" calcext:value-type="float">
            <text:p>9.226,00</text:p>
          </table:table-cell>
          <table:table-cell table:style-name="ce1" office:value-type="float" office:value="57.1595366451571" calcext:value-type="float">
            <text:p>57,16</text:p>
          </table:table-cell>
          <table:table-cell table:style-name="ce1" office:value-type="float" office:value="58.3980189712218" calcext:value-type="float">
            <text:p>58,40</text:p>
          </table:table-cell>
          <table:table-cell/>
          <table:table-cell table:formula="of:=([.B37]-[.$B$85])/([.$B$86]-[.$B$85])*5" office:value-type="float" office:value="4.51885478981237" calcext:value-type="float">
            <text:p>4,5188547898</text:p>
          </table:table-cell>
          <table:table-cell table:style-name="ce4" table:formula="of:=[.C37]/100*5" office:value-type="float" office:value="2.85797683225786" calcext:value-type="float">
            <text:p>2,858</text:p>
          </table:table-cell>
          <table:table-cell table:style-name="ce4" table:formula="of:=[.D37]/100*5" office:value-type="float" office:value="2.91990094856109" calcext:value-type="float">
            <text:p>2,9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float" office:value="9294.59402677" calcext:value-type="float">
            <text:p>9.294,59</text:p>
          </table:table-cell>
          <table:table-cell table:style-name="ce1" office:value-type="float" office:value="63.4956421644849" calcext:value-type="float">
            <text:p>63,50</text:p>
          </table:table-cell>
          <table:table-cell table:style-name="ce1" office:value-type="float" office:value="59.8704861691869" calcext:value-type="float">
            <text:p>59,87</text:p>
          </table:table-cell>
          <table:table-cell/>
          <table:table-cell table:formula="of:=([.B38]-[.$B$85])/([.$B$86]-[.$B$85])*5" office:value-type="float" office:value="4.70947420143084" calcext:value-type="float">
            <text:p>4,7094742014</text:p>
          </table:table-cell>
          <table:table-cell table:style-name="ce4" table:formula="of:=[.C38]/100*5" office:value-type="float" office:value="3.17478210822424" calcext:value-type="float">
            <text:p>3,175</text:p>
          </table:table-cell>
          <table:table-cell table:style-name="ce4" table:formula="of:=[.D38]/100*5" office:value-type="float" office:value="2.99352430845935" calcext:value-type="float">
            <text:p>2,9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float" office:value="9208.17367857" calcext:value-type="float">
            <text:p>9.208,17</text:p>
          </table:table-cell>
          <table:table-cell table:style-name="ce1" office:value-type="float" office:value="62.1846019060184" calcext:value-type="float">
            <text:p>62,18</text:p>
          </table:table-cell>
          <table:table-cell table:style-name="ce1" office:value-type="float" office:value="49.9536763864667" calcext:value-type="float">
            <text:p>49,95</text:p>
          </table:table-cell>
          <table:table-cell/>
          <table:table-cell table:formula="of:=([.B39]-[.$B$85])/([.$B$86]-[.$B$85])*5" office:value-type="float" office:value="4.46930198678995" calcext:value-type="float">
            <text:p>4,4693019868</text:p>
          </table:table-cell>
          <table:table-cell table:style-name="ce4" table:formula="of:=[.C39]/100*5" office:value-type="float" office:value="3.10923009530092" calcext:value-type="float">
            <text:p>3,109</text:p>
          </table:table-cell>
          <table:table-cell table:style-name="ce4" table:formula="of:=[.D39]/100*5" office:value-type="float" office:value="2.49768381932333" calcext:value-type="float">
            <text:p>2,4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float" office:value="9399.1329332" calcext:value-type="float">
            <text:p>9.399,13</text:p>
          </table:table-cell>
          <table:table-cell table:style-name="ce1" office:value-type="float" office:value="61.9834644241594" calcext:value-type="float">
            <text:p>61,98</text:p>
          </table:table-cell>
          <table:table-cell table:style-name="ce1" office:value-type="float" office:value="66.1500628641708" calcext:value-type="float">
            <text:p>66,15</text:p>
          </table:table-cell>
          <table:table-cell/>
          <table:table-cell table:formula="of:=([.B40]-[.$B$85])/([.$B$86]-[.$B$85])*5" office:value-type="float" office:value="5" calcext:value-type="float">
            <text:p>5</text:p>
          </table:table-cell>
          <table:table-cell table:style-name="ce4" table:formula="of:=[.C40]/100*5" office:value-type="float" office:value="3.09917322120797" calcext:value-type="float">
            <text:p>3,099</text:p>
          </table:table-cell>
          <table:table-cell table:style-name="ce4" table:formula="of:=[.D40]/100*5" office:value-type="float" office:value="3.30750314320854" calcext:value-type="float">
            <text:p>3,3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9349.97482365" calcext:value-type="float">
            <text:p>9.349,97</text:p>
          </table:table-cell>
          <table:table-cell table:style-name="ce1" office:value-type="float" office:value="62.0795542862744" calcext:value-type="float">
            <text:p>62,08</text:p>
          </table:table-cell>
          <table:table-cell table:style-name="ce1" office:value-type="float" office:value="61.0355447655146" calcext:value-type="float">
            <text:p>61,04</text:p>
          </table:table-cell>
          <table:table-cell/>
          <table:table-cell table:formula="of:=([.B41]-[.$B$85])/([.$B$86]-[.$B$85])*5" office:value-type="float" office:value="4.8633838871968" calcext:value-type="float">
            <text:p>4,8633838872</text:p>
          </table:table-cell>
          <table:table-cell table:style-name="ce4" table:formula="of:=[.C41]/100*5" office:value-type="float" office:value="3.10397771431372" calcext:value-type="float">
            <text:p>3,104</text:p>
          </table:table-cell>
          <table:table-cell table:style-name="ce4" table:formula="of:=[.D41]/100*5" office:value-type="float" office:value="3.05177723827573" calcext:value-type="float">
            <text:p>3,0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float" office:value="9286.76482656" calcext:value-type="float">
            <text:p>9.286,76</text:p>
          </table:table-cell>
          <table:table-cell table:style-name="ce1" office:value-type="float" office:value="53.7660725168283" calcext:value-type="float">
            <text:p>53,77</text:p>
          </table:table-cell>
          <table:table-cell table:style-name="ce1" office:value-type="float" office:value="55.8829889122674" calcext:value-type="float">
            <text:p>55,88</text:p>
          </table:table-cell>
          <table:table-cell/>
          <table:table-cell table:formula="of:=([.B42]-[.$B$85])/([.$B$86]-[.$B$85])*5" office:value-type="float" office:value="4.68771594203398" calcext:value-type="float">
            <text:p>4,687715942</text:p>
          </table:table-cell>
          <table:table-cell table:style-name="ce4" table:formula="of:=[.C42]/100*5" office:value-type="float" office:value="2.68830362584141" calcext:value-type="float">
            <text:p>2,688</text:p>
          </table:table-cell>
          <table:table-cell table:style-name="ce4" table:formula="of:=[.D42]/100*5" office:value-type="float" office:value="2.79414944561337" calcext:value-type="float">
            <text:p>2,7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9139.99999929" calcext:value-type="float">
            <text:p>9.140,00</text:p>
          </table:table-cell>
          <table:table-cell table:style-name="ce1" office:value-type="float" office:value="50.1377580090051" calcext:value-type="float">
            <text:p>50,14</text:p>
          </table:table-cell>
          <table:table-cell table:style-name="ce1" office:value-type="float" office:value="37.5844311704895" calcext:value-type="float">
            <text:p>37,58</text:p>
          </table:table-cell>
          <table:table-cell/>
          <table:table-cell table:formula="of:=([.B43]-[.$B$85])/([.$B$86]-[.$B$85])*5" office:value-type="float" office:value="4.27983939060829" calcext:value-type="float">
            <text:p>4,2798393906</text:p>
          </table:table-cell>
          <table:table-cell table:style-name="ce4" table:formula="of:=[.C43]/100*5" office:value-type="float" office:value="2.50688790045025" calcext:value-type="float">
            <text:p>2,507</text:p>
          </table:table-cell>
          <table:table-cell table:style-name="ce4" table:formula="of:=[.D43]/100*5" office:value-type="float" office:value="1.87922155852448" calcext:value-type="float">
            <text:p>1,8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float" office:value="9081.36329997" calcext:value-type="float">
            <text:p>9.081,36</text:p>
          </table:table-cell>
          <table:table-cell table:style-name="ce1" office:value-type="float" office:value="50.0765369628572" calcext:value-type="float">
            <text:p>50,08</text:p>
          </table:table-cell>
          <table:table-cell table:style-name="ce1" office:value-type="float" office:value="32.9439997747333" calcext:value-type="float">
            <text:p>32,94</text:p>
          </table:table-cell>
          <table:table-cell/>
          <table:table-cell table:formula="of:=([.B44]-[.$B$85])/([.$B$86]-[.$B$85])*5" office:value-type="float" office:value="4.11688117268577" calcext:value-type="float">
            <text:p>4,1168811727</text:p>
          </table:table-cell>
          <table:table-cell table:style-name="ce4" table:formula="of:=[.C44]/100*5" office:value-type="float" office:value="2.50382684814286" calcext:value-type="float">
            <text:p>2,504</text:p>
          </table:table-cell>
          <table:table-cell table:style-name="ce4" table:formula="of:=[.D44]/100*5" office:value-type="float" office:value="1.64719998873667" calcext:value-type="float">
            <text:p>1,6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float" office:value="9199.95999708" calcext:value-type="float">
            <text:p>9.199,96</text:p>
          </table:table-cell>
          <table:table-cell table:style-name="ce1" office:value-type="float" office:value="51.4489046907967" calcext:value-type="float">
            <text:p>51,45</text:p>
          </table:table-cell>
          <table:table-cell table:style-name="ce1" office:value-type="float" office:value="49.0874946487231" calcext:value-type="float">
            <text:p>49,09</text:p>
          </table:table-cell>
          <table:table-cell/>
          <table:table-cell table:formula="of:=([.B45]-[.$B$85])/([.$B$86]-[.$B$85])*5" office:value-type="float" office:value="4.44647520912826" calcext:value-type="float">
            <text:p>4,4464752091</text:p>
          </table:table-cell>
          <table:table-cell table:style-name="ce4" table:formula="of:=[.C45]/100*5" office:value-type="float" office:value="2.57244523453984" calcext:value-type="float">
            <text:p>2,572</text:p>
          </table:table-cell>
          <table:table-cell table:style-name="ce4" table:formula="of:=[.D45]/100*5" office:value-type="float" office:value="2.45437473243616" calcext:value-type="float">
            <text:p>2,4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9053.64136521" calcext:value-type="float">
            <text:p>9.053,64</text:p>
          </table:table-cell>
          <table:table-cell table:style-name="ce1" office:value-type="float" office:value="50.9859802603289" calcext:value-type="float">
            <text:p>50,99</text:p>
          </table:table-cell>
          <table:table-cell table:style-name="ce1" office:value-type="float" office:value="44.7278270365324" calcext:value-type="float">
            <text:p>44,73</text:p>
          </table:table-cell>
          <table:table-cell/>
          <table:table-cell table:formula="of:=([.B46]-[.$B$85])/([.$B$86]-[.$B$85])*5" office:value-type="float" office:value="4.03983868669588" calcext:value-type="float">
            <text:p>4,0398386867</text:p>
          </table:table-cell>
          <table:table-cell table:style-name="ce4" table:formula="of:=[.C46]/100*5" office:value-type="float" office:value="2.54929901301645" calcext:value-type="float">
            <text:p>2,549</text:p>
          </table:table-cell>
          <table:table-cell table:style-name="ce4" table:formula="of:=[.D46]/100*5" office:value-type="float" office:value="2.23639135182662" calcext:value-type="float">
            <text:p>2,2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float" office:value="8960" calcext:value-type="float">
            <text:p>8.960,00</text:p>
          </table:table-cell>
          <table:table-cell table:style-name="ce1" office:value-type="float" office:value="40.1558129407269" calcext:value-type="float">
            <text:p>40,16</text:p>
          </table:table-cell>
          <table:table-cell table:style-name="ce1" office:value-type="float" office:value="39.2907412642086" calcext:value-type="float">
            <text:p>39,29</text:p>
          </table:table-cell>
          <table:table-cell/>
          <table:table-cell table:formula="of:=([.B47]-[.$B$85])/([.$B$86]-[.$B$85])*5" office:value-type="float" office:value="3.7795984246174" calcext:value-type="float">
            <text:p>3,7795984246</text:p>
          </table:table-cell>
          <table:table-cell table:style-name="ce4" table:formula="of:=[.C47]/100*5" office:value-type="float" office:value="2.00779064703634" calcext:value-type="float">
            <text:p>2,008</text:p>
          </table:table-cell>
          <table:table-cell table:style-name="ce4" table:formula="of:=[.D47]/100*5" office:value-type="float" office:value="1.96453706321043" calcext:value-type="float">
            <text:p>1,9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float" office:value="9057.81948332" calcext:value-type="float">
            <text:p>9.057,82</text:p>
          </table:table-cell>
          <table:table-cell table:style-name="ce1" office:value-type="float" office:value="41.4947073203896" calcext:value-type="float">
            <text:p>41,49</text:p>
          </table:table-cell>
          <table:table-cell table:style-name="ce1" office:value-type="float" office:value="33.1296890831486" calcext:value-type="float">
            <text:p>33,13</text:p>
          </table:table-cell>
          <table:table-cell/>
          <table:table-cell table:formula="of:=([.B48]-[.$B$85])/([.$B$86]-[.$B$85])*5" office:value-type="float" office:value="4.05145016362707" calcext:value-type="float">
            <text:p>4,0514501636</text:p>
          </table:table-cell>
          <table:table-cell table:style-name="ce4" table:formula="of:=[.C48]/100*5" office:value-type="float" office:value="2.07473536601948" calcext:value-type="float">
            <text:p>2,075</text:p>
          </table:table-cell>
          <table:table-cell table:style-name="ce4" table:formula="of:=[.D48]/100*5" office:value-type="float" office:value="1.65648445415743" calcext:value-type="float">
            <text:p>1,6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float" office:value="9198.64404366" calcext:value-type="float">
            <text:p>9.198,64</text:p>
          </table:table-cell>
          <table:table-cell table:style-name="ce1" office:value-type="float" office:value="46.9286568402951" calcext:value-type="float">
            <text:p>46,93</text:p>
          </table:table-cell>
          <table:table-cell table:style-name="ce1" office:value-type="float" office:value="50.2258130447556" calcext:value-type="float">
            <text:p>50,23</text:p>
          </table:table-cell>
          <table:table-cell/>
          <table:table-cell table:formula="of:=([.B49]-[.$B$85])/([.$B$86]-[.$B$85])*5" office:value-type="float" office:value="4.44281802128039" calcext:value-type="float">
            <text:p>4,4428180213</text:p>
          </table:table-cell>
          <table:table-cell table:style-name="ce4" table:formula="of:=[.C49]/100*5" office:value-type="float" office:value="2.34643284201475" calcext:value-type="float">
            <text:p>2,346</text:p>
          </table:table-cell>
          <table:table-cell table:style-name="ce4" table:formula="of:=[.D49]/100*5" office:value-type="float" office:value="2.51129065223778" calcext:value-type="float">
            <text:p>2,5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float" office:value="9078.5414656" calcext:value-type="float">
            <text:p>9.078,54</text:p>
          </table:table-cell>
          <table:table-cell table:style-name="ce1" office:value-type="float" office:value="44.7049869567172" calcext:value-type="float">
            <text:p>44,70</text:p>
          </table:table-cell>
          <table:table-cell table:style-name="ce1" office:value-type="float" office:value="49.2337053731021" calcext:value-type="float">
            <text:p>49,23</text:p>
          </table:table-cell>
          <table:table-cell/>
          <table:table-cell table:formula="of:=([.B50]-[.$B$85])/([.$B$86]-[.$B$85])*5" office:value-type="float" office:value="4.10903896625975" calcext:value-type="float">
            <text:p>4,1090389663</text:p>
          </table:table-cell>
          <table:table-cell table:style-name="ce4" table:formula="of:=[.C50]/100*5" office:value-type="float" office:value="2.23524934783586" calcext:value-type="float">
            <text:p>2,235</text:p>
          </table:table-cell>
          <table:table-cell table:style-name="ce4" table:formula="of:=[.D50]/100*5" office:value-type="float" office:value="2.4616852686551" calcext:value-type="float">
            <text:p>2,4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9261.85954224" calcext:value-type="float">
            <text:p>9.261,86</text:p>
          </table:table-cell>
          <table:table-cell table:style-name="ce1" office:value-type="float" office:value="52.7937295022602" calcext:value-type="float">
            <text:p>52,79</text:p>
          </table:table-cell>
          <table:table-cell table:style-name="ce1" office:value-type="float" office:value="57.8489049721656" calcext:value-type="float">
            <text:p>57,85</text:p>
          </table:table-cell>
          <table:table-cell/>
          <table:table-cell table:formula="of:=([.B51]-[.$B$85])/([.$B$86]-[.$B$85])*5" office:value-type="float" office:value="4.61850125572477" calcext:value-type="float">
            <text:p>4,6185012557</text:p>
          </table:table-cell>
          <table:table-cell table:style-name="ce4" table:formula="of:=[.C51]/100*5" office:value-type="float" office:value="2.63968647511301" calcext:value-type="float">
            <text:p>2,640</text:p>
          </table:table-cell>
          <table:table-cell table:style-name="ce4" table:formula="of:=[.D51]/100*5" office:value-type="float" office:value="2.89244524860828" calcext:value-type="float">
            <text:p>2,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float" office:value="9252.74139029" calcext:value-type="float">
            <text:p>9.252,74</text:p>
          </table:table-cell>
          <table:table-cell table:style-name="ce1" office:value-type="float" office:value="44.657523980051" calcext:value-type="float">
            <text:p>44,66</text:p>
          </table:table-cell>
          <table:table-cell table:style-name="ce1" office:value-type="float" office:value="42.8342193622933" calcext:value-type="float">
            <text:p>42,83</text:p>
          </table:table-cell>
          <table:table-cell/>
          <table:table-cell table:formula="of:=([.B52]-[.$B$85])/([.$B$86]-[.$B$85])*5" office:value-type="float" office:value="4.59316084929416" calcext:value-type="float">
            <text:p>4,5931608493</text:p>
          </table:table-cell>
          <table:table-cell table:style-name="ce4" table:formula="of:=[.C52]/100*5" office:value-type="float" office:value="2.23287619900255" calcext:value-type="float">
            <text:p>2,233</text:p>
          </table:table-cell>
          <table:table-cell table:style-name="ce4" table:formula="of:=[.D52]/100*5" office:value-type="float" office:value="2.14171096811466" calcext:value-type="float">
            <text:p>2,1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float" office:value="9213.3002186" calcext:value-type="float">
            <text:p>9.213,30</text:p>
          </table:table-cell>
          <table:table-cell table:style-name="ce1" office:value-type="float" office:value="47.6727782606258" calcext:value-type="float">
            <text:p>47,67</text:p>
          </table:table-cell>
          <table:table-cell table:style-name="ce1" office:value-type="float" office:value="47.7039030310519" calcext:value-type="float">
            <text:p>47,70</text:p>
          </table:table-cell>
          <table:table-cell/>
          <table:table-cell table:formula="of:=([.B53]-[.$B$85])/([.$B$86]-[.$B$85])*5" office:value-type="float" office:value="4.48354923871725" calcext:value-type="float">
            <text:p>4,4835492387</text:p>
          </table:table-cell>
          <table:table-cell table:style-name="ce4" table:formula="of:=[.C53]/100*5" office:value-type="float" office:value="2.38363891303129" calcext:value-type="float">
            <text:p>2,384</text:p>
          </table:table-cell>
          <table:table-cell table:style-name="ce4" table:formula="of:=[.D53]/100*5" office:value-type="float" office:value="2.3851951515526" calcext:value-type="float">
            <text:p>2,3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float" office:value="9080.99999132" calcext:value-type="float">
            <text:p>9.081,00</text:p>
          </table:table-cell>
          <table:table-cell table:style-name="ce1" office:value-type="float" office:value="45.8940134337255" calcext:value-type="float">
            <text:p>45,89</text:p>
          </table:table-cell>
          <table:table-cell table:style-name="ce1" office:value-type="float" office:value="31.9741679093629" calcext:value-type="float">
            <text:p>31,97</text:p>
          </table:table-cell>
          <table:table-cell/>
          <table:table-cell table:formula="of:=([.B54]-[.$B$85])/([.$B$86]-[.$B$85])*5" office:value-type="float" office:value="4.11587149562607" calcext:value-type="float">
            <text:p>4,1158714956</text:p>
          </table:table-cell>
          <table:table-cell table:style-name="ce4" table:formula="of:=[.C54]/100*5" office:value-type="float" office:value="2.29470067168628" calcext:value-type="float">
            <text:p>2,295</text:p>
          </table:table-cell>
          <table:table-cell table:style-name="ce4" table:formula="of:=[.D54]/100*5" office:value-type="float" office:value="1.59870839546815" calcext:value-type="float">
            <text:p>1,5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float" office:value="8838.86698208" calcext:value-type="float">
            <text:p>8.838,87</text:p>
          </table:table-cell>
          <table:table-cell table:style-name="ce1" office:value-type="float" office:value="40.9619161295537" calcext:value-type="float">
            <text:p>40,96</text:p>
          </table:table-cell>
          <table:table-cell table:style-name="ce1" office:value-type="float" office:value="32.5694090970689" calcext:value-type="float">
            <text:p>32,57</text:p>
          </table:table-cell>
          <table:table-cell/>
          <table:table-cell table:formula="of:=([.B55]-[.$B$85])/([.$B$86]-[.$B$85])*5" office:value-type="float" office:value="3.44295565719124" calcext:value-type="float">
            <text:p>3,4429556572</text:p>
          </table:table-cell>
          <table:table-cell table:style-name="ce4" table:formula="of:=[.C55]/100*5" office:value-type="float" office:value="2.04809580647769" calcext:value-type="float">
            <text:p>2,048</text:p>
          </table:table-cell>
          <table:table-cell table:style-name="ce4" table:formula="of:=[.D55]/100*5" office:value-type="float" office:value="1.62847045485344" calcext:value-type="float">
            <text:p>1,6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8810.99999999" calcext:value-type="float">
            <text:p>8.811,00</text:p>
          </table:table-cell>
          <table:table-cell table:style-name="ce1" office:value-type="float" office:value="40.7313789338042" calcext:value-type="float">
            <text:p>40,73</text:p>
          </table:table-cell>
          <table:table-cell table:style-name="ce1" office:value-type="float" office:value="36.4867546534298" calcext:value-type="float">
            <text:p>36,49</text:p>
          </table:table-cell>
          <table:table-cell/>
          <table:table-cell table:formula="of:=([.B56]-[.$B$85])/([.$B$86]-[.$B$85])*5" office:value-type="float" office:value="3.3655100677749" calcext:value-type="float">
            <text:p>3,3655100678</text:p>
          </table:table-cell>
          <table:table-cell table:style-name="ce4" table:formula="of:=[.C56]/100*5" office:value-type="float" office:value="2.03656894669021" calcext:value-type="float">
            <text:p>2,037</text:p>
          </table:table-cell>
          <table:table-cell table:style-name="ce4" table:formula="of:=[.D56]/100*5" office:value-type="float" office:value="1.82433773267149" calcext:value-type="float">
            <text:p>1,8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float" office:value="8662.97500004" calcext:value-type="float">
            <text:p>8.662,98</text:p>
          </table:table-cell>
          <table:table-cell table:style-name="ce1" office:value-type="float" office:value="36.9675844663092" calcext:value-type="float">
            <text:p>36,97</text:p>
          </table:table-cell>
          <table:table-cell table:style-name="ce1" office:value-type="float" office:value="30.1195285152405" calcext:value-type="float">
            <text:p>30,12</text:p>
          </table:table-cell>
          <table:table-cell/>
          <table:table-cell table:formula="of:=([.B57]-[.$B$85])/([.$B$86]-[.$B$85])*5" office:value-type="float" office:value="2.95413134967563" calcext:value-type="float">
            <text:p>2,9541313497</text:p>
          </table:table-cell>
          <table:table-cell table:style-name="ce4" table:formula="of:=[.C57]/100*5" office:value-type="float" office:value="1.84837922331546" calcext:value-type="float">
            <text:p>1,848</text:p>
          </table:table-cell>
          <table:table-cell table:style-name="ce4" table:formula="of:=[.D57]/100*5" office:value-type="float" office:value="1.50597642576203" calcext:value-type="float">
            <text:p>1,5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float" office:value="8699" calcext:value-type="float">
            <text:p>8.699,00</text:p>
          </table:table-cell>
          <table:table-cell table:style-name="ce1" office:value-type="float" office:value="39.8978667208596" calcext:value-type="float">
            <text:p>39,90</text:p>
          </table:table-cell>
          <table:table-cell table:style-name="ce1" office:value-type="float" office:value="43.8710767005506" calcext:value-type="float">
            <text:p>43,87</text:p>
          </table:table-cell>
          <table:table-cell/>
          <table:table-cell table:formula="of:=([.B58]-[.$B$85])/([.$B$86]-[.$B$85])*5" office:value-type="float" office:value="3.0542490210695" calcext:value-type="float">
            <text:p>3,0542490211</text:p>
          </table:table-cell>
          <table:table-cell table:style-name="ce4" table:formula="of:=[.C58]/100*5" office:value-type="float" office:value="1.99489333604298" calcext:value-type="float">
            <text:p>1,995</text:p>
          </table:table-cell>
          <table:table-cell table:style-name="ce4" table:formula="of:=[.D58]/100*5" office:value-type="float" office:value="2.19355383502753" calcext:value-type="float">
            <text:p>2,1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8703.8430299" calcext:value-type="float">
            <text:p>8.703,84</text:p>
          </table:table-cell>
          <table:table-cell table:style-name="ce1" office:value-type="float" office:value="42.8298137907201" calcext:value-type="float">
            <text:p>42,83</text:p>
          </table:table-cell>
          <table:table-cell table:style-name="ce1" office:value-type="float" office:value="46.1425272450436" calcext:value-type="float">
            <text:p>46,14</text:p>
          </table:table-cell>
          <table:table-cell/>
          <table:table-cell table:formula="of:=([.B59]-[.$B$85])/([.$B$86]-[.$B$85])*5" office:value-type="float" office:value="3.0677083653198" calcext:value-type="float">
            <text:p>3,0677083653</text:p>
          </table:table-cell>
          <table:table-cell table:style-name="ce4" table:formula="of:=[.C59]/100*5" office:value-type="float" office:value="2.141490689536" calcext:value-type="float">
            <text:p>2,141</text:p>
          </table:table-cell>
          <table:table-cell table:style-name="ce4" table:formula="of:=[.D59]/100*5" office:value-type="float" office:value="2.30712636225218" calcext:value-type="float">
            <text:p>2,3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float" office:value="8640" calcext:value-type="float">
            <text:p>8.640,00</text:p>
          </table:table-cell>
          <table:table-cell table:style-name="ce1" office:value-type="float" office:value="39.6964774670685" calcext:value-type="float">
            <text:p>39,70</text:p>
          </table:table-cell>
          <table:table-cell table:style-name="ce1" office:value-type="float" office:value="46.3551605802292" calcext:value-type="float">
            <text:p>46,36</text:p>
          </table:table-cell>
          <table:table-cell/>
          <table:table-cell table:formula="of:=([.B60]-[.$B$85])/([.$B$86]-[.$B$85])*5" office:value-type="float" office:value="2.89028114823683" calcext:value-type="float">
            <text:p>2,8902811482</text:p>
          </table:table-cell>
          <table:table-cell table:style-name="ce4" table:formula="of:=[.C60]/100*5" office:value-type="float" office:value="1.98482387335343" calcext:value-type="float">
            <text:p>1,985</text:p>
          </table:table-cell>
          <table:table-cell table:style-name="ce4" table:formula="of:=[.D60]/100*5" office:value-type="float" office:value="2.31775802901146" calcext:value-type="float">
            <text:p>2,3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8404.0097973" calcext:value-type="float">
            <text:p>8.404,01</text:p>
          </table:table-cell>
          <table:table-cell table:style-name="ce1" office:value-type="float" office:value="37.9985613223595" calcext:value-type="float">
            <text:p>38,00</text:p>
          </table:table-cell>
          <table:table-cell table:style-name="ce1" office:value-type="float" office:value="30.4143147934899" calcext:value-type="float">
            <text:p>30,41</text:p>
          </table:table-cell>
          <table:table-cell/>
          <table:table-cell table:formula="of:=([.B61]-[.$B$85])/([.$B$86]-[.$B$85])*5" office:value-type="float" office:value="2.23443688474414" calcext:value-type="float">
            <text:p>2,2344368847</text:p>
          </table:table-cell>
          <table:table-cell table:style-name="ce4" table:formula="of:=[.C61]/100*5" office:value-type="float" office:value="1.89992806611797" calcext:value-type="float">
            <text:p>1,900</text:p>
          </table:table-cell>
          <table:table-cell table:style-name="ce4" table:formula="of:=[.D61]/100*5" office:value-type="float" office:value="1.52071573967449" calcext:value-type="float">
            <text:p>1,5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8487.12129022" calcext:value-type="float">
            <text:p>8.487,12</text:p>
          </table:table-cell>
          <table:table-cell table:style-name="ce1" office:value-type="float" office:value="45.5504476294461" calcext:value-type="float">
            <text:p>45,55</text:p>
          </table:table-cell>
          <table:table-cell table:style-name="ce1" office:value-type="float" office:value="43.0746296736911" calcext:value-type="float">
            <text:p>43,07</text:p>
          </table:table-cell>
          <table:table-cell/>
          <table:table-cell table:formula="of:=([.B62]-[.$B$85])/([.$B$86]-[.$B$85])*5" office:value-type="float" office:value="2.4654134051177" calcext:value-type="float">
            <text:p>2,4654134051</text:p>
          </table:table-cell>
          <table:table-cell table:style-name="ce4" table:formula="of:=[.C62]/100*5" office:value-type="float" office:value="2.27752238147231" calcext:value-type="float">
            <text:p>2,278</text:p>
          </table:table-cell>
          <table:table-cell table:style-name="ce4" table:formula="of:=[.D62]/100*5" office:value-type="float" office:value="2.15373148368455" calcext:value-type="float">
            <text:p>2,1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8486.6356675" calcext:value-type="float">
            <text:p>8.486,64</text:p>
          </table:table-cell>
          <table:table-cell table:style-name="ce1" office:value-type="float" office:value="44.8599022671886" calcext:value-type="float">
            <text:p>44,86</text:p>
          </table:table-cell>
          <table:table-cell table:style-name="ce1" office:value-type="float" office:value="50.8940773087344" calcext:value-type="float">
            <text:p>50,89</text:p>
          </table:table-cell>
          <table:table-cell/>
          <table:table-cell table:formula="of:=([.B63]-[.$B$85])/([.$B$86]-[.$B$85])*5" office:value-type="float" office:value="2.46406380300926" calcext:value-type="float">
            <text:p>2,464063803</text:p>
          </table:table-cell>
          <table:table-cell table:style-name="ce4" table:formula="of:=[.C63]/100*5" office:value-type="float" office:value="2.24299511335943" calcext:value-type="float">
            <text:p>2,243</text:p>
          </table:table-cell>
          <table:table-cell table:style-name="ce4" table:formula="of:=[.D63]/100*5" office:value-type="float" office:value="2.54470386543672" calcext:value-type="float">
            <text:p>2,5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8339.84645517" calcext:value-type="float">
            <text:p>8.339,85</text:p>
          </table:table-cell>
          <table:table-cell table:style-name="ce1" office:value-type="float" office:value="46.1258257963615" calcext:value-type="float">
            <text:p>46,13</text:p>
          </table:table-cell>
          <table:table-cell table:style-name="ce1" office:value-type="float" office:value="53.2098021417685" calcext:value-type="float">
            <text:p>53,21</text:p>
          </table:table-cell>
          <table:table-cell/>
          <table:table-cell table:formula="of:=([.B64]-[.$B$85])/([.$B$86]-[.$B$85])*5" office:value-type="float" office:value="2.05611948266125" calcext:value-type="float">
            <text:p>2,0561194827</text:p>
          </table:table-cell>
          <table:table-cell table:style-name="ce4" table:formula="of:=[.C64]/100*5" office:value-type="float" office:value="2.30629128981808" calcext:value-type="float">
            <text:p>2,306</text:p>
          </table:table-cell>
          <table:table-cell table:style-name="ce4" table:formula="of:=[.D64]/100*5" office:value-type="float" office:value="2.66049010708842" calcext:value-type="float">
            <text:p>2,6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8240.16286874" calcext:value-type="float">
            <text:p>8.240,16</text:p>
          </table:table-cell>
          <table:table-cell table:style-name="ce1" office:value-type="float" office:value="41.5929290370342" calcext:value-type="float">
            <text:p>41,59</text:p>
          </table:table-cell>
          <table:table-cell table:style-name="ce1" office:value-type="float" office:value="39.6570599907869" calcext:value-type="float">
            <text:p>39,66</text:p>
          </table:table-cell>
          <table:table-cell/>
          <table:table-cell table:formula="of:=([.B65]-[.$B$85])/([.$B$86]-[.$B$85])*5" office:value-type="float" office:value="1.77908718396196" calcext:value-type="float">
            <text:p>1,779087184</text:p>
          </table:table-cell>
          <table:table-cell table:style-name="ce4" table:formula="of:=[.C65]/100*5" office:value-type="float" office:value="2.07964645185171" calcext:value-type="float">
            <text:p>2,080</text:p>
          </table:table-cell>
          <table:table-cell table:style-name="ce4" table:formula="of:=[.D65]/100*5" office:value-type="float" office:value="1.98285299953935" calcext:value-type="float">
            <text:p>1,9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8136.00000285" calcext:value-type="float">
            <text:p>8.136,00</text:p>
          </table:table-cell>
          <table:table-cell table:style-name="ce1" office:value-type="float" office:value="44.1389361239897" calcext:value-type="float">
            <text:p>44,14</text:p>
          </table:table-cell>
          <table:table-cell table:style-name="ce1" office:value-type="float" office:value="44.7163920050812" calcext:value-type="float">
            <text:p>44,72</text:p>
          </table:table-cell>
          <table:table-cell/>
          <table:table-cell table:formula="of:=([.B66]-[.$B$85])/([.$B$86]-[.$B$85])*5" office:value-type="float" office:value="1.48960644585793" calcext:value-type="float">
            <text:p>1,4896064459</text:p>
          </table:table-cell>
          <table:table-cell table:style-name="ce4" table:formula="of:=[.C66]/100*5" office:value-type="float" office:value="2.20694680619949" calcext:value-type="float">
            <text:p>2,207</text:p>
          </table:table-cell>
          <table:table-cell table:style-name="ce4" table:formula="of:=[.D66]/100*5" office:value-type="float" office:value="2.23581960025406" calcext:value-type="float">
            <text:p>2,2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8095.11079791" calcext:value-type="float">
            <text:p>8.095,11</text:p>
          </table:table-cell>
          <table:table-cell table:style-name="ce1" office:value-type="float" office:value="46.0518133599292" calcext:value-type="float">
            <text:p>46,05</text:p>
          </table:table-cell>
          <table:table-cell table:style-name="ce1" office:value-type="float" office:value="48.7497973388881" calcext:value-type="float">
            <text:p>48,75</text:p>
          </table:table-cell>
          <table:table-cell/>
          <table:table-cell table:formula="of:=([.B67]-[.$B$85])/([.$B$86]-[.$B$85])*5" office:value-type="float" office:value="1.37597058219978" calcext:value-type="float">
            <text:p>1,3759705822</text:p>
          </table:table-cell>
          <table:table-cell table:style-name="ce4" table:formula="of:=[.C67]/100*5" office:value-type="float" office:value="2.30259066799646" calcext:value-type="float">
            <text:p>2,303</text:p>
          </table:table-cell>
          <table:table-cell table:style-name="ce4" table:formula="of:=[.D67]/100*5" office:value-type="float" office:value="2.43748986694441" calcext:value-type="float">
            <text:p>2,4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8440.01465798" calcext:value-type="float">
            <text:p>8.440,01</text:p>
          </table:table-cell>
          <table:table-cell table:style-name="ce1" office:value-type="float" office:value="55.1929643253225" calcext:value-type="float">
            <text:p>55,19</text:p>
          </table:table-cell>
          <table:table-cell table:style-name="ce1" office:value-type="float" office:value="62.0848199689846" calcext:value-type="float">
            <text:p>62,08</text:p>
          </table:table-cell>
          <table:table-cell/>
          <table:table-cell table:formula="of:=([.B68]-[.$B$85])/([.$B$86]-[.$B$85])*5" office:value-type="float" office:value="2.33449858673289" calcext:value-type="float">
            <text:p>2,3344985867</text:p>
          </table:table-cell>
          <table:table-cell table:style-name="ce4" table:formula="of:=[.C68]/100*5" office:value-type="float" office:value="2.75964821626612" calcext:value-type="float">
            <text:p>2,760</text:p>
          </table:table-cell>
          <table:table-cell table:style-name="ce4" table:formula="of:=[.D68]/100*5" office:value-type="float" office:value="3.10424099844923" calcext:value-type="float">
            <text:p>3,1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8201" calcext:value-type="float">
            <text:p>8.201,00</text:p>
          </table:table-cell>
          <table:table-cell table:style-name="ce1" office:value-type="float" office:value="47.7102136791112" calcext:value-type="float">
            <text:p>47,71</text:p>
          </table:table-cell>
          <table:table-cell table:style-name="ce1" office:value-type="float" office:value="49.0802247654394" calcext:value-type="float">
            <text:p>49,08</text:p>
          </table:table-cell>
          <table:table-cell/>
          <table:table-cell table:formula="of:=([.B69]-[.$B$85])/([.$B$86]-[.$B$85])*5" office:value-type="float" office:value="1.67024900970225" calcext:value-type="float">
            <text:p>1,6702490097</text:p>
          </table:table-cell>
          <table:table-cell table:style-name="ce4" table:formula="of:=[.C69]/100*5" office:value-type="float" office:value="2.38551068395556" calcext:value-type="float">
            <text:p>2,386</text:p>
          </table:table-cell>
          <table:table-cell table:style-name="ce4" table:formula="of:=[.D69]/100*5" office:value-type="float" office:value="2.45401123827197" calcext:value-type="float">
            <text:p>2,4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8220.54540126" calcext:value-type="float">
            <text:p>8.220,55</text:p>
          </table:table-cell>
          <table:table-cell table:style-name="ce1" office:value-type="float" office:value="45.3779650756392" calcext:value-type="float">
            <text:p>45,38</text:p>
          </table:table-cell>
          <table:table-cell table:style-name="ce1" office:value-type="float" office:value="48.059054700839" calcext:value-type="float">
            <text:p>48,06</text:p>
          </table:table-cell>
          <table:table-cell/>
          <table:table-cell table:formula="of:=([.B70]-[.$B$85])/([.$B$86]-[.$B$85])*5" office:value-type="float" office:value="1.72456795662196" calcext:value-type="float">
            <text:p>1,7245679566</text:p>
          </table:table-cell>
          <table:table-cell table:style-name="ce4" table:formula="of:=[.C70]/100*5" office:value-type="float" office:value="2.26889825378196" calcext:value-type="float">
            <text:p>2,269</text:p>
          </table:table-cell>
          <table:table-cell table:style-name="ce4" table:formula="of:=[.D70]/100*5" office:value-type="float" office:value="2.40295273504195" calcext:value-type="float">
            <text:p>2,4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8108.90956338" calcext:value-type="float">
            <text:p>8.108,91</text:p>
          </table:table-cell>
          <table:table-cell table:style-name="ce1" office:value-type="float" office:value="50.0971803918308" calcext:value-type="float">
            <text:p>50,10</text:p>
          </table:table-cell>
          <table:table-cell table:style-name="ce1" office:value-type="float" office:value="39.8646176062747" calcext:value-type="float">
            <text:p>39,86</text:p>
          </table:table-cell>
          <table:table-cell/>
          <table:table-cell table:formula="of:=([.B71]-[.$B$85])/([.$B$86]-[.$B$85])*5" office:value-type="float" office:value="1.41431895884101" calcext:value-type="float">
            <text:p>1,4143189588</text:p>
          </table:table-cell>
          <table:table-cell table:style-name="ce4" table:formula="of:=[.C71]/100*5" office:value-type="float" office:value="2.50485901959154" calcext:value-type="float">
            <text:p>2,505</text:p>
          </table:table-cell>
          <table:table-cell table:style-name="ce4" table:formula="of:=[.D71]/100*5" office:value-type="float" office:value="1.99323088031374" calcext:value-type="float">
            <text:p>1,99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8072.69878096" calcext:value-type="float">
            <text:p>8.072,70</text:p>
          </table:table-cell>
          <table:table-cell table:style-name="ce1" office:value-type="float" office:value="52.9645013626507" calcext:value-type="float">
            <text:p>52,96</text:p>
          </table:table-cell>
          <table:table-cell table:style-name="ce1" office:value-type="float" office:value="57.1089925959775" calcext:value-type="float">
            <text:p>57,11</text:p>
          </table:table-cell>
          <table:table-cell/>
          <table:table-cell table:formula="of:=([.B72]-[.$B$85])/([.$B$86]-[.$B$85])*5" office:value-type="float" office:value="1.31368497634925" calcext:value-type="float">
            <text:p>1,3136849763</text:p>
          </table:table-cell>
          <table:table-cell table:style-name="ce4" table:formula="of:=[.C72]/100*5" office:value-type="float" office:value="2.64822506813253" calcext:value-type="float">
            <text:p>2,648</text:p>
          </table:table-cell>
          <table:table-cell table:style-name="ce4" table:formula="of:=[.D72]/100*5" office:value-type="float" office:value="2.85544962979887" calcext:value-type="float">
            <text:p>2,8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8120.02872349" calcext:value-type="float">
            <text:p>8.120,03</text:p>
          </table:table-cell>
          <table:table-cell table:style-name="ce1" office:value-type="float" office:value="50.1459085525747" calcext:value-type="float">
            <text:p>50,15</text:p>
          </table:table-cell>
          <table:table-cell table:style-name="ce1" office:value-type="float" office:value="56.5470202184459" calcext:value-type="float">
            <text:p>56,55</text:p>
          </table:table-cell>
          <table:table-cell/>
          <table:table-cell table:formula="of:=([.B73]-[.$B$85])/([.$B$86]-[.$B$85])*5" office:value-type="float" office:value="1.44522040004309" calcext:value-type="float">
            <text:p>1,4452204</text:p>
          </table:table-cell>
          <table:table-cell table:style-name="ce4" table:formula="of:=[.C73]/100*5" office:value-type="float" office:value="2.50729542762874" calcext:value-type="float">
            <text:p>2,507</text:p>
          </table:table-cell>
          <table:table-cell table:style-name="ce4" table:formula="of:=[.D73]/100*5" office:value-type="float" office:value="2.8273510109223" calcext:value-type="float">
            <text:p>2,8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8294.99101929" calcext:value-type="float">
            <text:p>8.294,99</text:p>
          </table:table-cell>
          <table:table-cell table:style-name="ce1" office:value-type="float" office:value="57.480319851455" calcext:value-type="float">
            <text:p>57,48</text:p>
          </table:table-cell>
          <table:table-cell table:style-name="ce1" office:value-type="float" office:value="66.7040019851495" calcext:value-type="float">
            <text:p>66,70</text:p>
          </table:table-cell>
          <table:table-cell/>
          <table:table-cell table:formula="of:=([.B74]-[.$B$85])/([.$B$86]-[.$B$85])*5" office:value-type="float" office:value="1.9314610011998" calcext:value-type="float">
            <text:p>1,9314610012</text:p>
          </table:table-cell>
          <table:table-cell table:style-name="ce4" table:formula="of:=[.C74]/100*5" office:value-type="float" office:value="2.87401599257275" calcext:value-type="float">
            <text:p>2,874</text:p>
          </table:table-cell>
          <table:table-cell table:style-name="ce4" table:formula="of:=[.D74]/100*5" office:value-type="float" office:value="3.33520009925748" calcext:value-type="float">
            <text:p>3,3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8211.4256703" calcext:value-type="float">
            <text:p>8.211,43</text:p>
          </table:table-cell>
          <table:table-cell table:style-name="ce1" office:value-type="float" office:value="51.4812502768909" calcext:value-type="float">
            <text:p>51,48</text:p>
          </table:table-cell>
          <table:table-cell table:style-name="ce1" office:value-type="float" office:value="53.4966698893583" calcext:value-type="float">
            <text:p>53,50</text:p>
          </table:table-cell>
          <table:table-cell/>
          <table:table-cell table:formula="of:=([.B75]-[.$B$85])/([.$B$86]-[.$B$85])*5" office:value-type="float" office:value="1.69922316193861" calcext:value-type="float">
            <text:p>1,6992231619</text:p>
          </table:table-cell>
          <table:table-cell table:style-name="ce4" table:formula="of:=[.C75]/100*5" office:value-type="float" office:value="2.57406251384455" calcext:value-type="float">
            <text:p>2,574</text:p>
          </table:table-cell>
          <table:table-cell table:style-name="ce4" table:formula="of:=[.D75]/100*5" office:value-type="float" office:value="2.67483349446791" calcext:value-type="float">
            <text:p>2,6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8089.66686369" calcext:value-type="float">
            <text:p>8.089,67</text:p>
          </table:table-cell>
          <table:table-cell table:style-name="ce1" office:value-type="float" office:value="49.8351638501094" calcext:value-type="float">
            <text:p>49,84</text:p>
          </table:table-cell>
          <table:table-cell table:style-name="ce1" office:value-type="float" office:value="48.2135066416857" calcext:value-type="float">
            <text:p>48,21</text:p>
          </table:table-cell>
          <table:table-cell/>
          <table:table-cell table:formula="of:=([.B76]-[.$B$85])/([.$B$86]-[.$B$85])*5" office:value-type="float" office:value="1.36084125484564" calcext:value-type="float">
            <text:p>1,3608412548</text:p>
          </table:table-cell>
          <table:table-cell table:style-name="ce4" table:formula="of:=[.C76]/100*5" office:value-type="float" office:value="2.49175819250547" calcext:value-type="float">
            <text:p>2,492</text:p>
          </table:table-cell>
          <table:table-cell table:style-name="ce4" table:formula="of:=[.D76]/100*5" office:value-type="float" office:value="2.41067533208428" calcext:value-type="float">
            <text:p>2,4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7991" calcext:value-type="float">
            <text:p>7.991,00</text:p>
          </table:table-cell>
          <table:table-cell table:style-name="ce1" office:value-type="float" office:value="50.2093477612435" calcext:value-type="float">
            <text:p>50,21</text:p>
          </table:table-cell>
          <table:table-cell table:style-name="ce1" office:value-type="float" office:value="33.416518453047" calcext:value-type="float">
            <text:p>33,42</text:p>
          </table:table-cell>
          <table:table-cell/>
          <table:table-cell table:formula="of:=([.B77]-[.$B$85])/([.$B$86]-[.$B$85])*5" office:value-type="float" office:value="1.0866345470775" calcext:value-type="float">
            <text:p>1,0866345471</text:p>
          </table:table-cell>
          <table:table-cell table:style-name="ce4" table:formula="of:=[.C77]/100*5" office:value-type="float" office:value="2.51046738806217" calcext:value-type="float">
            <text:p>2,510</text:p>
          </table:table-cell>
          <table:table-cell table:style-name="ce4" table:formula="of:=[.D77]/100*5" office:value-type="float" office:value="1.67082592265235" calcext:value-type="float">
            <text:p>1,6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7801.55180681" calcext:value-type="float">
            <text:p>7.801,55</text:p>
          </table:table-cell>
          <table:table-cell table:style-name="ce1" office:value-type="float" office:value="46.2094442436041" calcext:value-type="float">
            <text:p>46,21</text:p>
          </table:table-cell>
          <table:table-cell table:style-name="ce1" office:value-type="float" office:value="29.936639797175" calcext:value-type="float">
            <text:p>29,94</text:p>
          </table:table-cell>
          <table:table-cell/>
          <table:table-cell table:formula="of:=([.B78]-[.$B$85])/([.$B$86]-[.$B$85])*5" office:value-type="float" office:value="0.560135949630784" calcext:value-type="float">
            <text:p>0,5601359496</text:p>
          </table:table-cell>
          <table:table-cell table:style-name="ce4" table:formula="of:=[.C78]/100*5" office:value-type="float" office:value="2.31047221218021" calcext:value-type="float">
            <text:p>2,310</text:p>
          </table:table-cell>
          <table:table-cell table:style-name="ce4" table:formula="of:=[.D78]/100*5" office:value-type="float" office:value="1.49683198985875" calcext:value-type="float">
            <text:p>1,49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7850" calcext:value-type="float">
            <text:p>7.850,00</text:p>
          </table:table-cell>
          <table:table-cell table:style-name="ce1" office:value-type="float" office:value="41.0774481870034" calcext:value-type="float">
            <text:p>41,08</text:p>
          </table:table-cell>
          <table:table-cell table:style-name="ce1" office:value-type="float" office:value="33.4298351141579" calcext:value-type="float">
            <text:p>33,43</text:p>
          </table:table-cell>
          <table:table-cell/>
          <table:table-cell table:formula="of:=([.B79]-[.$B$85])/([.$B$86]-[.$B$85])*5" office:value-type="float" office:value="0.694779122172316" calcext:value-type="float">
            <text:p>0,6947791222</text:p>
          </table:table-cell>
          <table:table-cell table:style-name="ce4" table:formula="of:=[.C79]/100*5" office:value-type="float" office:value="2.05387240935017" calcext:value-type="float">
            <text:p>2,054</text:p>
          </table:table-cell>
          <table:table-cell table:style-name="ce4" table:formula="of:=[.D79]/100*5" office:value-type="float" office:value="1.6714917557079" calcext:value-type="float">
            <text:p>1,67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7705.96697916" calcext:value-type="float">
            <text:p>7.705,97</text:p>
          </table:table-cell>
          <table:table-cell table:style-name="ce1" office:value-type="float" office:value="36.9926533751529" calcext:value-type="float">
            <text:p>36,99</text:p>
          </table:table-cell>
          <table:table-cell table:style-name="ce1" office:value-type="float" office:value="25.1337572726317" calcext:value-type="float">
            <text:p>25,13</text:p>
          </table:table-cell>
          <table:table-cell/>
          <table:table-cell table:formula="of:=([.B80]-[.$B$85])/([.$B$86]-[.$B$85])*5" office:value-type="float" office:value="0.294494579040147" calcext:value-type="float">
            <text:p>0,294494579</text:p>
          </table:table-cell>
          <table:table-cell table:style-name="ce4" table:formula="of:=[.C80]/100*5" office:value-type="float" office:value="1.84963266875764" calcext:value-type="float">
            <text:p>1,850</text:p>
          </table:table-cell>
          <table:table-cell table:style-name="ce4" table:formula="of:=[.D80]/100*5" office:value-type="float" office:value="1.25668786363159" calcext:value-type="float">
            <text:p>1,2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7600" calcext:value-type="float">
            <text:p>7.600,00</text:p>
          </table:table-cell>
          <table:table-cell table:style-name="ce1" office:value-type="float" office:value="29.7943061629707" calcext:value-type="float">
            <text:p>29,79</text:p>
          </table:table-cell>
          <table:table-cell table:style-name="ce1" office:value-type="float" office:value="25.7067810876117" calcext:value-type="float">
            <text:p>25,71</text:p>
          </table:table-cell>
          <table:table-cell/>
          <table:table-cell table:formula="of:=([.B81]-[.$B$85])/([.$B$86]-[.$B$85])*5" office:value-type="float" office:value="0" calcext:value-type="float">
            <text:p>0</text:p>
          </table:table-cell>
          <table:table-cell table:style-name="ce4" table:formula="of:=[.C81]/100*5" office:value-type="float" office:value="1.48971530814854" calcext:value-type="float">
            <text:p>1,490</text:p>
          </table:table-cell>
          <table:table-cell table:style-name="ce4" table:formula="of:=[.D81]/100*5" office:value-type="float" office:value="1.28533905438059" calcext:value-type="float">
            <text:p>1,2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7720.77200084" calcext:value-type="float">
            <text:p>7.720,77</text:p>
          </table:table-cell>
          <table:table-cell table:style-name="ce1" office:value-type="float" office:value="34.1331454850805" calcext:value-type="float">
            <text:p>34,13</text:p>
          </table:table-cell>
          <table:table-cell table:style-name="ce1" office:value-type="float" office:value="34.9967400403891" calcext:value-type="float">
            <text:p>35,00</text:p>
          </table:table-cell>
          <table:table-cell/>
          <table:table-cell table:formula="of:=([.B82]-[.$B$85])/([.$B$86]-[.$B$85])*5" office:value-type="float" office:value="0.335639458906438" calcext:value-type="float">
            <text:p>0,3356394589</text:p>
          </table:table-cell>
          <table:table-cell table:style-name="ce4" table:formula="of:=[.C82]/100*5" office:value-type="float" office:value="1.70665727425403" calcext:value-type="float">
            <text:p>1,707</text:p>
          </table:table-cell>
          <table:table-cell table:style-name="ce4" table:formula="of:=[.D82]/100*5" office:value-type="float" office:value="1.74983700201945" calcext:value-type="float">
            <text:p>1,75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7635.56479107" calcext:value-type="float">
            <text:p>7.635,56</text:p>
          </table:table-cell>
          <table:table-cell table:style-name="ce1" office:value-type="float" office:value="35.7677903233468" calcext:value-type="float">
            <text:p>35,77</text:p>
          </table:table-cell>
          <table:table-cell table:style-name="ce1" office:value-type="float" office:value="39.6349962477437" calcext:value-type="float">
            <text:p>39,63</text:p>
          </table:table-cell>
          <table:table-cell/>
          <table:table-cell table:formula="of:=([.B83]-[.$B$85])/([.$B$86]-[.$B$85])*5" office:value-type="float" office:value="0.0988386972794255" calcext:value-type="float">
            <text:p>0,0988386973</text:p>
          </table:table-cell>
          <table:table-cell table:style-name="ce4" table:formula="of:=[.C83]/100*5" office:value-type="float" office:value="1.78838951616734" calcext:value-type="float">
            <text:p>1,788</text:p>
          </table:table-cell>
          <table:table-cell table:style-name="ce4" table:formula="of:=[.D83]/100*5" office:value-type="float" office:value="1.98174981238718" calcext:value-type="float">
            <text:p>1,982</text:p>
          </table:table-cell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.B2:.B83])" office:value-type="float" office:value="7600" calcext:value-type="float">
            <text:p>7600,000</text:p>
          </table:table-cell>
          <table:table-cell table:style-name="ce3" table:number-columns-repeated="2"/>
          <table:table-cell table:number-columns-repeated="2"/>
          <table:table-cell table:style-name="ce4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83])" office:value-type="float" office:value="9399.1329332" calcext:value-type="float">
            <text:p>9399,1329332</text:p>
          </table:table-cell>
          <table:table-cell table:style-name="ce3" table:number-columns-repeated="2"/>
          <table:table-cell table:number-columns-repeated="2"/>
          <table:table-cell table:style-name="ce4" table:number-columns-repeated="2"/>
        </table:table-row>
        <table:table-row table:style-name="ro1">
          <table:table-cell office:value-type="string" calcext:value-type="string">
            <text:p>med</text:p>
          </table:table-cell>
          <table:table-cell table:formula="of:=AVERAGE([.B2:.B83])" office:value-type="float" office:value="8658.18070631207" calcext:value-type="float">
            <text:p>8658,1807063121</text:p>
          </table:table-cell>
          <table:table-cell table:number-columns-repeated="6"/>
        </table:table-row>
        <table:table-row table:style-name="ro1" table:number-rows-repeated="104848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oglio2" table:style-name="ta1">
        <table:table-column table:style-name="co2" table:default-cell-style-name="ce3"/>
        <table:table-column table:style-name="co2" table:default-cell-style-name="ce5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style-name="ce3" office:value-type="string" calcext:value-type="string">
            <text:p>37.8947493347819</text:p>
          </table:table-cell>
          <table:table-cell office:value-type="string" calcext:value-type="string">
            <text:p>48.66857086058476</text:p>
          </table:table-cell>
          <table:table-cell table:number-columns-repeated="2"/>
          <table:table-cell table:style-name="ce1" table:formula="of:=SUBSTITUTE([.A2];&quot;.&quot;;&quot;,&quot;)/1" office:value-type="float" office:value="8840" calcext:value-type="float">
            <text:p>8.840,00</text:p>
          </table:table-cell>
          <table:table-cell table:style-name="ce1" table:formula="of:=SUBSTITUTE([.B2];&quot;.&quot;;&quot;,&quot;)/1" office:value-type="float" office:value="37.8947493347819" calcext:value-type="float">
            <text:p>37,89</text:p>
          </table:table-cell>
          <table:table-cell table:style-name="ce1" table:formula="of:=SUBSTITUTE([.C2];&quot;.&quot;;&quot;,&quot;)/1" office:value-type="float" office:value="48.6685708605848" calcext:value-type="float">
            <text:p>48,67</text:p>
          </table:table-cell>
        </table:table-row>
        <table:table-row table:style-name="ro1">
          <table:table-cell office:value-type="string" calcext:value-type="string">
            <text:p>8788.15045207</text:p>
          </table:table-cell>
          <table:table-cell table:style-name="ce3" office:value-type="string" calcext:value-type="string">
            <text:p>39.6777436020725</text:p>
          </table:table-cell>
          <table:table-cell office:value-type="string" calcext:value-type="string">
            <text:p>36.08326869722679</text:p>
          </table:table-cell>
          <table:table-cell table:number-columns-repeated="2"/>
          <table:table-cell table:style-name="ce1" table:formula="of:=SUBSTITUTE([.A3];&quot;.&quot;;&quot;,&quot;)/1" office:value-type="float" office:value="8788.15045207" calcext:value-type="float">
            <text:p>8.788,15</text:p>
          </table:table-cell>
          <table:table-cell table:style-name="ce1" table:formula="of:=SUBSTITUTE([.B3];&quot;.&quot;;&quot;,&quot;)/1" office:value-type="float" office:value="39.6777436020725" calcext:value-type="float">
            <text:p>39,68</text:p>
          </table:table-cell>
          <table:table-cell table:style-name="ce1" table:formula="of:=SUBSTITUTE([.C3];&quot;.&quot;;&quot;,&quot;)/1" office:value-type="float" office:value="36.0832686972268" calcext:value-type="float">
            <text:p>36,08</text:p>
          </table:table-cell>
        </table:table-row>
        <table:table-row table:style-name="ro1">
          <table:table-cell office:value-type="string" calcext:value-type="string">
            <text:p>8779.18854666</text:p>
          </table:table-cell>
          <table:table-cell table:style-name="ce3" office:value-type="string" calcext:value-type="string">
            <text:p>46.15132278533357</text:p>
          </table:table-cell>
          <table:table-cell office:value-type="string" calcext:value-type="string">
            <text:p>55.124399996224625</text:p>
          </table:table-cell>
          <table:table-cell table:number-columns-repeated="2"/>
          <table:table-cell table:style-name="ce1" table:formula="of:=SUBSTITUTE([.A4];&quot;.&quot;;&quot;,&quot;)/1" office:value-type="float" office:value="8779.18854666" calcext:value-type="float">
            <text:p>8.779,19</text:p>
          </table:table-cell>
          <table:table-cell table:style-name="ce1" table:formula="of:=SUBSTITUTE([.B4];&quot;.&quot;;&quot;,&quot;)/1" office:value-type="float" office:value="46.1513227853336" calcext:value-type="float">
            <text:p>46,15</text:p>
          </table:table-cell>
          <table:table-cell table:style-name="ce1" table:formula="of:=SUBSTITUTE([.C4];&quot;.&quot;;&quot;,&quot;)/1" office:value-type="float" office:value="55.1243999962246" calcext:value-type="float">
            <text:p>55,12</text:p>
          </table:table-cell>
        </table:table-row>
        <table:table-row table:style-name="ro1">
          <table:table-cell office:value-type="string" calcext:value-type="string">
            <text:p>8660.14763425</text:p>
          </table:table-cell>
          <table:table-cell table:style-name="ce3" office:value-type="string" calcext:value-type="string">
            <text:p>45.730102683625454</text:p>
          </table:table-cell>
          <table:table-cell office:value-type="string" calcext:value-type="string">
            <text:p>45.491683058155054</text:p>
          </table:table-cell>
          <table:table-cell table:number-columns-repeated="2"/>
          <table:table-cell table:style-name="ce1" table:formula="of:=SUBSTITUTE([.A5];&quot;.&quot;;&quot;,&quot;)/1" office:value-type="float" office:value="8660.14763425" calcext:value-type="float">
            <text:p>8.660,15</text:p>
          </table:table-cell>
          <table:table-cell table:style-name="ce1" table:formula="of:=SUBSTITUTE([.B5];&quot;.&quot;;&quot;,&quot;)/1" office:value-type="float" office:value="45.7301026836255" calcext:value-type="float">
            <text:p>45,73</text:p>
          </table:table-cell>
          <table:table-cell table:style-name="ce1" table:formula="of:=SUBSTITUTE([.C5];&quot;.&quot;;&quot;,&quot;)/1" office:value-type="float" office:value="45.4916830581551" calcext:value-type="float">
            <text:p>45,49</text:p>
          </table:table-cell>
        </table:table-row>
        <table:table-row table:style-name="ro1">
          <table:table-cell office:value-type="string" calcext:value-type="string">
            <text:p>8443.83213</text:p>
          </table:table-cell>
          <table:table-cell table:style-name="ce3" office:value-type="string" calcext:value-type="string">
            <text:p>43.41954412235152</text:p>
          </table:table-cell>
          <table:table-cell office:value-type="string" calcext:value-type="string">
            <text:p>39.997144786191555</text:p>
          </table:table-cell>
          <table:table-cell table:number-columns-repeated="2"/>
          <table:table-cell table:style-name="ce1" table:formula="of:=SUBSTITUTE([.A6];&quot;.&quot;;&quot;,&quot;)/1" office:value-type="float" office:value="8443.83213" calcext:value-type="float">
            <text:p>8.443,83</text:p>
          </table:table-cell>
          <table:table-cell table:style-name="ce1" table:formula="of:=SUBSTITUTE([.B6];&quot;.&quot;;&quot;,&quot;)/1" office:value-type="float" office:value="43.4195441223515" calcext:value-type="float">
            <text:p>43,42</text:p>
          </table:table-cell>
          <table:table-cell table:style-name="ce1" table:formula="of:=SUBSTITUTE([.C6];&quot;.&quot;;&quot;,&quot;)/1" office:value-type="float" office:value="39.9971447861916" calcext:value-type="float">
            <text:p>40,00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  <table:table-cell table:style-name="ce3" office:value-type="string" calcext:value-type="string">
            <text:p>41.46783366581129</text:p>
          </table:table-cell>
          <table:table-cell office:value-type="string" calcext:value-type="string">
            <text:p>34.212643800640585</text:p>
          </table:table-cell>
          <table:table-cell table:number-columns-repeated="2"/>
          <table:table-cell table:style-name="ce1" table:formula="of:=SUBSTITUTE([.A7];&quot;.&quot;;&quot;,&quot;)/1" office:value-type="float" office:value="8501" calcext:value-type="float">
            <text:p>8.501,00</text:p>
          </table:table-cell>
          <table:table-cell table:style-name="ce1" table:formula="of:=SUBSTITUTE([.B7];&quot;.&quot;;&quot;,&quot;)/1" office:value-type="float" office:value="41.4678336658113" calcext:value-type="float">
            <text:p>41,47</text:p>
          </table:table-cell>
          <table:table-cell table:style-name="ce1" table:formula="of:=SUBSTITUTE([.C7];&quot;.&quot;;&quot;,&quot;)/1" office:value-type="float" office:value="34.2126438006406" calcext:value-type="float">
            <text:p>34,21</text:p>
          </table:table-cell>
        </table:table-row>
        <table:table-row table:style-name="ro1">
          <table:table-cell office:value-type="string" calcext:value-type="string">
            <text:p>8361.34025993</text:p>
          </table:table-cell>
          <table:table-cell table:style-name="ce3" office:value-type="string" calcext:value-type="string">
            <text:p>39.53846356970163</text:p>
          </table:table-cell>
          <table:table-cell office:value-type="string" calcext:value-type="string">
            <text:p>38.10540372016232</text:p>
          </table:table-cell>
          <table:table-cell table:number-columns-repeated="2"/>
          <table:table-cell table:style-name="ce1" table:formula="of:=SUBSTITUTE([.A8];&quot;.&quot;;&quot;,&quot;)/1" office:value-type="float" office:value="8361.34025993" calcext:value-type="float">
            <text:p>8.361,34</text:p>
          </table:table-cell>
          <table:table-cell table:style-name="ce1" table:formula="of:=SUBSTITUTE([.B8];&quot;.&quot;;&quot;,&quot;)/1" office:value-type="float" office:value="39.5384635697016" calcext:value-type="float">
            <text:p>39,54</text:p>
          </table:table-cell>
          <table:table-cell table:style-name="ce1" table:formula="of:=SUBSTITUTE([.C8];&quot;.&quot;;&quot;,&quot;)/1" office:value-type="float" office:value="38.1054037201623" calcext:value-type="float">
            <text:p>38,11</text:p>
          </table:table-cell>
        </table:table-row>
        <table:table-row table:style-name="ro1">
          <table:table-cell office:value-type="string" calcext:value-type="string">
            <text:p>8265.00000316</text:p>
          </table:table-cell>
          <table:table-cell table:style-name="ce3" office:value-type="string" calcext:value-type="string">
            <text:p>38.609403347936436</text:p>
          </table:table-cell>
          <table:table-cell office:value-type="string" calcext:value-type="string">
            <text:p>41.41169270195538</text:p>
          </table:table-cell>
          <table:table-cell table:number-columns-repeated="2"/>
          <table:table-cell table:style-name="ce1" table:formula="of:=SUBSTITUTE([.A9];&quot;.&quot;;&quot;,&quot;)/1" office:value-type="float" office:value="8265.00000316" calcext:value-type="float">
            <text:p>8.265,00</text:p>
          </table:table-cell>
          <table:table-cell table:style-name="ce1" table:formula="of:=SUBSTITUTE([.B9];&quot;.&quot;;&quot;,&quot;)/1" office:value-type="float" office:value="38.6094033479364" calcext:value-type="float">
            <text:p>38,61</text:p>
          </table:table-cell>
          <table:table-cell table:style-name="ce1" table:formula="of:=SUBSTITUTE([.C9];&quot;.&quot;;&quot;,&quot;)/1" office:value-type="float" office:value="41.4116927019554" calcext:value-type="float">
            <text:p>41,41</text:p>
          </table:table-cell>
        </table:table-row>
        <table:table-row table:style-name="ro1">
          <table:table-cell office:value-type="string" calcext:value-type="string">
            <text:p>8500.00248554</text:p>
          </table:table-cell>
          <table:table-cell table:style-name="ce3" office:value-type="string" calcext:value-type="string">
            <text:p>50.37623266533746</text:p>
          </table:table-cell>
          <table:table-cell office:value-type="string" calcext:value-type="string">
            <text:p>59.7752384692128</text:p>
          </table:table-cell>
          <table:table-cell table:number-columns-repeated="2"/>
          <table:table-cell table:style-name="ce1" table:formula="of:=SUBSTITUTE([.A10];&quot;.&quot;;&quot;,&quot;)/1" office:value-type="float" office:value="8500.00248554" calcext:value-type="float">
            <text:p>8.500,00</text:p>
          </table:table-cell>
          <table:table-cell table:style-name="ce1" table:formula="of:=SUBSTITUTE([.B10];&quot;.&quot;;&quot;,&quot;)/1" office:value-type="float" office:value="50.3762326653375" calcext:value-type="float">
            <text:p>50,38</text:p>
          </table:table-cell>
          <table:table-cell table:style-name="ce1" table:formula="of:=SUBSTITUTE([.C10];&quot;.&quot;;&quot;,&quot;)/1" office:value-type="float" office:value="59.7752384692128" calcext:value-type="float">
            <text:p>59,78</text:p>
          </table:table-cell>
        </table:table-row>
        <table:table-row table:style-name="ro1">
          <table:table-cell office:value-type="string" calcext:value-type="string">
            <text:p>8944.83023112</text:p>
          </table:table-cell>
          <table:table-cell table:style-name="ce3" office:value-type="string" calcext:value-type="string">
            <text:p>55.16326286619553</text:p>
          </table:table-cell>
          <table:table-cell office:value-type="string" calcext:value-type="string">
            <text:p>70.68704601170818</text:p>
          </table:table-cell>
          <table:table-cell table:number-columns-repeated="2"/>
          <table:table-cell table:style-name="ce1" table:formula="of:=SUBSTITUTE([.A11];&quot;.&quot;;&quot;,&quot;)/1" office:value-type="float" office:value="8944.83023112" calcext:value-type="float">
            <text:p>8.944,83</text:p>
          </table:table-cell>
          <table:table-cell table:style-name="ce1" table:formula="of:=SUBSTITUTE([.B11];&quot;.&quot;;&quot;,&quot;)/1" office:value-type="float" office:value="55.1632628661955" calcext:value-type="float">
            <text:p>55,16</text:p>
          </table:table-cell>
          <table:table-cell table:style-name="ce1" table:formula="of:=SUBSTITUTE([.C11];&quot;.&quot;;&quot;,&quot;)/1" office:value-type="float" office:value="70.6870460117082" calcext:value-type="float">
            <text:p>70,69</text:p>
          </table:table-cell>
        </table:table-row>
        <table:table-row table:style-name="ro1">
          <table:table-cell office:value-type="string" calcext:value-type="string">
            <text:p>8734.99999987</text:p>
          </table:table-cell>
          <table:table-cell table:style-name="ce3" office:value-type="string" calcext:value-type="string">
            <text:p>55.923781905088575</text:p>
          </table:table-cell>
          <table:table-cell office:value-type="string" calcext:value-type="string">
            <text:p>65.98368280281589</text:p>
          </table:table-cell>
          <table:table-cell table:number-columns-repeated="2"/>
          <table:table-cell table:style-name="ce1" table:formula="of:=SUBSTITUTE([.A12];&quot;.&quot;;&quot;,&quot;)/1" office:value-type="float" office:value="8734.99999987" calcext:value-type="float">
            <text:p>8.735,00</text:p>
          </table:table-cell>
          <table:table-cell table:style-name="ce1" table:formula="of:=SUBSTITUTE([.B12];&quot;.&quot;;&quot;,&quot;)/1" office:value-type="float" office:value="55.9237819050886" calcext:value-type="float">
            <text:p>55,92</text:p>
          </table:table-cell>
          <table:table-cell table:style-name="ce1" table:formula="of:=SUBSTITUTE([.C12];&quot;.&quot;;&quot;,&quot;)/1" office:value-type="float" office:value="65.9836828028159" calcext:value-type="float">
            <text:p>65,98</text:p>
          </table:table-cell>
        </table:table-row>
        <table:table-row table:style-name="ro1">
          <table:table-cell office:value-type="string" calcext:value-type="string">
            <text:p>9070.00000012</text:p>
          </table:table-cell>
          <table:table-cell table:style-name="ce3" office:value-type="string" calcext:value-type="string">
            <text:p>64.04974087488606</text:p>
          </table:table-cell>
          <table:table-cell office:value-type="string" calcext:value-type="string">
            <text:p>70.11375457868267</text:p>
          </table:table-cell>
          <table:table-cell table:number-columns-repeated="2"/>
          <table:table-cell table:style-name="ce1" table:formula="of:=SUBSTITUTE([.A13];&quot;.&quot;;&quot;,&quot;)/1" office:value-type="float" office:value="9070.00000012" calcext:value-type="float">
            <text:p>9.070,00</text:p>
          </table:table-cell>
          <table:table-cell table:style-name="ce1" table:formula="of:=SUBSTITUTE([.B13];&quot;.&quot;;&quot;,&quot;)/1" office:value-type="float" office:value="64.0497408748861" calcext:value-type="float">
            <text:p>64,05</text:p>
          </table:table-cell>
          <table:table-cell table:style-name="ce1" table:formula="of:=SUBSTITUTE([.C13];&quot;.&quot;;&quot;,&quot;)/1" office:value-type="float" office:value="70.1137545786827" calcext:value-type="float">
            <text:p>70,11</text:p>
          </table:table-cell>
        </table:table-row>
        <table:table-row table:style-name="ro1">
          <table:table-cell office:value-type="string" calcext:value-type="string">
            <text:p>9085.56138955</text:p>
          </table:table-cell>
          <table:table-cell table:style-name="ce3" office:value-type="string" calcext:value-type="string">
            <text:p>63.62903780564233</text:p>
          </table:table-cell>
          <table:table-cell office:value-type="string" calcext:value-type="string">
            <text:p>64.82554404509087</text:p>
          </table:table-cell>
          <table:table-cell table:number-columns-repeated="2"/>
          <table:table-cell table:style-name="ce1" table:formula="of:=SUBSTITUTE([.A14];&quot;.&quot;;&quot;,&quot;)/1" office:value-type="float" office:value="9085.56138955" calcext:value-type="float">
            <text:p>9.085,56</text:p>
          </table:table-cell>
          <table:table-cell table:style-name="ce1" table:formula="of:=SUBSTITUTE([.B14];&quot;.&quot;;&quot;,&quot;)/1" office:value-type="float" office:value="63.6290378056423" calcext:value-type="float">
            <text:p>63,63</text:p>
          </table:table-cell>
          <table:table-cell table:style-name="ce1" table:formula="of:=SUBSTITUTE([.C14];&quot;.&quot;;&quot;,&quot;)/1" office:value-type="float" office:value="64.8255440450909" calcext:value-type="float">
            <text:p>64,83</text:p>
          </table:table-cell>
        </table:table-row>
        <table:table-row table:style-name="ro1">
          <table:table-cell office:value-type="string" calcext:value-type="string">
            <text:p>8755.20111578</text:p>
          </table:table-cell>
          <table:table-cell table:style-name="ce3" office:value-type="string" calcext:value-type="string">
            <text:p>60.13932105077136</text:p>
          </table:table-cell>
          <table:table-cell office:value-type="string" calcext:value-type="string">
            <text:p>59.83880231500418</text:p>
          </table:table-cell>
          <table:table-cell table:number-columns-repeated="2"/>
          <table:table-cell table:style-name="ce1" table:formula="of:=SUBSTITUTE([.A15];&quot;.&quot;;&quot;,&quot;)/1" office:value-type="float" office:value="8755.20111578" calcext:value-type="float">
            <text:p>8.755,20</text:p>
          </table:table-cell>
          <table:table-cell table:style-name="ce1" table:formula="of:=SUBSTITUTE([.B15];&quot;.&quot;;&quot;,&quot;)/1" office:value-type="float" office:value="60.1393210507714" calcext:value-type="float">
            <text:p>60,14</text:p>
          </table:table-cell>
          <table:table-cell table:style-name="ce1" table:formula="of:=SUBSTITUTE([.C15];&quot;.&quot;;&quot;,&quot;)/1" office:value-type="float" office:value="59.8388023150042" calcext:value-type="float">
            <text:p>59,84</text:p>
          </table:table-cell>
        </table:table-row>
        <table:table-row table:style-name="ro1">
          <table:table-cell office:value-type="string" calcext:value-type="string">
            <text:p>8586.01</text:p>
          </table:table-cell>
          <table:table-cell table:style-name="ce3" office:value-type="string" calcext:value-type="string">
            <text:p>57.01761256753253</text:p>
          </table:table-cell>
          <table:table-cell office:value-type="string" calcext:value-type="string">
            <text:p>40.58401566389038</text:p>
          </table:table-cell>
          <table:table-cell table:number-columns-repeated="2"/>
          <table:table-cell table:style-name="ce1" table:formula="of:=SUBSTITUTE([.A16];&quot;.&quot;;&quot;,&quot;)/1" office:value-type="float" office:value="8586.01" calcext:value-type="float">
            <text:p>8.586,01</text:p>
          </table:table-cell>
          <table:table-cell table:style-name="ce1" table:formula="of:=SUBSTITUTE([.B16];&quot;.&quot;;&quot;,&quot;)/1" office:value-type="float" office:value="57.0176125675325" calcext:value-type="float">
            <text:p>57,02</text:p>
          </table:table-cell>
          <table:table-cell table:style-name="ce1" table:formula="of:=SUBSTITUTE([.C16];&quot;.&quot;;&quot;,&quot;)/1" office:value-type="float" office:value="40.5840156638904" calcext:value-type="float">
            <text:p>40,58</text:p>
          </table:table-cell>
        </table:table-row>
        <table:table-row table:style-name="ro1">
          <table:table-cell office:value-type="string" calcext:value-type="string">
            <text:p>8660.00001343</text:p>
          </table:table-cell>
          <table:table-cell table:style-name="ce3" office:value-type="string" calcext:value-type="string">
            <text:p>53.21822292248618</text:p>
          </table:table-cell>
          <table:table-cell office:value-type="string" calcext:value-type="string">
            <text:p>36.699609638986935</text:p>
          </table:table-cell>
          <table:table-cell table:number-columns-repeated="2"/>
          <table:table-cell table:style-name="ce1" table:formula="of:=SUBSTITUTE([.A17];&quot;.&quot;;&quot;,&quot;)/1" office:value-type="float" office:value="8660.00001343" calcext:value-type="float">
            <text:p>8.660,00</text:p>
          </table:table-cell>
          <table:table-cell table:style-name="ce1" table:formula="of:=SUBSTITUTE([.B17];&quot;.&quot;;&quot;,&quot;)/1" office:value-type="float" office:value="53.2182229224862" calcext:value-type="float">
            <text:p>53,22</text:p>
          </table:table-cell>
          <table:table-cell table:style-name="ce1" table:formula="of:=SUBSTITUTE([.C17];&quot;.&quot;;&quot;,&quot;)/1" office:value-type="float" office:value="36.6996096389869" calcext:value-type="float">
            <text:p>36,70</text:p>
          </table:table-cell>
        </table:table-row>
        <table:table-row table:style-name="ro1">
          <table:table-cell office:value-type="string" calcext:value-type="string">
            <text:p>8589.99999997</text:p>
          </table:table-cell>
          <table:table-cell table:style-name="ce3" office:value-type="string" calcext:value-type="string">
            <text:p>44.08095432741437</text:p>
          </table:table-cell>
          <table:table-cell office:value-type="string" calcext:value-type="string">
            <text:p>29.27131582811001</text:p>
          </table:table-cell>
          <table:table-cell table:number-columns-repeated="2"/>
          <table:table-cell table:style-name="ce1" table:formula="of:=SUBSTITUTE([.A18];&quot;.&quot;;&quot;,&quot;)/1" office:value-type="float" office:value="8589.99999997" calcext:value-type="float">
            <text:p>8.590,00</text:p>
          </table:table-cell>
          <table:table-cell table:style-name="ce1" table:formula="of:=SUBSTITUTE([.B18];&quot;.&quot;;&quot;,&quot;)/1" office:value-type="float" office:value="44.0809543274144" calcext:value-type="float">
            <text:p>44,08</text:p>
          </table:table-cell>
          <table:table-cell table:style-name="ce1" table:formula="of:=SUBSTITUTE([.C18];&quot;.&quot;;&quot;,&quot;)/1" office:value-type="float" office:value="29.27131582811" calcext:value-type="float">
            <text:p>29,27</text:p>
          </table:table-cell>
        </table:table-row>
        <table:table-row table:style-name="ro1">
          <table:table-cell office:value-type="string" calcext:value-type="string">
            <text:p>8614.57116264</text:p>
          </table:table-cell>
          <table:table-cell table:style-name="ce3" office:value-type="string" calcext:value-type="string">
            <text:p>45.82923017921994</text:p>
          </table:table-cell>
          <table:table-cell office:value-type="string" calcext:value-type="string">
            <text:p>37.125279334227784</text:p>
          </table:table-cell>
          <table:table-cell table:number-columns-repeated="2"/>
          <table:table-cell table:style-name="ce1" table:formula="of:=SUBSTITUTE([.A19];&quot;.&quot;;&quot;,&quot;)/1" office:value-type="float" office:value="8614.57116264" calcext:value-type="float">
            <text:p>8.614,57</text:p>
          </table:table-cell>
          <table:table-cell table:style-name="ce1" table:formula="of:=SUBSTITUTE([.B19];&quot;.&quot;;&quot;,&quot;)/1" office:value-type="float" office:value="45.8292301792199" calcext:value-type="float">
            <text:p>45,83</text:p>
          </table:table-cell>
          <table:table-cell table:style-name="ce1" table:formula="of:=SUBSTITUTE([.C19];&quot;.&quot;;&quot;,&quot;)/1" office:value-type="float" office:value="37.1252793342278" calcext:value-type="float">
            <text:p>37,13</text:p>
          </table:table-cell>
        </table:table-row>
        <table:table-row table:style-name="ro1">
          <table:table-cell office:value-type="string" calcext:value-type="string">
            <text:p>8831.72082934</text:p>
          </table:table-cell>
          <table:table-cell table:style-name="ce3" office:value-type="string" calcext:value-type="string">
            <text:p>44.93963757836873</text:p>
          </table:table-cell>
          <table:table-cell office:value-type="string" calcext:value-type="string">
            <text:p>45.938676214482946</text:p>
          </table:table-cell>
          <table:table-cell table:number-columns-repeated="2"/>
          <table:table-cell table:style-name="ce1" table:formula="of:=SUBSTITUTE([.A20];&quot;.&quot;;&quot;,&quot;)/1" office:value-type="float" office:value="8831.72082934" calcext:value-type="float">
            <text:p>8.831,72</text:p>
          </table:table-cell>
          <table:table-cell table:style-name="ce1" table:formula="of:=SUBSTITUTE([.B20];&quot;.&quot;;&quot;,&quot;)/1" office:value-type="float" office:value="44.9396375783687" calcext:value-type="float">
            <text:p>44,94</text:p>
          </table:table-cell>
          <table:table-cell table:style-name="ce1" table:formula="of:=SUBSTITUTE([.C20];&quot;.&quot;;&quot;,&quot;)/1" office:value-type="float" office:value="45.938676214483" calcext:value-type="float">
            <text:p>45,94</text:p>
          </table:table-cell>
        </table:table-row>
        <table:table-row table:style-name="ro1">
          <table:table-cell office:value-type="string" calcext:value-type="string">
            <text:p>8901.70669743</text:p>
          </table:table-cell>
          <table:table-cell table:style-name="ce3" office:value-type="string" calcext:value-type="string">
            <text:p>43.80410442283573</text:p>
          </table:table-cell>
          <table:table-cell office:value-type="string" calcext:value-type="string">
            <text:p>56.570905520771746</text:p>
          </table:table-cell>
          <table:table-cell table:number-columns-repeated="2"/>
          <table:table-cell table:style-name="ce1" table:formula="of:=SUBSTITUTE([.A21];&quot;.&quot;;&quot;,&quot;)/1" office:value-type="float" office:value="8901.70669743" calcext:value-type="float">
            <text:p>8.901,71</text:p>
          </table:table-cell>
          <table:table-cell table:style-name="ce1" table:formula="of:=SUBSTITUTE([.B21];&quot;.&quot;;&quot;,&quot;)/1" office:value-type="float" office:value="43.8041044228357" calcext:value-type="float">
            <text:p>43,80</text:p>
          </table:table-cell>
          <table:table-cell table:style-name="ce1" table:formula="of:=SUBSTITUTE([.C21];&quot;.&quot;;&quot;,&quot;)/1" office:value-type="float" office:value="56.5709055207717" calcext:value-type="float">
            <text:p>56,57</text:p>
          </table:table-cell>
        </table:table-row>
        <table:table-row table:style-name="ro1">
          <table:table-cell office:value-type="string" calcext:value-type="string">
            <text:p>8771.21999975</text:p>
          </table:table-cell>
          <table:table-cell table:style-name="ce3" office:value-type="string" calcext:value-type="string">
            <text:p>44.60251284996097</text:p>
          </table:table-cell>
          <table:table-cell office:value-type="string" calcext:value-type="string">
            <text:p>52.90036651801844</text:p>
          </table:table-cell>
          <table:table-cell table:number-columns-repeated="2"/>
          <table:table-cell table:style-name="ce1" table:formula="of:=SUBSTITUTE([.A22];&quot;.&quot;;&quot;,&quot;)/1" office:value-type="float" office:value="8771.21999975" calcext:value-type="float">
            <text:p>8.771,22</text:p>
          </table:table-cell>
          <table:table-cell table:style-name="ce1" table:formula="of:=SUBSTITUTE([.B22];&quot;.&quot;;&quot;,&quot;)/1" office:value-type="float" office:value="44.602512849961" calcext:value-type="float">
            <text:p>44,60</text:p>
          </table:table-cell>
          <table:table-cell table:style-name="ce1" table:formula="of:=SUBSTITUTE([.C22];&quot;.&quot;;&quot;,&quot;)/1" office:value-type="float" office:value="52.9003665180184" calcext:value-type="float">
            <text:p>52,90</text:p>
          </table:table-cell>
        </table:table-row>
        <table:table-row table:style-name="ro1">
          <table:table-cell office:value-type="string" calcext:value-type="string">
            <text:p>8630.80723845</text:p>
          </table:table-cell>
          <table:table-cell table:style-name="ce3" office:value-type="string" calcext:value-type="string">
            <text:p>47.93486828712681</text:p>
          </table:table-cell>
          <table:table-cell office:value-type="string" calcext:value-type="string">
            <text:p>41.52120731190031</text:p>
          </table:table-cell>
          <table:table-cell table:number-columns-repeated="2"/>
          <table:table-cell table:style-name="ce1" table:formula="of:=SUBSTITUTE([.A23];&quot;.&quot;;&quot;,&quot;)/1" office:value-type="float" office:value="8630.80723845" calcext:value-type="float">
            <text:p>8.630,81</text:p>
          </table:table-cell>
          <table:table-cell table:style-name="ce1" table:formula="of:=SUBSTITUTE([.B23];&quot;.&quot;;&quot;,&quot;)/1" office:value-type="float" office:value="47.9348682871268" calcext:value-type="float">
            <text:p>47,93</text:p>
          </table:table-cell>
          <table:table-cell table:style-name="ce1" table:formula="of:=SUBSTITUTE([.C23];&quot;.&quot;;&quot;,&quot;)/1" office:value-type="float" office:value="41.5212073119003" calcext:value-type="float">
            <text:p>41,52</text:p>
          </table:table-cell>
        </table:table-row>
        <table:table-row table:style-name="ro1">
          <table:table-cell office:value-type="float" office:value="8537" calcext:value-type="float">
            <text:p>8537</text:p>
          </table:table-cell>
          <table:table-cell table:style-name="ce3" office:value-type="string" calcext:value-type="string">
            <text:p>42.587315200113395</text:p>
          </table:table-cell>
          <table:table-cell office:value-type="string" calcext:value-type="string">
            <text:p>30.172718571885945</text:p>
          </table:table-cell>
          <table:table-cell table:number-columns-repeated="2"/>
          <table:table-cell table:style-name="ce1" table:formula="of:=SUBSTITUTE([.A24];&quot;.&quot;;&quot;,&quot;)/1" office:value-type="float" office:value="8537" calcext:value-type="float">
            <text:p>8.537,00</text:p>
          </table:table-cell>
          <table:table-cell table:style-name="ce1" table:formula="of:=SUBSTITUTE([.B24];&quot;.&quot;;&quot;,&quot;)/1" office:value-type="float" office:value="42.5873152001134" calcext:value-type="float">
            <text:p>42,59</text:p>
          </table:table-cell>
          <table:table-cell table:style-name="ce1" table:formula="of:=SUBSTITUTE([.C24];&quot;.&quot;;&quot;,&quot;)/1" office:value-type="float" office:value="30.1727185718859" calcext:value-type="float">
            <text:p>30,17</text:p>
          </table:table-cell>
        </table:table-row>
        <table:table-row table:style-name="ro1">
          <table:table-cell office:value-type="string" calcext:value-type="string">
            <text:p>8342.80717458</text:p>
          </table:table-cell>
          <table:table-cell table:style-name="ce3" office:value-type="string" calcext:value-type="string">
            <text:p>44.26791059950496</text:p>
          </table:table-cell>
          <table:table-cell office:value-type="string" calcext:value-type="string">
            <text:p>36.08871399376356</text:p>
          </table:table-cell>
          <table:table-cell table:number-columns-repeated="2"/>
          <table:table-cell table:style-name="ce1" table:formula="of:=SUBSTITUTE([.A25];&quot;.&quot;;&quot;,&quot;)/1" office:value-type="float" office:value="8342.80717458" calcext:value-type="float">
            <text:p>8.342,81</text:p>
          </table:table-cell>
          <table:table-cell table:style-name="ce1" table:formula="of:=SUBSTITUTE([.B25];&quot;.&quot;;&quot;,&quot;)/1" office:value-type="float" office:value="44.267910599505" calcext:value-type="float">
            <text:p>44,27</text:p>
          </table:table-cell>
          <table:table-cell table:style-name="ce1" table:formula="of:=SUBSTITUTE([.C25];&quot;.&quot;;&quot;,&quot;)/1" office:value-type="float" office:value="36.0887139937636" calcext:value-type="float">
            <text:p>36,09</text:p>
          </table:table-cell>
        </table:table-row>
        <table:table-row table:style-name="ro1">
          <table:table-cell office:value-type="string" calcext:value-type="string">
            <text:p>8446.04392083</text:p>
          </table:table-cell>
          <table:table-cell table:style-name="ce3" office:value-type="string" calcext:value-type="string">
            <text:p>48.44692354110465</text:p>
          </table:table-cell>
          <table:table-cell office:value-type="string" calcext:value-type="string">
            <text:p>45.72367910461758</text:p>
          </table:table-cell>
          <table:table-cell table:number-columns-repeated="2"/>
          <table:table-cell table:style-name="ce1" table:formula="of:=SUBSTITUTE([.A26];&quot;.&quot;;&quot;,&quot;)/1" office:value-type="float" office:value="8446.04392083" calcext:value-type="float">
            <text:p>8.446,04</text:p>
          </table:table-cell>
          <table:table-cell table:style-name="ce1" table:formula="of:=SUBSTITUTE([.B26];&quot;.&quot;;&quot;,&quot;)/1" office:value-type="float" office:value="48.4469235411047" calcext:value-type="float">
            <text:p>48,45</text:p>
          </table:table-cell>
          <table:table-cell table:style-name="ce1" table:formula="of:=SUBSTITUTE([.C26];&quot;.&quot;;&quot;,&quot;)/1" office:value-type="float" office:value="45.7236791046176" calcext:value-type="float">
            <text:p>45,72</text:p>
          </table:table-cell>
        </table:table-row>
        <table:table-row table:style-name="ro1">
          <table:table-cell office:value-type="string" calcext:value-type="string">
            <text:p>8475.47608106</text:p>
          </table:table-cell>
          <table:table-cell table:style-name="ce3" office:value-type="string" calcext:value-type="string">
            <text:p>44.77736114183911</text:p>
          </table:table-cell>
          <table:table-cell office:value-type="string" calcext:value-type="string">
            <text:p>53.388504623914386</text:p>
          </table:table-cell>
          <table:table-cell table:number-columns-repeated="2"/>
          <table:table-cell table:style-name="ce1" table:formula="of:=SUBSTITUTE([.A27];&quot;.&quot;;&quot;,&quot;)/1" office:value-type="float" office:value="8475.47608106" calcext:value-type="float">
            <text:p>8.475,48</text:p>
          </table:table-cell>
          <table:table-cell table:style-name="ce1" table:formula="of:=SUBSTITUTE([.B27];&quot;.&quot;;&quot;,&quot;)/1" office:value-type="float" office:value="44.7773611418391" calcext:value-type="float">
            <text:p>44,78</text:p>
          </table:table-cell>
          <table:table-cell table:style-name="ce1" table:formula="of:=SUBSTITUTE([.C27];&quot;.&quot;;&quot;,&quot;)/1" office:value-type="float" office:value="53.3885046239144" calcext:value-type="float">
            <text:p>53,39</text:p>
          </table:table-cell>
        </table:table-row>
        <table:table-row table:style-name="ro1">
          <table:table-cell office:value-type="string" calcext:value-type="string">
            <text:p>8719.92000063</text:p>
          </table:table-cell>
          <table:table-cell table:style-name="ce3" office:value-type="string" calcext:value-type="string">
            <text:p>49.65619355411957</text:p>
          </table:table-cell>
          <table:table-cell office:value-type="string" calcext:value-type="string">
            <text:p>66.65854886530822</text:p>
          </table:table-cell>
          <table:table-cell table:number-columns-repeated="2"/>
          <table:table-cell table:style-name="ce1" table:formula="of:=SUBSTITUTE([.A28];&quot;.&quot;;&quot;,&quot;)/1" office:value-type="float" office:value="8719.92000063" calcext:value-type="float">
            <text:p>8.719,92</text:p>
          </table:table-cell>
          <table:table-cell table:style-name="ce1" table:formula="of:=SUBSTITUTE([.B28];&quot;.&quot;;&quot;,&quot;)/1" office:value-type="float" office:value="49.6561935541196" calcext:value-type="float">
            <text:p>49,66</text:p>
          </table:table-cell>
          <table:table-cell table:style-name="ce1" table:formula="of:=SUBSTITUTE([.C28];&quot;.&quot;;&quot;,&quot;)/1" office:value-type="float" office:value="66.6585488653082" calcext:value-type="float">
            <text:p>66,66</text:p>
          </table:table-cell>
        </table:table-row>
        <table:table-row table:style-name="ro1">
          <table:table-cell office:value-type="string" calcext:value-type="string">
            <text:p>8696.29719454</text:p>
          </table:table-cell>
          <table:table-cell table:style-name="ce3" office:value-type="string" calcext:value-type="string">
            <text:p>51.72712750962214</text:p>
          </table:table-cell>
          <table:table-cell office:value-type="string" calcext:value-type="string">
            <text:p>62.89263788184219</text:p>
          </table:table-cell>
          <table:table-cell table:number-columns-repeated="2"/>
          <table:table-cell table:style-name="ce1" table:formula="of:=SUBSTITUTE([.A29];&quot;.&quot;;&quot;,&quot;)/1" office:value-type="float" office:value="8696.29719454" calcext:value-type="float">
            <text:p>8.696,30</text:p>
          </table:table-cell>
          <table:table-cell table:style-name="ce1" table:formula="of:=SUBSTITUTE([.B29];&quot;.&quot;;&quot;,&quot;)/1" office:value-type="float" office:value="51.7271275096221" calcext:value-type="float">
            <text:p>51,73</text:p>
          </table:table-cell>
          <table:table-cell table:style-name="ce1" table:formula="of:=SUBSTITUTE([.C29];&quot;.&quot;;&quot;,&quot;)/1" office:value-type="float" office:value="62.8926378818422" calcext:value-type="float">
            <text:p>62,89</text:p>
          </table:table-cell>
        </table:table-row>
        <table:table-row table:style-name="ro1">
          <table:table-cell office:value-type="string" calcext:value-type="string">
            <text:p>8998.00000017</text:p>
          </table:table-cell>
          <table:table-cell table:style-name="ce3" office:value-type="string" calcext:value-type="string">
            <text:p>60.976825204581644</text:p>
          </table:table-cell>
          <table:table-cell office:value-type="string" calcext:value-type="string">
            <text:p>74.00771681718871</text:p>
          </table:table-cell>
          <table:table-cell table:number-columns-repeated="2"/>
          <table:table-cell table:style-name="ce1" table:formula="of:=SUBSTITUTE([.A30];&quot;.&quot;;&quot;,&quot;)/1" office:value-type="float" office:value="8998.00000017" calcext:value-type="float">
            <text:p>8.998,00</text:p>
          </table:table-cell>
          <table:table-cell table:style-name="ce1" table:formula="of:=SUBSTITUTE([.B30];&quot;.&quot;;&quot;,&quot;)/1" office:value-type="float" office:value="60.9768252045816" calcext:value-type="float">
            <text:p>60,98</text:p>
          </table:table-cell>
          <table:table-cell table:style-name="ce1" table:formula="of:=SUBSTITUTE([.C30];&quot;.&quot;;&quot;,&quot;)/1" office:value-type="float" office:value="74.0077168171887" calcext:value-type="float">
            <text:p>74,01</text:p>
          </table:table-cell>
        </table:table-row>
        <table:table-row table:style-name="ro1">
          <table:table-cell office:value-type="string" calcext:value-type="string">
            <text:p>8903.21</text:p>
          </table:table-cell>
          <table:table-cell table:style-name="ce3" office:value-type="string" calcext:value-type="string">
            <text:p>60.16002971641548</text:p>
          </table:table-cell>
          <table:table-cell office:value-type="string" calcext:value-type="string">
            <text:p>61.283996972713695</text:p>
          </table:table-cell>
          <table:table-cell table:number-columns-repeated="2"/>
          <table:table-cell table:style-name="ce1" table:formula="of:=SUBSTITUTE([.A31];&quot;.&quot;;&quot;,&quot;)/1" office:value-type="float" office:value="8903.21" calcext:value-type="float">
            <text:p>8.903,21</text:p>
          </table:table-cell>
          <table:table-cell table:style-name="ce1" table:formula="of:=SUBSTITUTE([.B31];&quot;.&quot;;&quot;,&quot;)/1" office:value-type="float" office:value="60.1600297164155" calcext:value-type="float">
            <text:p>60,16</text:p>
          </table:table-cell>
          <table:table-cell table:style-name="ce1" table:formula="of:=SUBSTITUTE([.C31];&quot;.&quot;;&quot;,&quot;)/1" office:value-type="float" office:value="61.2839969727137" calcext:value-type="float">
            <text:p>61,28</text:p>
          </table:table-cell>
        </table:table-row>
        <table:table-row table:style-name="ro1">
          <table:table-cell office:value-type="string" calcext:value-type="string">
            <text:p>8775.56138957</text:p>
          </table:table-cell>
          <table:table-cell table:style-name="ce3" office:value-type="string" calcext:value-type="string">
            <text:p>60.81934271143064</text:p>
          </table:table-cell>
          <table:table-cell office:value-type="string" calcext:value-type="string">
            <text:p>58.13014388588898</text:p>
          </table:table-cell>
          <table:table-cell table:number-columns-repeated="2"/>
          <table:table-cell table:style-name="ce1" table:formula="of:=SUBSTITUTE([.A32];&quot;.&quot;;&quot;,&quot;)/1" office:value-type="float" office:value="8775.56138957" calcext:value-type="float">
            <text:p>8.775,56</text:p>
          </table:table-cell>
          <table:table-cell table:style-name="ce1" table:formula="of:=SUBSTITUTE([.B32];&quot;.&quot;;&quot;,&quot;)/1" office:value-type="float" office:value="60.8193427114306" calcext:value-type="float">
            <text:p>60,82</text:p>
          </table:table-cell>
          <table:table-cell table:style-name="ce1" table:formula="of:=SUBSTITUTE([.C32];&quot;.&quot;;&quot;,&quot;)/1" office:value-type="float" office:value="58.130143885889" calcext:value-type="float">
            <text:p>58,13</text:p>
          </table:table-cell>
        </table:table-row>
        <table:table-row table:style-name="ro1">
          <table:table-cell office:value-type="string" calcext:value-type="string">
            <text:p>9100.5613898</text:p>
          </table:table-cell>
          <table:table-cell table:style-name="ce3" office:value-type="string" calcext:value-type="string">
            <text:p>65.63625052908138</text:p>
          </table:table-cell>
          <table:table-cell office:value-type="string" calcext:value-type="string">
            <text:p>59.374842264196204</text:p>
          </table:table-cell>
          <table:table-cell table:number-columns-repeated="2"/>
          <table:table-cell table:style-name="ce1" table:formula="of:=SUBSTITUTE([.A33];&quot;.&quot;;&quot;,&quot;)/1" office:value-type="float" office:value="9100.5613898" calcext:value-type="float">
            <text:p>9.100,56</text:p>
          </table:table-cell>
          <table:table-cell table:style-name="ce1" table:formula="of:=SUBSTITUTE([.B33];&quot;.&quot;;&quot;,&quot;)/1" office:value-type="float" office:value="65.6362505290814" calcext:value-type="float">
            <text:p>65,64</text:p>
          </table:table-cell>
          <table:table-cell table:style-name="ce1" table:formula="of:=SUBSTITUTE([.C33];&quot;.&quot;;&quot;,&quot;)/1" office:value-type="float" office:value="59.3748422641962" calcext:value-type="float">
            <text:p>59,37</text:p>
          </table:table-cell>
        </table:table-row>
        <table:table-row table:style-name="ro1">
          <table:table-cell office:value-type="string" calcext:value-type="string">
            <text:p>9047.00000044</text:p>
          </table:table-cell>
          <table:table-cell table:style-name="ce3" office:value-type="string" calcext:value-type="string">
            <text:p>62.828768288903305</text:p>
          </table:table-cell>
          <table:table-cell office:value-type="string" calcext:value-type="string">
            <text:p>64.1043435934602</text:p>
          </table:table-cell>
          <table:table-cell table:number-columns-repeated="2"/>
          <table:table-cell table:style-name="ce1" table:formula="of:=SUBSTITUTE([.A34];&quot;.&quot;;&quot;,&quot;)/1" office:value-type="float" office:value="9047.00000044" calcext:value-type="float">
            <text:p>9.047,00</text:p>
          </table:table-cell>
          <table:table-cell table:style-name="ce1" table:formula="of:=SUBSTITUTE([.B34];&quot;.&quot;;&quot;,&quot;)/1" office:value-type="float" office:value="62.8287682889033" calcext:value-type="float">
            <text:p>62,83</text:p>
          </table:table-cell>
          <table:table-cell table:style-name="ce1" table:formula="of:=SUBSTITUTE([.C34];&quot;.&quot;;&quot;,&quot;)/1" office:value-type="float" office:value="64.1043435934602" calcext:value-type="float">
            <text:p>64,10</text:p>
          </table:table-cell>
        </table:table-row>
        <table:table-row table:style-name="ro1">
          <table:table-cell office:value-type="string" calcext:value-type="string">
            <text:p>9268.84155168</text:p>
          </table:table-cell>
          <table:table-cell table:style-name="ce3" office:value-type="string" calcext:value-type="string">
            <text:p>63.29640301298552</text:p>
          </table:table-cell>
          <table:table-cell office:value-type="string" calcext:value-type="string">
            <text:p>74.54521986590234</text:p>
          </table:table-cell>
          <table:table-cell table:number-columns-repeated="2"/>
          <table:table-cell table:style-name="ce1" table:formula="of:=SUBSTITUTE([.A35];&quot;.&quot;;&quot;,&quot;)/1" office:value-type="float" office:value="9268.84155168" calcext:value-type="float">
            <text:p>9.268,84</text:p>
          </table:table-cell>
          <table:table-cell table:style-name="ce1" table:formula="of:=SUBSTITUTE([.B35];&quot;.&quot;;&quot;,&quot;)/1" office:value-type="float" office:value="63.2964030129855" calcext:value-type="float">
            <text:p>63,30</text:p>
          </table:table-cell>
          <table:table-cell table:style-name="ce1" table:formula="of:=SUBSTITUTE([.C35];&quot;.&quot;;&quot;,&quot;)/1" office:value-type="float" office:value="74.5452198659023" calcext:value-type="float">
            <text:p>74,55</text:p>
          </table:table-cell>
        </table:table-row>
        <table:table-row table:style-name="ro1">
          <table:table-cell office:value-type="string" calcext:value-type="string">
            <text:p>9392.58569543</text:p>
          </table:table-cell>
          <table:table-cell table:style-name="ce3" office:value-type="string" calcext:value-type="string">
            <text:p>66.8637784964172</text:p>
          </table:table-cell>
          <table:table-cell office:value-type="string" calcext:value-type="string">
            <text:p>70.18689037324394</text:p>
          </table:table-cell>
          <table:table-cell table:number-columns-repeated="2"/>
          <table:table-cell table:style-name="ce1" table:formula="of:=SUBSTITUTE([.A36];&quot;.&quot;;&quot;,&quot;)/1" office:value-type="float" office:value="9392.58569543" calcext:value-type="float">
            <text:p>9.392,59</text:p>
          </table:table-cell>
          <table:table-cell table:style-name="ce1" table:formula="of:=SUBSTITUTE([.B36];&quot;.&quot;;&quot;,&quot;)/1" office:value-type="float" office:value="66.8637784964172" calcext:value-type="float">
            <text:p>66,86</text:p>
          </table:table-cell>
          <table:table-cell table:style-name="ce1" table:formula="of:=SUBSTITUTE([.C36];&quot;.&quot;;&quot;,&quot;)/1" office:value-type="float" office:value="70.1868903732439" calcext:value-type="float">
            <text:p>70,19</text:p>
          </table:table-cell>
        </table:table-row>
        <table:table-row table:style-name="ro1">
          <table:table-cell office:value-type="string" calcext:value-type="string">
            <text:p>9226.00409454</text:p>
          </table:table-cell>
          <table:table-cell table:style-name="ce3" office:value-type="string" calcext:value-type="string">
            <text:p>57.15953664515713</text:p>
          </table:table-cell>
          <table:table-cell office:value-type="string" calcext:value-type="string">
            <text:p>58.39801897122176</text:p>
          </table:table-cell>
          <table:table-cell table:number-columns-repeated="2"/>
          <table:table-cell table:style-name="ce1" table:formula="of:=SUBSTITUTE([.A37];&quot;.&quot;;&quot;,&quot;)/1" office:value-type="float" office:value="9226.00409454" calcext:value-type="float">
            <text:p>9.226,00</text:p>
          </table:table-cell>
          <table:table-cell table:style-name="ce1" table:formula="of:=SUBSTITUTE([.B37];&quot;.&quot;;&quot;,&quot;)/1" office:value-type="float" office:value="57.1595366451571" calcext:value-type="float">
            <text:p>57,16</text:p>
          </table:table-cell>
          <table:table-cell table:style-name="ce1" table:formula="of:=SUBSTITUTE([.C37];&quot;.&quot;;&quot;,&quot;)/1" office:value-type="float" office:value="58.3980189712218" calcext:value-type="float">
            <text:p>58,40</text:p>
          </table:table-cell>
        </table:table-row>
        <table:table-row table:style-name="ro1">
          <table:table-cell office:value-type="string" calcext:value-type="string">
            <text:p>9294.59402677</text:p>
          </table:table-cell>
          <table:table-cell table:style-name="ce3" office:value-type="string" calcext:value-type="string">
            <text:p>63.49564216448487</text:p>
          </table:table-cell>
          <table:table-cell office:value-type="string" calcext:value-type="string">
            <text:p>59.87048616918691</text:p>
          </table:table-cell>
          <table:table-cell table:number-columns-repeated="2"/>
          <table:table-cell table:style-name="ce1" table:formula="of:=SUBSTITUTE([.A38];&quot;.&quot;;&quot;,&quot;)/1" office:value-type="float" office:value="9294.59402677" calcext:value-type="float">
            <text:p>9.294,59</text:p>
          </table:table-cell>
          <table:table-cell table:style-name="ce1" table:formula="of:=SUBSTITUTE([.B38];&quot;.&quot;;&quot;,&quot;)/1" office:value-type="float" office:value="63.4956421644849" calcext:value-type="float">
            <text:p>63,50</text:p>
          </table:table-cell>
          <table:table-cell table:style-name="ce1" table:formula="of:=SUBSTITUTE([.C38];&quot;.&quot;;&quot;,&quot;)/1" office:value-type="float" office:value="59.8704861691869" calcext:value-type="float">
            <text:p>59,87</text:p>
          </table:table-cell>
        </table:table-row>
        <table:table-row table:style-name="ro1">
          <table:table-cell office:value-type="string" calcext:value-type="string">
            <text:p>9208.17367857</text:p>
          </table:table-cell>
          <table:table-cell table:style-name="ce3" office:value-type="string" calcext:value-type="string">
            <text:p>62.18460190601835</text:p>
          </table:table-cell>
          <table:table-cell office:value-type="string" calcext:value-type="string">
            <text:p>49.953676386466675</text:p>
          </table:table-cell>
          <table:table-cell table:number-columns-repeated="2"/>
          <table:table-cell table:style-name="ce1" table:formula="of:=SUBSTITUTE([.A39];&quot;.&quot;;&quot;,&quot;)/1" office:value-type="float" office:value="9208.17367857" calcext:value-type="float">
            <text:p>9.208,17</text:p>
          </table:table-cell>
          <table:table-cell table:style-name="ce1" table:formula="of:=SUBSTITUTE([.B39];&quot;.&quot;;&quot;,&quot;)/1" office:value-type="float" office:value="62.1846019060184" calcext:value-type="float">
            <text:p>62,18</text:p>
          </table:table-cell>
          <table:table-cell table:style-name="ce1" table:formula="of:=SUBSTITUTE([.C39];&quot;.&quot;;&quot;,&quot;)/1" office:value-type="float" office:value="49.9536763864667" calcext:value-type="float">
            <text:p>49,95</text:p>
          </table:table-cell>
        </table:table-row>
        <table:table-row table:style-name="ro1">
          <table:table-cell office:value-type="string" calcext:value-type="string">
            <text:p>9399.1329332</text:p>
          </table:table-cell>
          <table:table-cell table:style-name="ce3" office:value-type="string" calcext:value-type="string">
            <text:p>61.98346442415941</text:p>
          </table:table-cell>
          <table:table-cell office:value-type="string" calcext:value-type="string">
            <text:p>66.15006286417083</text:p>
          </table:table-cell>
          <table:table-cell table:number-columns-repeated="2"/>
          <table:table-cell table:style-name="ce1" table:formula="of:=SUBSTITUTE([.A40];&quot;.&quot;;&quot;,&quot;)/1" office:value-type="float" office:value="9399.1329332" calcext:value-type="float">
            <text:p>9.399,13</text:p>
          </table:table-cell>
          <table:table-cell table:style-name="ce1" table:formula="of:=SUBSTITUTE([.B40];&quot;.&quot;;&quot;,&quot;)/1" office:value-type="float" office:value="61.9834644241594" calcext:value-type="float">
            <text:p>61,98</text:p>
          </table:table-cell>
          <table:table-cell table:style-name="ce1" table:formula="of:=SUBSTITUTE([.C40];&quot;.&quot;;&quot;,&quot;)/1" office:value-type="float" office:value="66.1500628641708" calcext:value-type="float">
            <text:p>66,15</text:p>
          </table:table-cell>
        </table:table-row>
        <table:table-row table:style-name="ro1">
          <table:table-cell office:value-type="string" calcext:value-type="string">
            <text:p>9349.97482365</text:p>
          </table:table-cell>
          <table:table-cell table:style-name="ce3" office:value-type="string" calcext:value-type="string">
            <text:p>62.079554286274394</text:p>
          </table:table-cell>
          <table:table-cell office:value-type="string" calcext:value-type="string">
            <text:p>61.03554476551464</text:p>
          </table:table-cell>
          <table:table-cell table:number-columns-repeated="2"/>
          <table:table-cell table:style-name="ce1" table:formula="of:=SUBSTITUTE([.A41];&quot;.&quot;;&quot;,&quot;)/1" office:value-type="float" office:value="9349.97482365" calcext:value-type="float">
            <text:p>9.349,97</text:p>
          </table:table-cell>
          <table:table-cell table:style-name="ce1" table:formula="of:=SUBSTITUTE([.B41];&quot;.&quot;;&quot;,&quot;)/1" office:value-type="float" office:value="62.0795542862744" calcext:value-type="float">
            <text:p>62,08</text:p>
          </table:table-cell>
          <table:table-cell table:style-name="ce1" table:formula="of:=SUBSTITUTE([.C41];&quot;.&quot;;&quot;,&quot;)/1" office:value-type="float" office:value="61.0355447655146" calcext:value-type="float">
            <text:p>61,04</text:p>
          </table:table-cell>
        </table:table-row>
        <table:table-row table:style-name="ro1">
          <table:table-cell office:value-type="string" calcext:value-type="string">
            <text:p>9286.76482656</text:p>
          </table:table-cell>
          <table:table-cell table:style-name="ce3" office:value-type="string" calcext:value-type="string">
            <text:p>53.76607251682827</text:p>
          </table:table-cell>
          <table:table-cell office:value-type="string" calcext:value-type="string">
            <text:p>55.88298891226737</text:p>
          </table:table-cell>
          <table:table-cell table:number-columns-repeated="2"/>
          <table:table-cell table:style-name="ce1" table:formula="of:=SUBSTITUTE([.A42];&quot;.&quot;;&quot;,&quot;)/1" office:value-type="float" office:value="9286.76482656" calcext:value-type="float">
            <text:p>9.286,76</text:p>
          </table:table-cell>
          <table:table-cell table:style-name="ce1" table:formula="of:=SUBSTITUTE([.B42];&quot;.&quot;;&quot;,&quot;)/1" office:value-type="float" office:value="53.7660725168283" calcext:value-type="float">
            <text:p>53,77</text:p>
          </table:table-cell>
          <table:table-cell table:style-name="ce1" table:formula="of:=SUBSTITUTE([.C42];&quot;.&quot;;&quot;,&quot;)/1" office:value-type="float" office:value="55.8829889122674" calcext:value-type="float">
            <text:p>55,88</text:p>
          </table:table-cell>
        </table:table-row>
        <table:table-row table:style-name="ro1">
          <table:table-cell office:value-type="string" calcext:value-type="string">
            <text:p>9139.99999929</text:p>
          </table:table-cell>
          <table:table-cell table:style-name="ce3" office:value-type="string" calcext:value-type="string">
            <text:p>50.137758009005054</text:p>
          </table:table-cell>
          <table:table-cell office:value-type="string" calcext:value-type="string">
            <text:p>37.58443117048954</text:p>
          </table:table-cell>
          <table:table-cell table:number-columns-repeated="2"/>
          <table:table-cell table:style-name="ce1" table:formula="of:=SUBSTITUTE([.A43];&quot;.&quot;;&quot;,&quot;)/1" office:value-type="float" office:value="9139.99999929" calcext:value-type="float">
            <text:p>9.140,00</text:p>
          </table:table-cell>
          <table:table-cell table:style-name="ce1" table:formula="of:=SUBSTITUTE([.B43];&quot;.&quot;;&quot;,&quot;)/1" office:value-type="float" office:value="50.1377580090051" calcext:value-type="float">
            <text:p>50,14</text:p>
          </table:table-cell>
          <table:table-cell table:style-name="ce1" table:formula="of:=SUBSTITUTE([.C43];&quot;.&quot;;&quot;,&quot;)/1" office:value-type="float" office:value="37.5844311704895" calcext:value-type="float">
            <text:p>37,58</text:p>
          </table:table-cell>
        </table:table-row>
        <table:table-row table:style-name="ro1">
          <table:table-cell office:value-type="string" calcext:value-type="string">
            <text:p>9081.36329997</text:p>
          </table:table-cell>
          <table:table-cell table:style-name="ce3" office:value-type="string" calcext:value-type="string">
            <text:p>50.07653696285724</text:p>
          </table:table-cell>
          <table:table-cell office:value-type="string" calcext:value-type="string">
            <text:p>32.94399977473335</text:p>
          </table:table-cell>
          <table:table-cell table:number-columns-repeated="2"/>
          <table:table-cell table:style-name="ce1" table:formula="of:=SUBSTITUTE([.A44];&quot;.&quot;;&quot;,&quot;)/1" office:value-type="float" office:value="9081.36329997" calcext:value-type="float">
            <text:p>9.081,36</text:p>
          </table:table-cell>
          <table:table-cell table:style-name="ce1" table:formula="of:=SUBSTITUTE([.B44];&quot;.&quot;;&quot;,&quot;)/1" office:value-type="float" office:value="50.0765369628572" calcext:value-type="float">
            <text:p>50,08</text:p>
          </table:table-cell>
          <table:table-cell table:style-name="ce1" table:formula="of:=SUBSTITUTE([.C44];&quot;.&quot;;&quot;,&quot;)/1" office:value-type="float" office:value="32.9439997747333" calcext:value-type="float">
            <text:p>32,94</text:p>
          </table:table-cell>
        </table:table-row>
        <table:table-row table:style-name="ro1">
          <table:table-cell office:value-type="string" calcext:value-type="string">
            <text:p>9199.95999708</text:p>
          </table:table-cell>
          <table:table-cell table:style-name="ce3" office:value-type="string" calcext:value-type="string">
            <text:p>51.44890469079674</text:p>
          </table:table-cell>
          <table:table-cell office:value-type="string" calcext:value-type="string">
            <text:p>49.08749464872314</text:p>
          </table:table-cell>
          <table:table-cell table:number-columns-repeated="2"/>
          <table:table-cell table:style-name="ce1" table:formula="of:=SUBSTITUTE([.A45];&quot;.&quot;;&quot;,&quot;)/1" office:value-type="float" office:value="9199.95999708" calcext:value-type="float">
            <text:p>9.199,96</text:p>
          </table:table-cell>
          <table:table-cell table:style-name="ce1" table:formula="of:=SUBSTITUTE([.B45];&quot;.&quot;;&quot;,&quot;)/1" office:value-type="float" office:value="51.4489046907967" calcext:value-type="float">
            <text:p>51,45</text:p>
          </table:table-cell>
          <table:table-cell table:style-name="ce1" table:formula="of:=SUBSTITUTE([.C45];&quot;.&quot;;&quot;,&quot;)/1" office:value-type="float" office:value="49.0874946487231" calcext:value-type="float">
            <text:p>49,09</text:p>
          </table:table-cell>
        </table:table-row>
        <table:table-row table:style-name="ro1">
          <table:table-cell office:value-type="string" calcext:value-type="string">
            <text:p>9053.64136521</text:p>
          </table:table-cell>
          <table:table-cell table:style-name="ce3" office:value-type="string" calcext:value-type="string">
            <text:p>50.98598026032891</text:p>
          </table:table-cell>
          <table:table-cell office:value-type="string" calcext:value-type="string">
            <text:p>44.72782703653235</text:p>
          </table:table-cell>
          <table:table-cell table:number-columns-repeated="2"/>
          <table:table-cell table:style-name="ce1" table:formula="of:=SUBSTITUTE([.A46];&quot;.&quot;;&quot;,&quot;)/1" office:value-type="float" office:value="9053.64136521" calcext:value-type="float">
            <text:p>9.053,64</text:p>
          </table:table-cell>
          <table:table-cell table:style-name="ce1" table:formula="of:=SUBSTITUTE([.B46];&quot;.&quot;;&quot;,&quot;)/1" office:value-type="float" office:value="50.9859802603289" calcext:value-type="float">
            <text:p>50,99</text:p>
          </table:table-cell>
          <table:table-cell table:style-name="ce1" table:formula="of:=SUBSTITUTE([.C46];&quot;.&quot;;&quot;,&quot;)/1" office:value-type="float" office:value="44.7278270365324" calcext:value-type="float">
            <text:p>44,73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  <table:table-cell table:style-name="ce3" office:value-type="string" calcext:value-type="string">
            <text:p>40.155812940726896</text:p>
          </table:table-cell>
          <table:table-cell office:value-type="string" calcext:value-type="string">
            <text:p>39.29074126420862</text:p>
          </table:table-cell>
          <table:table-cell table:number-columns-repeated="2"/>
          <table:table-cell table:style-name="ce1" table:formula="of:=SUBSTITUTE([.A47];&quot;.&quot;;&quot;,&quot;)/1" office:value-type="float" office:value="8960" calcext:value-type="float">
            <text:p>8.960,00</text:p>
          </table:table-cell>
          <table:table-cell table:style-name="ce1" table:formula="of:=SUBSTITUTE([.B47];&quot;.&quot;;&quot;,&quot;)/1" office:value-type="float" office:value="40.1558129407269" calcext:value-type="float">
            <text:p>40,16</text:p>
          </table:table-cell>
          <table:table-cell table:style-name="ce1" table:formula="of:=SUBSTITUTE([.C47];&quot;.&quot;;&quot;,&quot;)/1" office:value-type="float" office:value="39.2907412642086" calcext:value-type="float">
            <text:p>39,29</text:p>
          </table:table-cell>
        </table:table-row>
        <table:table-row table:style-name="ro1">
          <table:table-cell office:value-type="string" calcext:value-type="string">
            <text:p>9057.81948332</text:p>
          </table:table-cell>
          <table:table-cell table:style-name="ce3" office:value-type="string" calcext:value-type="string">
            <text:p>41.4947073203896</text:p>
          </table:table-cell>
          <table:table-cell office:value-type="string" calcext:value-type="string">
            <text:p>33.129689083148634</text:p>
          </table:table-cell>
          <table:table-cell table:number-columns-repeated="2"/>
          <table:table-cell table:style-name="ce1" table:formula="of:=SUBSTITUTE([.A48];&quot;.&quot;;&quot;,&quot;)/1" office:value-type="float" office:value="9057.81948332" calcext:value-type="float">
            <text:p>9.057,82</text:p>
          </table:table-cell>
          <table:table-cell table:style-name="ce1" table:formula="of:=SUBSTITUTE([.B48];&quot;.&quot;;&quot;,&quot;)/1" office:value-type="float" office:value="41.4947073203896" calcext:value-type="float">
            <text:p>41,49</text:p>
          </table:table-cell>
          <table:table-cell table:style-name="ce1" table:formula="of:=SUBSTITUTE([.C48];&quot;.&quot;;&quot;,&quot;)/1" office:value-type="float" office:value="33.1296890831486" calcext:value-type="float">
            <text:p>33,13</text:p>
          </table:table-cell>
        </table:table-row>
        <table:table-row table:style-name="ro1">
          <table:table-cell office:value-type="string" calcext:value-type="string">
            <text:p>9198.64404366</text:p>
          </table:table-cell>
          <table:table-cell table:style-name="ce3" office:value-type="string" calcext:value-type="string">
            <text:p>46.928656840295105</text:p>
          </table:table-cell>
          <table:table-cell office:value-type="string" calcext:value-type="string">
            <text:p>50.22581304475555</text:p>
          </table:table-cell>
          <table:table-cell table:number-columns-repeated="2"/>
          <table:table-cell table:style-name="ce1" table:formula="of:=SUBSTITUTE([.A49];&quot;.&quot;;&quot;,&quot;)/1" office:value-type="float" office:value="9198.64404366" calcext:value-type="float">
            <text:p>9.198,64</text:p>
          </table:table-cell>
          <table:table-cell table:style-name="ce1" table:formula="of:=SUBSTITUTE([.B49];&quot;.&quot;;&quot;,&quot;)/1" office:value-type="float" office:value="46.9286568402951" calcext:value-type="float">
            <text:p>46,93</text:p>
          </table:table-cell>
          <table:table-cell table:style-name="ce1" table:formula="of:=SUBSTITUTE([.C49];&quot;.&quot;;&quot;,&quot;)/1" office:value-type="float" office:value="50.2258130447556" calcext:value-type="float">
            <text:p>50,23</text:p>
          </table:table-cell>
        </table:table-row>
        <table:table-row table:style-name="ro1">
          <table:table-cell office:value-type="string" calcext:value-type="string">
            <text:p>9078.5414656</text:p>
          </table:table-cell>
          <table:table-cell table:style-name="ce3" office:value-type="string" calcext:value-type="string">
            <text:p>44.70498695671724</text:p>
          </table:table-cell>
          <table:table-cell office:value-type="string" calcext:value-type="string">
            <text:p>49.23370537310207</text:p>
          </table:table-cell>
          <table:table-cell table:number-columns-repeated="2"/>
          <table:table-cell table:style-name="ce1" table:formula="of:=SUBSTITUTE([.A50];&quot;.&quot;;&quot;,&quot;)/1" office:value-type="float" office:value="9078.5414656" calcext:value-type="float">
            <text:p>9.078,54</text:p>
          </table:table-cell>
          <table:table-cell table:style-name="ce1" table:formula="of:=SUBSTITUTE([.B50];&quot;.&quot;;&quot;,&quot;)/1" office:value-type="float" office:value="44.7049869567172" calcext:value-type="float">
            <text:p>44,70</text:p>
          </table:table-cell>
          <table:table-cell table:style-name="ce1" table:formula="of:=SUBSTITUTE([.C50];&quot;.&quot;;&quot;,&quot;)/1" office:value-type="float" office:value="49.2337053731021" calcext:value-type="float">
            <text:p>49,23</text:p>
          </table:table-cell>
        </table:table-row>
        <table:table-row table:style-name="ro1">
          <table:table-cell office:value-type="string" calcext:value-type="string">
            <text:p>9261.85954224</text:p>
          </table:table-cell>
          <table:table-cell table:style-name="ce3" office:value-type="string" calcext:value-type="string">
            <text:p>52.79372950226023</text:p>
          </table:table-cell>
          <table:table-cell office:value-type="string" calcext:value-type="string">
            <text:p>57.848904972165556</text:p>
          </table:table-cell>
          <table:table-cell table:number-columns-repeated="2"/>
          <table:table-cell table:style-name="ce1" table:formula="of:=SUBSTITUTE([.A51];&quot;.&quot;;&quot;,&quot;)/1" office:value-type="float" office:value="9261.85954224" calcext:value-type="float">
            <text:p>9.261,86</text:p>
          </table:table-cell>
          <table:table-cell table:style-name="ce1" table:formula="of:=SUBSTITUTE([.B51];&quot;.&quot;;&quot;,&quot;)/1" office:value-type="float" office:value="52.7937295022602" calcext:value-type="float">
            <text:p>52,79</text:p>
          </table:table-cell>
          <table:table-cell table:style-name="ce1" table:formula="of:=SUBSTITUTE([.C51];&quot;.&quot;;&quot;,&quot;)/1" office:value-type="float" office:value="57.8489049721656" calcext:value-type="float">
            <text:p>57,85</text:p>
          </table:table-cell>
        </table:table-row>
        <table:table-row table:style-name="ro1">
          <table:table-cell office:value-type="string" calcext:value-type="string">
            <text:p>9252.74139029</text:p>
          </table:table-cell>
          <table:table-cell table:style-name="ce3" office:value-type="string" calcext:value-type="string">
            <text:p>44.65752398005096</text:p>
          </table:table-cell>
          <table:table-cell office:value-type="string" calcext:value-type="string">
            <text:p>42.83421936229325</text:p>
          </table:table-cell>
          <table:table-cell table:number-columns-repeated="2"/>
          <table:table-cell table:style-name="ce1" table:formula="of:=SUBSTITUTE([.A52];&quot;.&quot;;&quot;,&quot;)/1" office:value-type="float" office:value="9252.74139029" calcext:value-type="float">
            <text:p>9.252,74</text:p>
          </table:table-cell>
          <table:table-cell table:style-name="ce1" table:formula="of:=SUBSTITUTE([.B52];&quot;.&quot;;&quot;,&quot;)/1" office:value-type="float" office:value="44.657523980051" calcext:value-type="float">
            <text:p>44,66</text:p>
          </table:table-cell>
          <table:table-cell table:style-name="ce1" table:formula="of:=SUBSTITUTE([.C52];&quot;.&quot;;&quot;,&quot;)/1" office:value-type="float" office:value="42.8342193622933" calcext:value-type="float">
            <text:p>42,83</text:p>
          </table:table-cell>
        </table:table-row>
        <table:table-row table:style-name="ro1">
          <table:table-cell office:value-type="string" calcext:value-type="string">
            <text:p>9213.3002186</text:p>
          </table:table-cell>
          <table:table-cell table:style-name="ce3" office:value-type="string" calcext:value-type="string">
            <text:p>47.672778260625826</text:p>
          </table:table-cell>
          <table:table-cell office:value-type="string" calcext:value-type="string">
            <text:p>47.703903031051944</text:p>
          </table:table-cell>
          <table:table-cell table:number-columns-repeated="2"/>
          <table:table-cell table:style-name="ce1" table:formula="of:=SUBSTITUTE([.A53];&quot;.&quot;;&quot;,&quot;)/1" office:value-type="float" office:value="9213.3002186" calcext:value-type="float">
            <text:p>9.213,30</text:p>
          </table:table-cell>
          <table:table-cell table:style-name="ce1" table:formula="of:=SUBSTITUTE([.B53];&quot;.&quot;;&quot;,&quot;)/1" office:value-type="float" office:value="47.6727782606258" calcext:value-type="float">
            <text:p>47,67</text:p>
          </table:table-cell>
          <table:table-cell table:style-name="ce1" table:formula="of:=SUBSTITUTE([.C53];&quot;.&quot;;&quot;,&quot;)/1" office:value-type="float" office:value="47.7039030310519" calcext:value-type="float">
            <text:p>47,70</text:p>
          </table:table-cell>
        </table:table-row>
        <table:table-row table:style-name="ro1">
          <table:table-cell office:value-type="string" calcext:value-type="string">
            <text:p>9080.99999132</text:p>
          </table:table-cell>
          <table:table-cell table:style-name="ce3" office:value-type="string" calcext:value-type="string">
            <text:p>45.89401343372553</text:p>
          </table:table-cell>
          <table:table-cell office:value-type="string" calcext:value-type="string">
            <text:p>31.974167909362944</text:p>
          </table:table-cell>
          <table:table-cell table:number-columns-repeated="2"/>
          <table:table-cell table:style-name="ce1" table:formula="of:=SUBSTITUTE([.A54];&quot;.&quot;;&quot;,&quot;)/1" office:value-type="float" office:value="9080.99999132" calcext:value-type="float">
            <text:p>9.081,00</text:p>
          </table:table-cell>
          <table:table-cell table:style-name="ce1" table:formula="of:=SUBSTITUTE([.B54];&quot;.&quot;;&quot;,&quot;)/1" office:value-type="float" office:value="45.8940134337255" calcext:value-type="float">
            <text:p>45,89</text:p>
          </table:table-cell>
          <table:table-cell table:style-name="ce1" table:formula="of:=SUBSTITUTE([.C54];&quot;.&quot;;&quot;,&quot;)/1" office:value-type="float" office:value="31.9741679093629" calcext:value-type="float">
            <text:p>31,97</text:p>
          </table:table-cell>
        </table:table-row>
        <table:table-row table:style-name="ro1">
          <table:table-cell office:value-type="string" calcext:value-type="string">
            <text:p>8838.86698208</text:p>
          </table:table-cell>
          <table:table-cell table:style-name="ce3" office:value-type="string" calcext:value-type="string">
            <text:p>40.961916129553735</text:p>
          </table:table-cell>
          <table:table-cell office:value-type="string" calcext:value-type="string">
            <text:p>32.56940909706886</text:p>
          </table:table-cell>
          <table:table-cell table:number-columns-repeated="2"/>
          <table:table-cell table:style-name="ce1" table:formula="of:=SUBSTITUTE([.A55];&quot;.&quot;;&quot;,&quot;)/1" office:value-type="float" office:value="8838.86698208" calcext:value-type="float">
            <text:p>8.838,87</text:p>
          </table:table-cell>
          <table:table-cell table:style-name="ce1" table:formula="of:=SUBSTITUTE([.B55];&quot;.&quot;;&quot;,&quot;)/1" office:value-type="float" office:value="40.9619161295537" calcext:value-type="float">
            <text:p>40,96</text:p>
          </table:table-cell>
          <table:table-cell table:style-name="ce1" table:formula="of:=SUBSTITUTE([.C55];&quot;.&quot;;&quot;,&quot;)/1" office:value-type="float" office:value="32.5694090970689" calcext:value-type="float">
            <text:p>32,57</text:p>
          </table:table-cell>
        </table:table-row>
        <table:table-row table:style-name="ro1">
          <table:table-cell office:value-type="string" calcext:value-type="string">
            <text:p>8810.99999999</text:p>
          </table:table-cell>
          <table:table-cell table:style-name="ce3" office:value-type="string" calcext:value-type="string">
            <text:p>40.73137893380416</text:p>
          </table:table-cell>
          <table:table-cell office:value-type="string" calcext:value-type="string">
            <text:p>36.486754653429784</text:p>
          </table:table-cell>
          <table:table-cell table:number-columns-repeated="2"/>
          <table:table-cell table:style-name="ce1" table:formula="of:=SUBSTITUTE([.A56];&quot;.&quot;;&quot;,&quot;)/1" office:value-type="float" office:value="8810.99999999" calcext:value-type="float">
            <text:p>8.811,00</text:p>
          </table:table-cell>
          <table:table-cell table:style-name="ce1" table:formula="of:=SUBSTITUTE([.B56];&quot;.&quot;;&quot;,&quot;)/1" office:value-type="float" office:value="40.7313789338042" calcext:value-type="float">
            <text:p>40,73</text:p>
          </table:table-cell>
          <table:table-cell table:style-name="ce1" table:formula="of:=SUBSTITUTE([.C56];&quot;.&quot;;&quot;,&quot;)/1" office:value-type="float" office:value="36.4867546534298" calcext:value-type="float">
            <text:p>36,49</text:p>
          </table:table-cell>
        </table:table-row>
        <table:table-row table:style-name="ro1">
          <table:table-cell office:value-type="string" calcext:value-type="string">
            <text:p>8662.97500004</text:p>
          </table:table-cell>
          <table:table-cell table:style-name="ce3" office:value-type="string" calcext:value-type="string">
            <text:p>36.9675844663092</text:p>
          </table:table-cell>
          <table:table-cell office:value-type="string" calcext:value-type="string">
            <text:p>30.119528515240518</text:p>
          </table:table-cell>
          <table:table-cell table:number-columns-repeated="2"/>
          <table:table-cell table:style-name="ce1" table:formula="of:=SUBSTITUTE([.A57];&quot;.&quot;;&quot;,&quot;)/1" office:value-type="float" office:value="8662.97500004" calcext:value-type="float">
            <text:p>8.662,98</text:p>
          </table:table-cell>
          <table:table-cell table:style-name="ce1" table:formula="of:=SUBSTITUTE([.B57];&quot;.&quot;;&quot;,&quot;)/1" office:value-type="float" office:value="36.9675844663092" calcext:value-type="float">
            <text:p>36,97</text:p>
          </table:table-cell>
          <table:table-cell table:style-name="ce1" table:formula="of:=SUBSTITUTE([.C57];&quot;.&quot;;&quot;,&quot;)/1" office:value-type="float" office:value="30.1195285152405" calcext:value-type="float">
            <text:p>30,12</text:p>
          </table:table-cell>
        </table:table-row>
        <table:table-row table:style-name="ro1">
          <table:table-cell office:value-type="float" office:value="8699" calcext:value-type="float">
            <text:p>8699</text:p>
          </table:table-cell>
          <table:table-cell table:style-name="ce3" office:value-type="string" calcext:value-type="string">
            <text:p>39.8978667208596</text:p>
          </table:table-cell>
          <table:table-cell office:value-type="string" calcext:value-type="string">
            <text:p>43.8710767005506</text:p>
          </table:table-cell>
          <table:table-cell table:number-columns-repeated="2"/>
          <table:table-cell table:style-name="ce1" table:formula="of:=SUBSTITUTE([.A58];&quot;.&quot;;&quot;,&quot;)/1" office:value-type="float" office:value="8699" calcext:value-type="float">
            <text:p>8.699,00</text:p>
          </table:table-cell>
          <table:table-cell table:style-name="ce1" table:formula="of:=SUBSTITUTE([.B58];&quot;.&quot;;&quot;,&quot;)/1" office:value-type="float" office:value="39.8978667208596" calcext:value-type="float">
            <text:p>39,90</text:p>
          </table:table-cell>
          <table:table-cell table:style-name="ce1" table:formula="of:=SUBSTITUTE([.C58];&quot;.&quot;;&quot;,&quot;)/1" office:value-type="float" office:value="43.8710767005506" calcext:value-type="float">
            <text:p>43,87</text:p>
          </table:table-cell>
        </table:table-row>
        <table:table-row table:style-name="ro1">
          <table:table-cell office:value-type="string" calcext:value-type="string">
            <text:p>8703.8430299</text:p>
          </table:table-cell>
          <table:table-cell table:style-name="ce3" office:value-type="string" calcext:value-type="string">
            <text:p>42.829813790720074</text:p>
          </table:table-cell>
          <table:table-cell office:value-type="string" calcext:value-type="string">
            <text:p>46.142527245043574</text:p>
          </table:table-cell>
          <table:table-cell table:number-columns-repeated="2"/>
          <table:table-cell table:style-name="ce1" table:formula="of:=SUBSTITUTE([.A59];&quot;.&quot;;&quot;,&quot;)/1" office:value-type="float" office:value="8703.8430299" calcext:value-type="float">
            <text:p>8.703,84</text:p>
          </table:table-cell>
          <table:table-cell table:style-name="ce1" table:formula="of:=SUBSTITUTE([.B59];&quot;.&quot;;&quot;,&quot;)/1" office:value-type="float" office:value="42.8298137907201" calcext:value-type="float">
            <text:p>42,83</text:p>
          </table:table-cell>
          <table:table-cell table:style-name="ce1" table:formula="of:=SUBSTITUTE([.C59];&quot;.&quot;;&quot;,&quot;)/1" office:value-type="float" office:value="46.1425272450436" calcext:value-type="float">
            <text:p>46,14</text:p>
          </table:table-cell>
        </table:table-row>
        <table:table-row table:style-name="ro1">
          <table:table-cell office:value-type="float" office:value="8640" calcext:value-type="float">
            <text:p>8640</text:p>
          </table:table-cell>
          <table:table-cell table:style-name="ce3" office:value-type="string" calcext:value-type="string">
            <text:p>39.6964774670685</text:p>
          </table:table-cell>
          <table:table-cell office:value-type="string" calcext:value-type="string">
            <text:p>46.355160580229224</text:p>
          </table:table-cell>
          <table:table-cell table:number-columns-repeated="2"/>
          <table:table-cell table:style-name="ce1" table:formula="of:=SUBSTITUTE([.A60];&quot;.&quot;;&quot;,&quot;)/1" office:value-type="float" office:value="8640" calcext:value-type="float">
            <text:p>8.640,00</text:p>
          </table:table-cell>
          <table:table-cell table:style-name="ce1" table:formula="of:=SUBSTITUTE([.B60];&quot;.&quot;;&quot;,&quot;)/1" office:value-type="float" office:value="39.6964774670685" calcext:value-type="float">
            <text:p>39,70</text:p>
          </table:table-cell>
          <table:table-cell table:style-name="ce1" table:formula="of:=SUBSTITUTE([.C60];&quot;.&quot;;&quot;,&quot;)/1" office:value-type="float" office:value="46.3551605802292" calcext:value-type="float">
            <text:p>46,36</text:p>
          </table:table-cell>
        </table:table-row>
        <table:table-row table:style-name="ro1">
          <table:table-cell office:value-type="string" calcext:value-type="string">
            <text:p>8404.0097973</text:p>
          </table:table-cell>
          <table:table-cell table:style-name="ce3" office:value-type="string" calcext:value-type="string">
            <text:p>37.99856132235949</text:p>
          </table:table-cell>
          <table:table-cell office:value-type="string" calcext:value-type="string">
            <text:p>30.41431479348989</text:p>
          </table:table-cell>
          <table:table-cell table:number-columns-repeated="2"/>
          <table:table-cell table:style-name="ce1" table:formula="of:=SUBSTITUTE([.A61];&quot;.&quot;;&quot;,&quot;)/1" office:value-type="float" office:value="8404.0097973" calcext:value-type="float">
            <text:p>8.404,01</text:p>
          </table:table-cell>
          <table:table-cell table:style-name="ce1" table:formula="of:=SUBSTITUTE([.B61];&quot;.&quot;;&quot;,&quot;)/1" office:value-type="float" office:value="37.9985613223595" calcext:value-type="float">
            <text:p>38,00</text:p>
          </table:table-cell>
          <table:table-cell table:style-name="ce1" table:formula="of:=SUBSTITUTE([.C61];&quot;.&quot;;&quot;,&quot;)/1" office:value-type="float" office:value="30.4143147934899" calcext:value-type="float">
            <text:p>30,41</text:p>
          </table:table-cell>
        </table:table-row>
        <table:table-row table:style-name="ro1">
          <table:table-cell office:value-type="string" calcext:value-type="string">
            <text:p>8487.12129022</text:p>
          </table:table-cell>
          <table:table-cell table:style-name="ce3" office:value-type="string" calcext:value-type="string">
            <text:p>45.550447629446126</text:p>
          </table:table-cell>
          <table:table-cell office:value-type="string" calcext:value-type="string">
            <text:p>43.074629673691085</text:p>
          </table:table-cell>
          <table:table-cell table:number-columns-repeated="2"/>
          <table:table-cell table:style-name="ce1" table:formula="of:=SUBSTITUTE([.A62];&quot;.&quot;;&quot;,&quot;)/1" office:value-type="float" office:value="8487.12129022" calcext:value-type="float">
            <text:p>8.487,12</text:p>
          </table:table-cell>
          <table:table-cell table:style-name="ce1" table:formula="of:=SUBSTITUTE([.B62];&quot;.&quot;;&quot;,&quot;)/1" office:value-type="float" office:value="45.5504476294461" calcext:value-type="float">
            <text:p>45,55</text:p>
          </table:table-cell>
          <table:table-cell table:style-name="ce1" table:formula="of:=SUBSTITUTE([.C62];&quot;.&quot;;&quot;,&quot;)/1" office:value-type="float" office:value="43.0746296736911" calcext:value-type="float">
            <text:p>43,07</text:p>
          </table:table-cell>
        </table:table-row>
        <table:table-row table:style-name="ro1">
          <table:table-cell office:value-type="string" calcext:value-type="string">
            <text:p>8486.6356675</text:p>
          </table:table-cell>
          <table:table-cell table:style-name="ce3" office:value-type="string" calcext:value-type="string">
            <text:p>44.859902267188644</text:p>
          </table:table-cell>
          <table:table-cell office:value-type="string" calcext:value-type="string">
            <text:p>50.89407730873439</text:p>
          </table:table-cell>
          <table:table-cell table:number-columns-repeated="2"/>
          <table:table-cell table:style-name="ce1" table:formula="of:=SUBSTITUTE([.A63];&quot;.&quot;;&quot;,&quot;)/1" office:value-type="float" office:value="8486.6356675" calcext:value-type="float">
            <text:p>8.486,64</text:p>
          </table:table-cell>
          <table:table-cell table:style-name="ce1" table:formula="of:=SUBSTITUTE([.B63];&quot;.&quot;;&quot;,&quot;)/1" office:value-type="float" office:value="44.8599022671886" calcext:value-type="float">
            <text:p>44,86</text:p>
          </table:table-cell>
          <table:table-cell table:style-name="ce1" table:formula="of:=SUBSTITUTE([.C63];&quot;.&quot;;&quot;,&quot;)/1" office:value-type="float" office:value="50.8940773087344" calcext:value-type="float">
            <text:p>50,89</text:p>
          </table:table-cell>
        </table:table-row>
        <table:table-row table:style-name="ro1">
          <table:table-cell office:value-type="string" calcext:value-type="string">
            <text:p>8339.84645517</text:p>
          </table:table-cell>
          <table:table-cell table:style-name="ce3" office:value-type="string" calcext:value-type="string">
            <text:p>46.125825796361525</text:p>
          </table:table-cell>
          <table:table-cell office:value-type="string" calcext:value-type="string">
            <text:p>53.20980214176847</text:p>
          </table:table-cell>
          <table:table-cell table:number-columns-repeated="2"/>
          <table:table-cell table:style-name="ce1" table:formula="of:=SUBSTITUTE([.A64];&quot;.&quot;;&quot;,&quot;)/1" office:value-type="float" office:value="8339.84645517" calcext:value-type="float">
            <text:p>8.339,85</text:p>
          </table:table-cell>
          <table:table-cell table:style-name="ce1" table:formula="of:=SUBSTITUTE([.B64];&quot;.&quot;;&quot;,&quot;)/1" office:value-type="float" office:value="46.1258257963615" calcext:value-type="float">
            <text:p>46,13</text:p>
          </table:table-cell>
          <table:table-cell table:style-name="ce1" table:formula="of:=SUBSTITUTE([.C64];&quot;.&quot;;&quot;,&quot;)/1" office:value-type="float" office:value="53.2098021417685" calcext:value-type="float">
            <text:p>53,21</text:p>
          </table:table-cell>
        </table:table-row>
        <table:table-row table:style-name="ro1">
          <table:table-cell office:value-type="string" calcext:value-type="string">
            <text:p>8240.16286874</text:p>
          </table:table-cell>
          <table:table-cell table:style-name="ce3" office:value-type="string" calcext:value-type="string">
            <text:p>41.592929037034146</text:p>
          </table:table-cell>
          <table:table-cell office:value-type="string" calcext:value-type="string">
            <text:p>39.6570599907869</text:p>
          </table:table-cell>
          <table:table-cell table:number-columns-repeated="2"/>
          <table:table-cell table:style-name="ce1" table:formula="of:=SUBSTITUTE([.A65];&quot;.&quot;;&quot;,&quot;)/1" office:value-type="float" office:value="8240.16286874" calcext:value-type="float">
            <text:p>8.240,16</text:p>
          </table:table-cell>
          <table:table-cell table:style-name="ce1" table:formula="of:=SUBSTITUTE([.B65];&quot;.&quot;;&quot;,&quot;)/1" office:value-type="float" office:value="41.5929290370342" calcext:value-type="float">
            <text:p>41,59</text:p>
          </table:table-cell>
          <table:table-cell table:style-name="ce1" table:formula="of:=SUBSTITUTE([.C65];&quot;.&quot;;&quot;,&quot;)/1" office:value-type="float" office:value="39.6570599907869" calcext:value-type="float">
            <text:p>39,66</text:p>
          </table:table-cell>
        </table:table-row>
        <table:table-row table:style-name="ro1">
          <table:table-cell office:value-type="string" calcext:value-type="string">
            <text:p>8136.00000285</text:p>
          </table:table-cell>
          <table:table-cell table:style-name="ce3" office:value-type="string" calcext:value-type="string">
            <text:p>44.138936123989716</text:p>
          </table:table-cell>
          <table:table-cell office:value-type="string" calcext:value-type="string">
            <text:p>44.71639200508123</text:p>
          </table:table-cell>
          <table:table-cell table:number-columns-repeated="2"/>
          <table:table-cell table:style-name="ce1" table:formula="of:=SUBSTITUTE([.A66];&quot;.&quot;;&quot;,&quot;)/1" office:value-type="float" office:value="8136.00000285" calcext:value-type="float">
            <text:p>8.136,00</text:p>
          </table:table-cell>
          <table:table-cell table:style-name="ce1" table:formula="of:=SUBSTITUTE([.B66];&quot;.&quot;;&quot;,&quot;)/1" office:value-type="float" office:value="44.1389361239897" calcext:value-type="float">
            <text:p>44,14</text:p>
          </table:table-cell>
          <table:table-cell table:style-name="ce1" table:formula="of:=SUBSTITUTE([.C66];&quot;.&quot;;&quot;,&quot;)/1" office:value-type="float" office:value="44.7163920050812" calcext:value-type="float">
            <text:p>44,72</text:p>
          </table:table-cell>
        </table:table-row>
        <table:table-row table:style-name="ro1">
          <table:table-cell office:value-type="string" calcext:value-type="string">
            <text:p>8095.11079791</text:p>
          </table:table-cell>
          <table:table-cell table:style-name="ce3" office:value-type="string" calcext:value-type="string">
            <text:p>46.05181335992916</text:p>
          </table:table-cell>
          <table:table-cell office:value-type="string" calcext:value-type="string">
            <text:p>48.74979733888814</text:p>
          </table:table-cell>
          <table:table-cell table:number-columns-repeated="2"/>
          <table:table-cell table:style-name="ce1" table:formula="of:=SUBSTITUTE([.A67];&quot;.&quot;;&quot;,&quot;)/1" office:value-type="float" office:value="8095.11079791" calcext:value-type="float">
            <text:p>8.095,11</text:p>
          </table:table-cell>
          <table:table-cell table:style-name="ce1" table:formula="of:=SUBSTITUTE([.B67];&quot;.&quot;;&quot;,&quot;)/1" office:value-type="float" office:value="46.0518133599292" calcext:value-type="float">
            <text:p>46,05</text:p>
          </table:table-cell>
          <table:table-cell table:style-name="ce1" table:formula="of:=SUBSTITUTE([.C67];&quot;.&quot;;&quot;,&quot;)/1" office:value-type="float" office:value="48.7497973388881" calcext:value-type="float">
            <text:p>48,75</text:p>
          </table:table-cell>
        </table:table-row>
        <table:table-row table:style-name="ro1">
          <table:table-cell office:value-type="string" calcext:value-type="string">
            <text:p>8440.01465798</text:p>
          </table:table-cell>
          <table:table-cell table:style-name="ce3" office:value-type="string" calcext:value-type="string">
            <text:p>55.19296432532247</text:p>
          </table:table-cell>
          <table:table-cell office:value-type="string" calcext:value-type="string">
            <text:p>62.08481996898463</text:p>
          </table:table-cell>
          <table:table-cell table:number-columns-repeated="2"/>
          <table:table-cell table:style-name="ce1" table:formula="of:=SUBSTITUTE([.A68];&quot;.&quot;;&quot;,&quot;)/1" office:value-type="float" office:value="8440.01465798" calcext:value-type="float">
            <text:p>8.440,01</text:p>
          </table:table-cell>
          <table:table-cell table:style-name="ce1" table:formula="of:=SUBSTITUTE([.B68];&quot;.&quot;;&quot;,&quot;)/1" office:value-type="float" office:value="55.1929643253225" calcext:value-type="float">
            <text:p>55,19</text:p>
          </table:table-cell>
          <table:table-cell table:style-name="ce1" table:formula="of:=SUBSTITUTE([.C68];&quot;.&quot;;&quot;,&quot;)/1" office:value-type="float" office:value="62.0848199689846" calcext:value-type="float">
            <text:p>62,08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table:style-name="ce3" office:value-type="string" calcext:value-type="string">
            <text:p>47.71021367911121</text:p>
          </table:table-cell>
          <table:table-cell office:value-type="string" calcext:value-type="string">
            <text:p>49.08022476543939</text:p>
          </table:table-cell>
          <table:table-cell table:number-columns-repeated="2"/>
          <table:table-cell table:style-name="ce1" table:formula="of:=SUBSTITUTE([.A69];&quot;.&quot;;&quot;,&quot;)/1" office:value-type="float" office:value="8201" calcext:value-type="float">
            <text:p>8.201,00</text:p>
          </table:table-cell>
          <table:table-cell table:style-name="ce1" table:formula="of:=SUBSTITUTE([.B69];&quot;.&quot;;&quot;,&quot;)/1" office:value-type="float" office:value="47.7102136791112" calcext:value-type="float">
            <text:p>47,71</text:p>
          </table:table-cell>
          <table:table-cell table:style-name="ce1" table:formula="of:=SUBSTITUTE([.C69];&quot;.&quot;;&quot;,&quot;)/1" office:value-type="float" office:value="49.0802247654394" calcext:value-type="float">
            <text:p>49,08</text:p>
          </table:table-cell>
        </table:table-row>
        <table:table-row table:style-name="ro1">
          <table:table-cell office:value-type="string" calcext:value-type="string">
            <text:p>8220.54540126</text:p>
          </table:table-cell>
          <table:table-cell table:style-name="ce3" office:value-type="string" calcext:value-type="string">
            <text:p>45.37796507563921</text:p>
          </table:table-cell>
          <table:table-cell office:value-type="string" calcext:value-type="string">
            <text:p>48.059054700839006</text:p>
          </table:table-cell>
          <table:table-cell table:number-columns-repeated="2"/>
          <table:table-cell table:style-name="ce1" table:formula="of:=SUBSTITUTE([.A70];&quot;.&quot;;&quot;,&quot;)/1" office:value-type="float" office:value="8220.54540126" calcext:value-type="float">
            <text:p>8.220,55</text:p>
          </table:table-cell>
          <table:table-cell table:style-name="ce1" table:formula="of:=SUBSTITUTE([.B70];&quot;.&quot;;&quot;,&quot;)/1" office:value-type="float" office:value="45.3779650756392" calcext:value-type="float">
            <text:p>45,38</text:p>
          </table:table-cell>
          <table:table-cell table:style-name="ce1" table:formula="of:=SUBSTITUTE([.C70];&quot;.&quot;;&quot;,&quot;)/1" office:value-type="float" office:value="48.059054700839" calcext:value-type="float">
            <text:p>48,06</text:p>
          </table:table-cell>
        </table:table-row>
        <table:table-row table:style-name="ro1">
          <table:table-cell office:value-type="string" calcext:value-type="string">
            <text:p>8108.90956338</text:p>
          </table:table-cell>
          <table:table-cell table:style-name="ce3" office:value-type="string" calcext:value-type="string">
            <text:p>50.097180391830754</text:p>
          </table:table-cell>
          <table:table-cell office:value-type="string" calcext:value-type="string">
            <text:p>39.864617606274734</text:p>
          </table:table-cell>
          <table:table-cell table:number-columns-repeated="2"/>
          <table:table-cell table:style-name="ce1" table:formula="of:=SUBSTITUTE([.A71];&quot;.&quot;;&quot;,&quot;)/1" office:value-type="float" office:value="8108.90956338" calcext:value-type="float">
            <text:p>8.108,91</text:p>
          </table:table-cell>
          <table:table-cell table:style-name="ce1" table:formula="of:=SUBSTITUTE([.B71];&quot;.&quot;;&quot;,&quot;)/1" office:value-type="float" office:value="50.0971803918308" calcext:value-type="float">
            <text:p>50,10</text:p>
          </table:table-cell>
          <table:table-cell table:style-name="ce1" table:formula="of:=SUBSTITUTE([.C71];&quot;.&quot;;&quot;,&quot;)/1" office:value-type="float" office:value="39.8646176062747" calcext:value-type="float">
            <text:p>39,86</text:p>
          </table:table-cell>
        </table:table-row>
        <table:table-row table:style-name="ro1">
          <table:table-cell office:value-type="string" calcext:value-type="string">
            <text:p>8072.69878096</text:p>
          </table:table-cell>
          <table:table-cell table:style-name="ce3" office:value-type="string" calcext:value-type="string">
            <text:p>52.964501362650694</text:p>
          </table:table-cell>
          <table:table-cell office:value-type="string" calcext:value-type="string">
            <text:p>57.10899259597748</text:p>
          </table:table-cell>
          <table:table-cell table:number-columns-repeated="2"/>
          <table:table-cell table:style-name="ce1" table:formula="of:=SUBSTITUTE([.A72];&quot;.&quot;;&quot;,&quot;)/1" office:value-type="float" office:value="8072.69878096" calcext:value-type="float">
            <text:p>8.072,70</text:p>
          </table:table-cell>
          <table:table-cell table:style-name="ce1" table:formula="of:=SUBSTITUTE([.B72];&quot;.&quot;;&quot;,&quot;)/1" office:value-type="float" office:value="52.9645013626507" calcext:value-type="float">
            <text:p>52,96</text:p>
          </table:table-cell>
          <table:table-cell table:style-name="ce1" table:formula="of:=SUBSTITUTE([.C72];&quot;.&quot;;&quot;,&quot;)/1" office:value-type="float" office:value="57.1089925959775" calcext:value-type="float">
            <text:p>57,11</text:p>
          </table:table-cell>
        </table:table-row>
        <table:table-row table:style-name="ro1">
          <table:table-cell office:value-type="string" calcext:value-type="string">
            <text:p>8120.02872349</text:p>
          </table:table-cell>
          <table:table-cell table:style-name="ce3" office:value-type="string" calcext:value-type="string">
            <text:p>50.14590855257473</text:p>
          </table:table-cell>
          <table:table-cell office:value-type="string" calcext:value-type="string">
            <text:p>56.54702021844592</text:p>
          </table:table-cell>
          <table:table-cell table:number-columns-repeated="2"/>
          <table:table-cell table:style-name="ce1" table:formula="of:=SUBSTITUTE([.A73];&quot;.&quot;;&quot;,&quot;)/1" office:value-type="float" office:value="8120.02872349" calcext:value-type="float">
            <text:p>8.120,03</text:p>
          </table:table-cell>
          <table:table-cell table:style-name="ce1" table:formula="of:=SUBSTITUTE([.B73];&quot;.&quot;;&quot;,&quot;)/1" office:value-type="float" office:value="50.1459085525747" calcext:value-type="float">
            <text:p>50,15</text:p>
          </table:table-cell>
          <table:table-cell table:style-name="ce1" table:formula="of:=SUBSTITUTE([.C73];&quot;.&quot;;&quot;,&quot;)/1" office:value-type="float" office:value="56.5470202184459" calcext:value-type="float">
            <text:p>56,55</text:p>
          </table:table-cell>
        </table:table-row>
        <table:table-row table:style-name="ro1">
          <table:table-cell office:value-type="string" calcext:value-type="string">
            <text:p>8294.99101929</text:p>
          </table:table-cell>
          <table:table-cell table:style-name="ce3" office:value-type="string" calcext:value-type="string">
            <text:p>57.48031985145495</text:p>
          </table:table-cell>
          <table:table-cell office:value-type="string" calcext:value-type="string">
            <text:p>66.7040019851495</text:p>
          </table:table-cell>
          <table:table-cell table:number-columns-repeated="2"/>
          <table:table-cell table:style-name="ce1" table:formula="of:=SUBSTITUTE([.A74];&quot;.&quot;;&quot;,&quot;)/1" office:value-type="float" office:value="8294.99101929" calcext:value-type="float">
            <text:p>8.294,99</text:p>
          </table:table-cell>
          <table:table-cell table:style-name="ce1" table:formula="of:=SUBSTITUTE([.B74];&quot;.&quot;;&quot;,&quot;)/1" office:value-type="float" office:value="57.480319851455" calcext:value-type="float">
            <text:p>57,48</text:p>
          </table:table-cell>
          <table:table-cell table:style-name="ce1" table:formula="of:=SUBSTITUTE([.C74];&quot;.&quot;;&quot;,&quot;)/1" office:value-type="float" office:value="66.7040019851495" calcext:value-type="float">
            <text:p>66,70</text:p>
          </table:table-cell>
        </table:table-row>
        <table:table-row table:style-name="ro1">
          <table:table-cell office:value-type="string" calcext:value-type="string">
            <text:p>8211.4256703</text:p>
          </table:table-cell>
          <table:table-cell table:style-name="ce3" office:value-type="string" calcext:value-type="string">
            <text:p>51.48125027689093</text:p>
          </table:table-cell>
          <table:table-cell office:value-type="string" calcext:value-type="string">
            <text:p>53.49666988935825</text:p>
          </table:table-cell>
          <table:table-cell table:number-columns-repeated="2"/>
          <table:table-cell table:style-name="ce1" table:formula="of:=SUBSTITUTE([.A75];&quot;.&quot;;&quot;,&quot;)/1" office:value-type="float" office:value="8211.4256703" calcext:value-type="float">
            <text:p>8.211,43</text:p>
          </table:table-cell>
          <table:table-cell table:style-name="ce1" table:formula="of:=SUBSTITUTE([.B75];&quot;.&quot;;&quot;,&quot;)/1" office:value-type="float" office:value="51.4812502768909" calcext:value-type="float">
            <text:p>51,48</text:p>
          </table:table-cell>
          <table:table-cell table:style-name="ce1" table:formula="of:=SUBSTITUTE([.C75];&quot;.&quot;;&quot;,&quot;)/1" office:value-type="float" office:value="53.4966698893583" calcext:value-type="float">
            <text:p>53,50</text:p>
          </table:table-cell>
        </table:table-row>
        <table:table-row table:style-name="ro1">
          <table:table-cell office:value-type="string" calcext:value-type="string">
            <text:p>8089.66686369</text:p>
          </table:table-cell>
          <table:table-cell table:style-name="ce3" office:value-type="string" calcext:value-type="string">
            <text:p>49.835163850109396</text:p>
          </table:table-cell>
          <table:table-cell office:value-type="string" calcext:value-type="string">
            <text:p>48.21350664168566</text:p>
          </table:table-cell>
          <table:table-cell table:number-columns-repeated="2"/>
          <table:table-cell table:style-name="ce1" table:formula="of:=SUBSTITUTE([.A76];&quot;.&quot;;&quot;,&quot;)/1" office:value-type="float" office:value="8089.66686369" calcext:value-type="float">
            <text:p>8.089,67</text:p>
          </table:table-cell>
          <table:table-cell table:style-name="ce1" table:formula="of:=SUBSTITUTE([.B76];&quot;.&quot;;&quot;,&quot;)/1" office:value-type="float" office:value="49.8351638501094" calcext:value-type="float">
            <text:p>49,84</text:p>
          </table:table-cell>
          <table:table-cell table:style-name="ce1" table:formula="of:=SUBSTITUTE([.C76];&quot;.&quot;;&quot;,&quot;)/1" office:value-type="float" office:value="48.2135066416857" calcext:value-type="float">
            <text:p>48,21</text:p>
          </table:table-cell>
        </table:table-row>
        <table:table-row table:style-name="ro1">
          <table:table-cell office:value-type="float" office:value="7991" calcext:value-type="float">
            <text:p>7991</text:p>
          </table:table-cell>
          <table:table-cell table:style-name="ce3" office:value-type="string" calcext:value-type="string">
            <text:p>50.20934776124346</text:p>
          </table:table-cell>
          <table:table-cell office:value-type="string" calcext:value-type="string">
            <text:p>33.41651845304702</text:p>
          </table:table-cell>
          <table:table-cell table:number-columns-repeated="2"/>
          <table:table-cell table:style-name="ce1" table:formula="of:=SUBSTITUTE([.A77];&quot;.&quot;;&quot;,&quot;)/1" office:value-type="float" office:value="7991" calcext:value-type="float">
            <text:p>7.991,00</text:p>
          </table:table-cell>
          <table:table-cell table:style-name="ce1" table:formula="of:=SUBSTITUTE([.B77];&quot;.&quot;;&quot;,&quot;)/1" office:value-type="float" office:value="50.2093477612435" calcext:value-type="float">
            <text:p>50,21</text:p>
          </table:table-cell>
          <table:table-cell table:style-name="ce1" table:formula="of:=SUBSTITUTE([.C77];&quot;.&quot;;&quot;,&quot;)/1" office:value-type="float" office:value="33.416518453047" calcext:value-type="float">
            <text:p>33,42</text:p>
          </table:table-cell>
        </table:table-row>
        <table:table-row table:style-name="ro1">
          <table:table-cell office:value-type="string" calcext:value-type="string">
            <text:p>7801.55180681</text:p>
          </table:table-cell>
          <table:table-cell table:style-name="ce3" office:value-type="string" calcext:value-type="string">
            <text:p>46.209444243604125</text:p>
          </table:table-cell>
          <table:table-cell office:value-type="string" calcext:value-type="string">
            <text:p>29.93663979717501</text:p>
          </table:table-cell>
          <table:table-cell table:number-columns-repeated="2"/>
          <table:table-cell table:style-name="ce1" table:formula="of:=SUBSTITUTE([.A78];&quot;.&quot;;&quot;,&quot;)/1" office:value-type="float" office:value="7801.55180681" calcext:value-type="float">
            <text:p>7.801,55</text:p>
          </table:table-cell>
          <table:table-cell table:style-name="ce1" table:formula="of:=SUBSTITUTE([.B78];&quot;.&quot;;&quot;,&quot;)/1" office:value-type="float" office:value="46.2094442436041" calcext:value-type="float">
            <text:p>46,21</text:p>
          </table:table-cell>
          <table:table-cell table:style-name="ce1" table:formula="of:=SUBSTITUTE([.C78];&quot;.&quot;;&quot;,&quot;)/1" office:value-type="float" office:value="29.936639797175" calcext:value-type="float">
            <text:p>29,94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table:style-name="ce3" office:value-type="string" calcext:value-type="string">
            <text:p>41.07744818700342</text:p>
          </table:table-cell>
          <table:table-cell office:value-type="string" calcext:value-type="string">
            <text:p>33.42983511415793</text:p>
          </table:table-cell>
          <table:table-cell table:number-columns-repeated="2"/>
          <table:table-cell table:style-name="ce1" table:formula="of:=SUBSTITUTE([.A79];&quot;.&quot;;&quot;,&quot;)/1" office:value-type="float" office:value="7850" calcext:value-type="float">
            <text:p>7.850,00</text:p>
          </table:table-cell>
          <table:table-cell table:style-name="ce1" table:formula="of:=SUBSTITUTE([.B79];&quot;.&quot;;&quot;,&quot;)/1" office:value-type="float" office:value="41.0774481870034" calcext:value-type="float">
            <text:p>41,08</text:p>
          </table:table-cell>
          <table:table-cell table:style-name="ce1" table:formula="of:=SUBSTITUTE([.C79];&quot;.&quot;;&quot;,&quot;)/1" office:value-type="float" office:value="33.4298351141579" calcext:value-type="float">
            <text:p>33,43</text:p>
          </table:table-cell>
        </table:table-row>
        <table:table-row table:style-name="ro1">
          <table:table-cell office:value-type="string" calcext:value-type="string">
            <text:p>7705.96697916</text:p>
          </table:table-cell>
          <table:table-cell table:style-name="ce3" office:value-type="string" calcext:value-type="string">
            <text:p>36.99265337515288</text:p>
          </table:table-cell>
          <table:table-cell office:value-type="string" calcext:value-type="string">
            <text:p>25.133757272631726</text:p>
          </table:table-cell>
          <table:table-cell table:number-columns-repeated="2"/>
          <table:table-cell table:style-name="ce1" table:formula="of:=SUBSTITUTE([.A80];&quot;.&quot;;&quot;,&quot;)/1" office:value-type="float" office:value="7705.96697916" calcext:value-type="float">
            <text:p>7.705,97</text:p>
          </table:table-cell>
          <table:table-cell table:style-name="ce1" table:formula="of:=SUBSTITUTE([.B80];&quot;.&quot;;&quot;,&quot;)/1" office:value-type="float" office:value="36.9926533751529" calcext:value-type="float">
            <text:p>36,99</text:p>
          </table:table-cell>
          <table:table-cell table:style-name="ce1" table:formula="of:=SUBSTITUTE([.C80];&quot;.&quot;;&quot;,&quot;)/1" office:value-type="float" office:value="25.1337572726317" calcext:value-type="float">
            <text:p>25,13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table:style-name="ce3" office:value-type="string" calcext:value-type="string">
            <text:p>29.794306162970738</text:p>
          </table:table-cell>
          <table:table-cell office:value-type="string" calcext:value-type="string">
            <text:p>25.706781087611695</text:p>
          </table:table-cell>
          <table:table-cell table:number-columns-repeated="2"/>
          <table:table-cell table:style-name="ce1" table:formula="of:=SUBSTITUTE([.A81];&quot;.&quot;;&quot;,&quot;)/1" office:value-type="float" office:value="7600" calcext:value-type="float">
            <text:p>7.600,00</text:p>
          </table:table-cell>
          <table:table-cell table:style-name="ce1" table:formula="of:=SUBSTITUTE([.B81];&quot;.&quot;;&quot;,&quot;)/1" office:value-type="float" office:value="29.7943061629707" calcext:value-type="float">
            <text:p>29,79</text:p>
          </table:table-cell>
          <table:table-cell table:style-name="ce1" table:formula="of:=SUBSTITUTE([.C81];&quot;.&quot;;&quot;,&quot;)/1" office:value-type="float" office:value="25.7067810876117" calcext:value-type="float">
            <text:p>25,71</text:p>
          </table:table-cell>
        </table:table-row>
        <table:table-row table:style-name="ro1">
          <table:table-cell office:value-type="string" calcext:value-type="string">
            <text:p>7720.77200084</text:p>
          </table:table-cell>
          <table:table-cell table:style-name="ce3" office:value-type="string" calcext:value-type="string">
            <text:p>34.13314548508053</text:p>
          </table:table-cell>
          <table:table-cell office:value-type="string" calcext:value-type="string">
            <text:p>34.996740040389064</text:p>
          </table:table-cell>
          <table:table-cell table:number-columns-repeated="2"/>
          <table:table-cell table:style-name="ce1" table:formula="of:=SUBSTITUTE([.A82];&quot;.&quot;;&quot;,&quot;)/1" office:value-type="float" office:value="7720.77200084" calcext:value-type="float">
            <text:p>7.720,77</text:p>
          </table:table-cell>
          <table:table-cell table:style-name="ce1" table:formula="of:=SUBSTITUTE([.B82];&quot;.&quot;;&quot;,&quot;)/1" office:value-type="float" office:value="34.1331454850805" calcext:value-type="float">
            <text:p>34,13</text:p>
          </table:table-cell>
          <table:table-cell table:style-name="ce1" table:formula="of:=SUBSTITUTE([.C82];&quot;.&quot;;&quot;,&quot;)/1" office:value-type="float" office:value="34.9967400403891" calcext:value-type="float">
            <text:p>35,00</text:p>
          </table:table-cell>
        </table:table-row>
        <table:table-row table:style-name="ro1">
          <table:table-cell office:value-type="string" calcext:value-type="string">
            <text:p>7635.56479107</text:p>
          </table:table-cell>
          <table:table-cell table:style-name="ce3" office:value-type="string" calcext:value-type="string">
            <text:p>35.76779032334684</text:p>
          </table:table-cell>
          <table:table-cell office:value-type="string" calcext:value-type="string">
            <text:p>39.63499624774365</text:p>
          </table:table-cell>
          <table:table-cell table:number-columns-repeated="2"/>
          <table:table-cell table:style-name="ce1" table:formula="of:=SUBSTITUTE([.A83];&quot;.&quot;;&quot;,&quot;)/1" office:value-type="float" office:value="7635.56479107" calcext:value-type="float">
            <text:p>7.635,56</text:p>
          </table:table-cell>
          <table:table-cell table:style-name="ce1" table:formula="of:=SUBSTITUTE([.B83];&quot;.&quot;;&quot;,&quot;)/1" office:value-type="float" office:value="35.7677903233468" calcext:value-type="float">
            <text:p>35,77</text:p>
          </table:table-cell>
          <table:table-cell table:style-name="ce1" table:formula="of:=SUBSTITUTE([.C83];&quot;.&quot;;&quot;,&quot;)/1" office:value-type="float" office:value="39.6349962477437" calcext:value-type="float">
            <text:p>39,63</text:p>
          </table:table-cell>
        </table:table-row>
        <table:table-row table:style-name="ro1" table:number-rows-repeated="22">
          <table:table-cell table:number-columns-repeated="8"/>
        </table:table-row>
        <table:table-row table:style-name="ro1">
          <table:table-cell table:style-name="Default"/>
          <table:table-cell table:number-columns-repeated="7"/>
        </table:table-row>
        <table:table-row table:style-name="ro1" table:number-rows-repeated="51">
          <table:table-cell table:number-columns-repeated="8"/>
        </table:table-row>
        <table:table-row table:style-name="ro1">
          <table:table-cell table:style-name="Default"/>
          <table:table-cell table:number-columns-repeated="7"/>
        </table:table-row>
        <table:table-row table:style-name="ro1" table:number-rows-repeated="2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5" loext:min-decimal-places="5" number:min-integer-digits="1" number:grouping="true"/>
    </number:number-style>
    <number:number-style style:name="N115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16:27:17.20345009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5:44:12.737313890</meta:creation-date>
    <dc:date>2018-02-16T16:39:59.552643451</dc:date>
    <meta:editing-duration>PT18M55S</meta:editing-duration>
    <meta:editing-cycles>7</meta:editing-cycles>
    <meta:generator>LibreOffice/5.1.6.2$Linux_X86_64 LibreOffice_project/10m0$Build-2</meta:generator>
    <meta:document-statistic meta:table-count="2" meta:cell-count="10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57cm" svg:y="3.698cm" style:legend-expansion="high" chart:style-name="ch2"/>
        <chart:plot-area chart:style-name="ch3" table:cell-range-address="Foglio1.F1:Foglio1.H83" chart:data-source-has-labels="row" svg:x="0.32cm" svg:y="0.18cm" svg:width="12.017cm" svg:height="8.64cm">
          <chartooo:coordinate-region svg:x="1.418cm" svg:y="0.382cm" svg:width="10.912cm" svg:height="7.6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F2:Foglio1.F83" chart:label-cell-address="Foglio1.F1:Foglio1.F1" chart:class="chart:line">
            <chart:data-point chart:repeated="82"/>
          </chart:series>
          <chart:series chart:style-name="ch8" chart:values-cell-range-address="Foglio1.G2:Foglio1.G83" chart:label-cell-address="Foglio1.G1:Foglio1.G1" chart:class="chart:line">
            <chart:data-point chart:repeated="82"/>
          </chart:series>
          <chart:series chart:style-name="ch9" chart:values-cell-range-address="Foglio1.H2:Foglio1.H83" chart:label-cell-address="Foglio1.H1:Foglio1.H1" chart:class="chart:line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zzo true</text:p>
                <draw:g>
                  <svg:desc>Foglio1.F1:Foglio1.F1</svg:desc>
                </draw:g>
              </table:table-cell>
              <table:table-cell office:value-type="string">
                <text:p>ultimate slow</text:p>
                <draw:g>
                  <svg:desc>Foglio1.G1:Foglio1.G1</svg:desc>
                </draw:g>
              </table:table-cell>
              <table:table-cell office:value-type="string">
                <text:p>ultimate fast</text:p>
                <draw:g>
                  <svg:desc>Foglio1.H1:Foglio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4610444597469">
                <text:p>3.44610444597469</text:p>
                <draw:g>
                  <svg:desc>Foglio1.F2:Foglio1.F83</svg:desc>
                </draw:g>
              </table:table-cell>
              <table:table-cell office:value-type="float" office:value="1.89473746673909">
                <text:p>1.89473746673909</text:p>
                <draw:g>
                  <svg:desc>Foglio1.G2:Foglio1.G83</svg:desc>
                </draw:g>
              </table:table-cell>
              <table:table-cell office:value-type="float" office:value="2.43342854302924">
                <text:p>2.43342854302924</text:p>
                <draw:g>
                  <svg:desc>Foglio1.H2:Foglio1.H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0200851239134">
                <text:p>3.30200851239134</text:p>
              </table:table-cell>
              <table:table-cell office:value-type="float" office:value="1.98388718010363">
                <text:p>1.98388718010363</text:p>
              </table:table-cell>
              <table:table-cell office:value-type="float" office:value="1.80416343486134">
                <text:p>1.80416343486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7710233329633">
                <text:p>3.27710233329633</text:p>
              </table:table-cell>
              <table:table-cell office:value-type="float" office:value="2.30756613926668">
                <text:p>2.30756613926668</text:p>
              </table:table-cell>
              <table:table-cell office:value-type="float" office:value="2.75621999981123">
                <text:p>2.75621999981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4627377078909">
                <text:p>2.94627377078909</text:p>
              </table:table-cell>
              <table:table-cell office:value-type="float" office:value="2.28650513418127">
                <text:p>2.28650513418127</text:p>
              </table:table-cell>
              <table:table-cell office:value-type="float" office:value="2.27458415290775">
                <text:p>2.27458415290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4510778616878">
                <text:p>2.34510778616878</text:p>
              </table:table-cell>
              <table:table-cell office:value-type="float" office:value="2.17097720611758">
                <text:p>2.17097720611758</text:p>
              </table:table-cell>
              <table:table-cell office:value-type="float" office:value="1.99985723930958">
                <text:p>1.99985723930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398395630903">
                <text:p>2.50398395630903</text:p>
              </table:table-cell>
              <table:table-cell office:value-type="float" office:value="2.07339168329056">
                <text:p>2.07339168329056</text:p>
              </table:table-cell>
              <table:table-cell office:value-type="float" office:value="1.71063219003203">
                <text:p>1.71063219003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1585326987443">
                <text:p>2.11585326987443</text:p>
              </table:table-cell>
              <table:table-cell office:value-type="float" office:value="1.97692317848508">
                <text:p>1.97692317848508</text:p>
              </table:table-cell>
              <table:table-cell office:value-type="float" office:value="1.90527018600812">
                <text:p>1.905270186008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4811247376037">
                <text:p>1.84811247376037</text:p>
              </table:table-cell>
              <table:table-cell office:value-type="float" office:value="1.93047016739682">
                <text:p>1.93047016739682</text:p>
              </table:table-cell>
              <table:table-cell office:value-type="float" office:value="2.07058463509777">
                <text:p>2.07058463509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0121174742554">
                <text:p>2.50121174742554</text:p>
              </table:table-cell>
              <table:table-cell office:value-type="float" office:value="2.51881163326687">
                <text:p>2.51881163326687</text:p>
              </table:table-cell>
              <table:table-cell office:value-type="float" office:value="2.98876192346064">
                <text:p>2.98876192346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743986979339">
                <text:p>3.73743986979339</text:p>
              </table:table-cell>
              <table:table-cell office:value-type="float" office:value="2.75816314330978">
                <text:p>2.75816314330978</text:p>
              </table:table-cell>
              <table:table-cell office:value-type="float" office:value="3.53435230058541">
                <text:p>3.534352300585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5429721430103">
                <text:p>3.15429721430103</text:p>
              </table:table-cell>
              <table:table-cell office:value-type="float" office:value="2.79618909525443">
                <text:p>2.79618909525443</text:p>
              </table:table-cell>
              <table:table-cell office:value-type="float" office:value="3.29918414014079">
                <text:p>3.299184140140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8530123870671">
                <text:p>4.08530123870671</text:p>
              </table:table-cell>
              <table:table-cell office:value-type="float" office:value="3.2024870437443">
                <text:p>3.2024870437443</text:p>
              </table:table-cell>
              <table:table-cell office:value-type="float" office:value="3.50568772893413">
                <text:p>3.505687728934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2854815265854">
                <text:p>4.12854815265854</text:p>
              </table:table-cell>
              <table:table-cell office:value-type="float" office:value="3.18145189028212">
                <text:p>3.18145189028212</text:p>
              </table:table-cell>
              <table:table-cell office:value-type="float" office:value="3.24127720225454">
                <text:p>3.241277202254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1043846861643">
                <text:p>3.21043846861643</text:p>
              </table:table-cell>
              <table:table-cell office:value-type="float" office:value="3.00696605253857">
                <text:p>3.00696605253857</text:p>
              </table:table-cell>
              <table:table-cell office:value-type="float" office:value="2.99194011575021">
                <text:p>2.99194011575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402366490125">
                <text:p>2.7402366490125</text:p>
              </table:table-cell>
              <table:table-cell office:value-type="float" office:value="2.85088062837663">
                <text:p>2.85088062837663</text:p>
              </table:table-cell>
              <table:table-cell office:value-type="float" office:value="2.02920078319452">
                <text:p>2.02920078319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4586351533416">
                <text:p>2.94586351533416</text:p>
              </table:table-cell>
              <table:table-cell office:value-type="float" office:value="2.66091114612431">
                <text:p>2.66091114612431</text:p>
              </table:table-cell>
              <table:table-cell office:value-type="float" office:value="1.83498048194935">
                <text:p>1.834980481949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51325323719">
                <text:p>2.751325323719</text:p>
              </table:table-cell>
              <table:table-cell office:value-type="float" office:value="2.20404771637072">
                <text:p>2.20404771637072</text:p>
              </table:table-cell>
              <table:table-cell office:value-type="float" office:value="1.4635657914055">
                <text:p>1.4635657914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1961144704146">
                <text:p>2.81961144704146</text:p>
              </table:table-cell>
              <table:table-cell office:value-type="float" office:value="2.291461508961">
                <text:p>2.291461508961</text:p>
              </table:table-cell>
              <table:table-cell office:value-type="float" office:value="1.85626396671139">
                <text:p>1.85626396671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42309566628081">
                <text:p>3.42309566628081</text:p>
              </table:table-cell>
              <table:table-cell office:value-type="float" office:value="2.24698187891844">
                <text:p>2.24698187891844</text:p>
              </table:table-cell>
              <table:table-cell office:value-type="float" office:value="2.29693381072415">
                <text:p>2.296933810724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1759454626496">
                <text:p>3.61759454626496</text:p>
              </table:table-cell>
              <table:table-cell office:value-type="float" office:value="2.19020522114179">
                <text:p>2.19020522114179</text:p>
              </table:table-cell>
              <table:table-cell office:value-type="float" office:value="2.82854527603859">
                <text:p>2.828545276038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5495681318786">
                <text:p>3.25495681318786</text:p>
              </table:table-cell>
              <table:table-cell office:value-type="float" office:value="2.23012564249805">
                <text:p>2.23012564249805</text:p>
              </table:table-cell>
              <table:table-cell office:value-type="float" office:value="2.64501832590092">
                <text:p>2.64501832590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6473339303664">
                <text:p>2.86473339303664</text:p>
              </table:table-cell>
              <table:table-cell office:value-type="float" office:value="2.39674341435634">
                <text:p>2.39674341435634</text:p>
              </table:table-cell>
              <table:table-cell office:value-type="float" office:value="2.07606036559502">
                <text:p>2.07606036559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0403214990184">
                <text:p>2.60403214990184</text:p>
              </table:table-cell>
              <table:table-cell office:value-type="float" office:value="2.12936576000567">
                <text:p>2.12936576000567</text:p>
              </table:table-cell>
              <table:table-cell office:value-type="float" office:value="1.5086359285943">
                <text:p>1.50863592859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6434766679196">
                <text:p>2.06434766679196</text:p>
              </table:table-cell>
              <table:table-cell office:value-type="float" office:value="2.21339552997525">
                <text:p>2.21339552997525</text:p>
              </table:table-cell>
              <table:table-cell office:value-type="float" office:value="1.80443569968818">
                <text:p>1.804435699688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5125461053397">
                <text:p>2.35125461053397</text:p>
              </table:table-cell>
              <table:table-cell office:value-type="float" office:value="2.42234617705523">
                <text:p>2.42234617705523</text:p>
              </table:table-cell>
              <table:table-cell office:value-type="float" office:value="2.28618395523088">
                <text:p>2.286183955230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330500123269">
                <text:p>2.4330500123269</text:p>
              </table:table-cell>
              <table:table-cell office:value-type="float" office:value="2.23886805709196">
                <text:p>2.23886805709196</text:p>
              </table:table-cell>
              <table:table-cell office:value-type="float" office:value="2.66942523119572">
                <text:p>2.66942523119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1238813976372">
                <text:p>3.11238813976372</text:p>
              </table:table-cell>
              <table:table-cell office:value-type="float" office:value="2.48280967770598">
                <text:p>2.48280967770598</text:p>
              </table:table-cell>
              <table:table-cell office:value-type="float" office:value="3.33292744326541">
                <text:p>3.332927443265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467376098499">
                <text:p>3.0467376098499</text:p>
              </table:table-cell>
              <table:table-cell office:value-type="float" office:value="2.58635637548111">
                <text:p>2.58635637548111</text:p>
              </table:table-cell>
              <table:table-cell office:value-type="float" office:value="3.14463189409211">
                <text:p>3.144631894092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8520485166004">
                <text:p>3.88520485166004</text:p>
              </table:table-cell>
              <table:table-cell office:value-type="float" office:value="3.04884126022908">
                <text:p>3.04884126022908</text:p>
              </table:table-cell>
              <table:table-cell office:value-type="float" office:value="3.70038584085944">
                <text:p>3.70038584085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2177239922473">
                <text:p>3.62177239922473</text:p>
              </table:table-cell>
              <table:table-cell office:value-type="float" office:value="3.00800148582077">
                <text:p>3.00800148582077</text:p>
              </table:table-cell>
              <table:table-cell office:value-type="float" office:value="3.06419984863568">
                <text:p>3.064199848635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6702204122045">
                <text:p>3.26702204122045</text:p>
              </table:table-cell>
              <table:table-cell office:value-type="float" office:value="3.04096713557153">
                <text:p>3.04096713557153</text:p>
              </table:table-cell>
              <table:table-cell office:value-type="float" office:value="2.90650719429445">
                <text:p>2.906507194294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7023490068365">
                <text:p>4.17023490068365</text:p>
              </table:table-cell>
              <table:table-cell office:value-type="float" office:value="3.28181252645407">
                <text:p>3.28181252645407</text:p>
              </table:table-cell>
              <table:table-cell office:value-type="float" office:value="2.96874211320981">
                <text:p>2.968742113209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02138156035618">
                <text:p>4.02138156035618</text:p>
              </table:table-cell>
              <table:table-cell office:value-type="float" office:value="3.14143841444517">
                <text:p>3.14143841444517</text:p>
              </table:table-cell>
              <table:table-cell office:value-type="float" office:value="3.20521717967301">
                <text:p>3.205217179673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63790507328366">
                <text:p>4.63790507328366</text:p>
              </table:table-cell>
              <table:table-cell office:value-type="float" office:value="3.16482015064928">
                <text:p>3.16482015064928</text:p>
              </table:table-cell>
              <table:table-cell office:value-type="float" office:value="3.72726099329512">
                <text:p>3.727260993295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98180446355802">
                <text:p>4.98180446355802</text:p>
              </table:table-cell>
              <table:table-cell office:value-type="float" office:value="3.34318892482086">
                <text:p>3.34318892482086</text:p>
              </table:table-cell>
              <table:table-cell office:value-type="float" office:value="3.5093445186622">
                <text:p>3.50934451866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1885478981237">
                <text:p>4.51885478981237</text:p>
              </table:table-cell>
              <table:table-cell office:value-type="float" office:value="2.85797683225786">
                <text:p>2.85797683225786</text:p>
              </table:table-cell>
              <table:table-cell office:value-type="float" office:value="2.91990094856109">
                <text:p>2.919900948561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70947420143084">
                <text:p>4.70947420143084</text:p>
              </table:table-cell>
              <table:table-cell office:value-type="float" office:value="3.17478210822424">
                <text:p>3.17478210822424</text:p>
              </table:table-cell>
              <table:table-cell office:value-type="float" office:value="2.99352430845935">
                <text:p>2.993524308459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46930198678995">
                <text:p>4.46930198678995</text:p>
              </table:table-cell>
              <table:table-cell office:value-type="float" office:value="3.10923009530092">
                <text:p>3.10923009530092</text:p>
              </table:table-cell>
              <table:table-cell office:value-type="float" office:value="2.49768381932333">
                <text:p>2.49768381932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3.09917322120797">
                <text:p>3.09917322120797</text:p>
              </table:table-cell>
              <table:table-cell office:value-type="float" office:value="3.30750314320854">
                <text:p>3.307503143208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633838871968">
                <text:p>4.8633838871968</text:p>
              </table:table-cell>
              <table:table-cell office:value-type="float" office:value="3.10397771431372">
                <text:p>3.10397771431372</text:p>
              </table:table-cell>
              <table:table-cell office:value-type="float" office:value="3.05177723827573">
                <text:p>3.051777238275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68771594203398">
                <text:p>4.68771594203398</text:p>
              </table:table-cell>
              <table:table-cell office:value-type="float" office:value="2.68830362584141">
                <text:p>2.68830362584141</text:p>
              </table:table-cell>
              <table:table-cell office:value-type="float" office:value="2.79414944561337">
                <text:p>2.794149445613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7983939060829">
                <text:p>4.27983939060829</text:p>
              </table:table-cell>
              <table:table-cell office:value-type="float" office:value="2.50688790045025">
                <text:p>2.50688790045025</text:p>
              </table:table-cell>
              <table:table-cell office:value-type="float" office:value="1.87922155852448">
                <text:p>1.879221558524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1688117268577">
                <text:p>4.11688117268577</text:p>
              </table:table-cell>
              <table:table-cell office:value-type="float" office:value="2.50382684814286">
                <text:p>2.50382684814286</text:p>
              </table:table-cell>
              <table:table-cell office:value-type="float" office:value="1.64719998873667">
                <text:p>1.64719998873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4647520912826">
                <text:p>4.44647520912826</text:p>
              </table:table-cell>
              <table:table-cell office:value-type="float" office:value="2.57244523453984">
                <text:p>2.57244523453984</text:p>
              </table:table-cell>
              <table:table-cell office:value-type="float" office:value="2.45437473243616">
                <text:p>2.454374732436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03983868669588">
                <text:p>4.03983868669588</text:p>
              </table:table-cell>
              <table:table-cell office:value-type="float" office:value="2.54929901301645">
                <text:p>2.54929901301645</text:p>
              </table:table-cell>
              <table:table-cell office:value-type="float" office:value="2.23639135182662">
                <text:p>2.23639135182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795984246174">
                <text:p>3.7795984246174</text:p>
              </table:table-cell>
              <table:table-cell office:value-type="float" office:value="2.00779064703634">
                <text:p>2.00779064703634</text:p>
              </table:table-cell>
              <table:table-cell office:value-type="float" office:value="1.96453706321043">
                <text:p>1.964537063210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05145016362707">
                <text:p>4.05145016362707</text:p>
              </table:table-cell>
              <table:table-cell office:value-type="float" office:value="2.07473536601948">
                <text:p>2.07473536601948</text:p>
              </table:table-cell>
              <table:table-cell office:value-type="float" office:value="1.65648445415743">
                <text:p>1.656484454157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44281802128039">
                <text:p>4.44281802128039</text:p>
              </table:table-cell>
              <table:table-cell office:value-type="float" office:value="2.34643284201475">
                <text:p>2.34643284201475</text:p>
              </table:table-cell>
              <table:table-cell office:value-type="float" office:value="2.51129065223778">
                <text:p>2.511290652237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0903896625975">
                <text:p>4.10903896625975</text:p>
              </table:table-cell>
              <table:table-cell office:value-type="float" office:value="2.23524934783586">
                <text:p>2.23524934783586</text:p>
              </table:table-cell>
              <table:table-cell office:value-type="float" office:value="2.4616852686551">
                <text:p>2.46168526865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61850125572477">
                <text:p>4.61850125572477</text:p>
              </table:table-cell>
              <table:table-cell office:value-type="float" office:value="2.63968647511301">
                <text:p>2.63968647511301</text:p>
              </table:table-cell>
              <table:table-cell office:value-type="float" office:value="2.89244524860828">
                <text:p>2.892445248608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59316084929416">
                <text:p>4.59316084929416</text:p>
              </table:table-cell>
              <table:table-cell office:value-type="float" office:value="2.23287619900255">
                <text:p>2.23287619900255</text:p>
              </table:table-cell>
              <table:table-cell office:value-type="float" office:value="2.14171096811466">
                <text:p>2.141710968114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48354923871725">
                <text:p>4.48354923871725</text:p>
              </table:table-cell>
              <table:table-cell office:value-type="float" office:value="2.38363891303129">
                <text:p>2.38363891303129</text:p>
              </table:table-cell>
              <table:table-cell office:value-type="float" office:value="2.3851951515526">
                <text:p>2.3851951515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1587149562607">
                <text:p>4.11587149562607</text:p>
              </table:table-cell>
              <table:table-cell office:value-type="float" office:value="2.29470067168628">
                <text:p>2.29470067168628</text:p>
              </table:table-cell>
              <table:table-cell office:value-type="float" office:value="1.59870839546815">
                <text:p>1.598708395468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4295565719124">
                <text:p>3.44295565719124</text:p>
              </table:table-cell>
              <table:table-cell office:value-type="float" office:value="2.04809580647769">
                <text:p>2.04809580647769</text:p>
              </table:table-cell>
              <table:table-cell office:value-type="float" office:value="1.62847045485344">
                <text:p>1.628470454853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655100677749">
                <text:p>3.3655100677749</text:p>
              </table:table-cell>
              <table:table-cell office:value-type="float" office:value="2.03656894669021">
                <text:p>2.03656894669021</text:p>
              </table:table-cell>
              <table:table-cell office:value-type="float" office:value="1.82433773267149">
                <text:p>1.824337732671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5413134967563">
                <text:p>2.95413134967563</text:p>
              </table:table-cell>
              <table:table-cell office:value-type="float" office:value="1.84837922331546">
                <text:p>1.84837922331546</text:p>
              </table:table-cell>
              <table:table-cell office:value-type="float" office:value="1.50597642576203">
                <text:p>1.505976425762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542490210695">
                <text:p>3.0542490210695</text:p>
              </table:table-cell>
              <table:table-cell office:value-type="float" office:value="1.99489333604298">
                <text:p>1.99489333604298</text:p>
              </table:table-cell>
              <table:table-cell office:value-type="float" office:value="2.19355383502753">
                <text:p>2.193553835027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677083653198">
                <text:p>3.0677083653198</text:p>
              </table:table-cell>
              <table:table-cell office:value-type="float" office:value="2.141490689536">
                <text:p>2.141490689536</text:p>
              </table:table-cell>
              <table:table-cell office:value-type="float" office:value="2.30712636225218">
                <text:p>2.307126362252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9028114823683">
                <text:p>2.89028114823683</text:p>
              </table:table-cell>
              <table:table-cell office:value-type="float" office:value="1.98482387335343">
                <text:p>1.98482387335343</text:p>
              </table:table-cell>
              <table:table-cell office:value-type="float" office:value="2.31775802901146">
                <text:p>2.317758029011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23443688474414">
                <text:p>2.23443688474414</text:p>
              </table:table-cell>
              <table:table-cell office:value-type="float" office:value="1.89992806611797">
                <text:p>1.89992806611797</text:p>
              </table:table-cell>
              <table:table-cell office:value-type="float" office:value="1.52071573967449">
                <text:p>1.520715739674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654134051177">
                <text:p>2.4654134051177</text:p>
              </table:table-cell>
              <table:table-cell office:value-type="float" office:value="2.27752238147231">
                <text:p>2.27752238147231</text:p>
              </table:table-cell>
              <table:table-cell office:value-type="float" office:value="2.15373148368455">
                <text:p>2.153731483684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6406380300926">
                <text:p>2.46406380300926</text:p>
              </table:table-cell>
              <table:table-cell office:value-type="float" office:value="2.24299511335943">
                <text:p>2.24299511335943</text:p>
              </table:table-cell>
              <table:table-cell office:value-type="float" office:value="2.54470386543672">
                <text:p>2.544703865436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5611948266125">
                <text:p>2.05611948266125</text:p>
              </table:table-cell>
              <table:table-cell office:value-type="float" office:value="2.30629128981808">
                <text:p>2.30629128981808</text:p>
              </table:table-cell>
              <table:table-cell office:value-type="float" office:value="2.66049010708842">
                <text:p>2.660490107088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77908718396196">
                <text:p>1.77908718396196</text:p>
              </table:table-cell>
              <table:table-cell office:value-type="float" office:value="2.07964645185171">
                <text:p>2.07964645185171</text:p>
              </table:table-cell>
              <table:table-cell office:value-type="float" office:value="1.98285299953935">
                <text:p>1.982852999539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8960644585793">
                <text:p>1.48960644585793</text:p>
              </table:table-cell>
              <table:table-cell office:value-type="float" office:value="2.20694680619949">
                <text:p>2.20694680619949</text:p>
              </table:table-cell>
              <table:table-cell office:value-type="float" office:value="2.23581960025406">
                <text:p>2.235819600254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7597058219978">
                <text:p>1.37597058219978</text:p>
              </table:table-cell>
              <table:table-cell office:value-type="float" office:value="2.30259066799646">
                <text:p>2.30259066799646</text:p>
              </table:table-cell>
              <table:table-cell office:value-type="float" office:value="2.43748986694441">
                <text:p>2.437489866944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3449858673289">
                <text:p>2.33449858673289</text:p>
              </table:table-cell>
              <table:table-cell office:value-type="float" office:value="2.75964821626612">
                <text:p>2.75964821626612</text:p>
              </table:table-cell>
              <table:table-cell office:value-type="float" office:value="3.10424099844923">
                <text:p>3.104240998449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7024900970225">
                <text:p>1.67024900970225</text:p>
              </table:table-cell>
              <table:table-cell office:value-type="float" office:value="2.38551068395556">
                <text:p>2.38551068395556</text:p>
              </table:table-cell>
              <table:table-cell office:value-type="float" office:value="2.45401123827197">
                <text:p>2.454011238271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2456795662196">
                <text:p>1.72456795662196</text:p>
              </table:table-cell>
              <table:table-cell office:value-type="float" office:value="2.26889825378196">
                <text:p>2.26889825378196</text:p>
              </table:table-cell>
              <table:table-cell office:value-type="float" office:value="2.40295273504195">
                <text:p>2.402952735041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1431895884101">
                <text:p>1.41431895884101</text:p>
              </table:table-cell>
              <table:table-cell office:value-type="float" office:value="2.50485901959154">
                <text:p>2.50485901959154</text:p>
              </table:table-cell>
              <table:table-cell office:value-type="float" office:value="1.99323088031374">
                <text:p>1.993230880313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1368497634925">
                <text:p>1.31368497634925</text:p>
              </table:table-cell>
              <table:table-cell office:value-type="float" office:value="2.64822506813253">
                <text:p>2.64822506813253</text:p>
              </table:table-cell>
              <table:table-cell office:value-type="float" office:value="2.85544962979887">
                <text:p>2.855449629798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4522040004309">
                <text:p>1.44522040004309</text:p>
              </table:table-cell>
              <table:table-cell office:value-type="float" office:value="2.50729542762874">
                <text:p>2.50729542762874</text:p>
              </table:table-cell>
              <table:table-cell office:value-type="float" office:value="2.8273510109223">
                <text:p>2.82735101092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314610011998">
                <text:p>1.9314610011998</text:p>
              </table:table-cell>
              <table:table-cell office:value-type="float" office:value="2.87401599257275">
                <text:p>2.87401599257275</text:p>
              </table:table-cell>
              <table:table-cell office:value-type="float" office:value="3.33520009925748">
                <text:p>3.335200099257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9922316193861">
                <text:p>1.69922316193861</text:p>
              </table:table-cell>
              <table:table-cell office:value-type="float" office:value="2.57406251384455">
                <text:p>2.57406251384455</text:p>
              </table:table-cell>
              <table:table-cell office:value-type="float" office:value="2.67483349446791">
                <text:p>2.674833494467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6084125484564">
                <text:p>1.36084125484564</text:p>
              </table:table-cell>
              <table:table-cell office:value-type="float" office:value="2.49175819250547">
                <text:p>2.49175819250547</text:p>
              </table:table-cell>
              <table:table-cell office:value-type="float" office:value="2.41067533208428">
                <text:p>2.410675332084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866345470775">
                <text:p>1.0866345470775</text:p>
              </table:table-cell>
              <table:table-cell office:value-type="float" office:value="2.51046738806217">
                <text:p>2.51046738806217</text:p>
              </table:table-cell>
              <table:table-cell office:value-type="float" office:value="1.67082592265235">
                <text:p>1.670825922652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60135949630784">
                <text:p>0.560135949630784</text:p>
              </table:table-cell>
              <table:table-cell office:value-type="float" office:value="2.31047221218021">
                <text:p>2.31047221218021</text:p>
              </table:table-cell>
              <table:table-cell office:value-type="float" office:value="1.49683198985875">
                <text:p>1.49683198985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94779122172316">
                <text:p>0.694779122172316</text:p>
              </table:table-cell>
              <table:table-cell office:value-type="float" office:value="2.05387240935017">
                <text:p>2.05387240935017</text:p>
              </table:table-cell>
              <table:table-cell office:value-type="float" office:value="1.6714917557079">
                <text:p>1.67149175570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94494579040147">
                <text:p>0.294494579040147</text:p>
              </table:table-cell>
              <table:table-cell office:value-type="float" office:value="1.84963266875764">
                <text:p>1.84963266875764</text:p>
              </table:table-cell>
              <table:table-cell office:value-type="float" office:value="1.25668786363159">
                <text:p>1.256687863631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.48971530814854">
                <text:p>1.48971530814854</text:p>
              </table:table-cell>
              <table:table-cell office:value-type="float" office:value="1.28533905438059">
                <text:p>1.285339054380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5639458906438">
                <text:p>0.335639458906438</text:p>
              </table:table-cell>
              <table:table-cell office:value-type="float" office:value="1.70665727425403">
                <text:p>1.70665727425403</text:p>
              </table:table-cell>
              <table:table-cell office:value-type="float" office:value="1.74983700201945">
                <text:p>1.749837002019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988386972794255">
                <text:p>0.0988386972794255</text:p>
              </table:table-cell>
              <table:table-cell office:value-type="float" office:value="1.78838951616734">
                <text:p>1.78838951616734</text:p>
              </table:table-cell>
              <table:table-cell office:value-type="float" office:value="1.98174981238718">
                <text:p>1.98174981238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